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01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99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visibility="collapse" table:number-columns-repeated="8" table:default-cell-style-name="Default"/>
        <table:table-column table:style-name="co2" table:number-columns-repeated="1014" table:default-cell-style-name="Default"/>
        <table:table-row table:style-name="ro1">
          <table:table-cell office:value-type="string">
            <text:p>Full moon dates of each season.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office:value-type="string">
            <text:p>Date</text:p>
          </table:table-cell>
          <table:table-cell office:value-type="string">
            <text:p>Day of week</text:p>
          </table:table-cell>
          <table:table-cell office:value-type="string">
            <text:p>Day count</text:p>
          </table:table-cell>
          <table:table-cell office:value-type="string">
            <text:p>Week count</text:p>
          </table:table-cell>
          <table:table-cell office:value-type="string">
            <text:p>Month count</text:p>
          </table:table-cell>
          <table:table-cell office:value-type="string">
            <text:p>G.Sun%15</text:p>
          </table:table-cell>
          <table:table-cell office:value-type="string">
            <text:p>G.Moon%15</text:p>
          </table:table-cell>
          <table:table-cell office:value-type="string">
            <text:p>G.TrueNorthNode%15</text:p>
          </table:table-cell>
          <table:table-cell office:value-type="string">
            <text:p>G.Sun</text:p>
          </table:table-cell>
          <table:table-cell office:value-type="string">
            <text:p>G.Moon</text:p>
          </table:table-cell>
          <table:table-cell office:value-type="string">
            <text:p>G.TrueNorthNode</text:p>
          </table:table-cell>
          <table:table-cell office:value-type="string">
            <text:p>G.Sun</text:p>
          </table:table-cell>
          <table:table-cell office:value-type="string">
            <text:p>G.Moon</text:p>
          </table:table-cell>
          <table:table-cell office:value-type="string">
            <text:p>G.TrueNorthNode</text:p>
          </table:table-cell>
          <table:table-cell office:value-type="string">
            <text:p>D.Sun</text:p>
          </table:table-cell>
          <table:table-cell office:value-type="string">
            <text:p>D.Moon</text:p>
          </table:table-cell>
          <table:table-cell office:value-type="string">
            <text:p>G.L.Moon</text:p>
          </table:table-cell>
          <table:table-cell office:value-type="string">
            <text:p>G.Moon</text:p>
          </table:table-cell>
          <table:table-cell office:value-type="string">
            <text:p>G.Sun</text:p>
          </table:table-cell>
          <table:table-cell office:value-type="string">
            <text:p>G.TrueNorthNode</text:p>
          </table:table-cell>
          <table:table-cell office:value-type="string">
            <text:p>G.Moon/G.Sun</text:p>
          </table:table-cell>
          <table:table-cell office:value-type="string">
            <text:p>G.Moon/G.Sun / 360</text:p>
          </table:table-cell>
          <table:table-cell office:value-type="string">
            <text:p>G.Moon/G.Sun % 360</text:p>
          </table:table-cell>
          <table:table-cell office:value-type="string">
            <text:p>G.Moon_Phase</text:p>
          </table:table-cell>
          <table:table-cell office:value-type="string">
            <text:p>G.Moon/G.TrueNorthNode</text:p>
          </table:table-cell>
          <table:table-cell office:value-type="string">
            <text:p>G.Moon/G.TrueNorthNode % 360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06-04-09 01:13 EST-0500</text:p>
          </table:table-cell>
          <table:table-cell table:style-name="ce1" office:value-type="string">
            <text:p>Mon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3.489">
            <text:p>3.489</text:p>
          </table:table-cell>
          <table:table-cell table:style-name="ce1" office:value-type="float" office:value="3.493">
            <text:p>3.493</text:p>
          </table:table-cell>
          <table:table-cell table:style-name="ce1" office:value-type="float" office:value="4.195">
            <text:p>4.195</text:p>
          </table:table-cell>
          <table:table-cell table:style-name="ce1" office:value-type="float" office:value="18.489">
            <text:p>18.489</text:p>
          </table:table-cell>
          <table:table-cell table:style-name="ce1" office:value-type="float" office:value="198.493">
            <text:p>198.493</text:p>
          </table:table-cell>
          <table:table-cell table:style-name="ce1" office:value-type="float" office:value="139.195">
            <text:p>139.195</text:p>
          </table:table-cell>
          <table:table-cell table:style-name="ce1" office:value-type="string">
            <text:p>18 ♈ 29' 21"</text:p>
          </table:table-cell>
          <table:table-cell table:style-name="ce1" office:value-type="string">
            <text:p>18 ♎ 29' 34"</text:p>
          </table:table-cell>
          <table:table-cell table:style-name="ce1" office:value-type="string">
            <text:p>19 ♌ 11' 43"</text:p>
          </table:table-cell>
          <table:table-cell table:style-name="ce1" office:value-type="float" office:value="7.25">
            <text:p>7.25</text:p>
          </table:table-cell>
          <table:table-cell table:style-name="ce1" office:value-type="float" office:value="-3.214">
            <text:p>-3.214</text:p>
          </table:table-cell>
          <table:table-cell table:style-name="ce1" office:value-type="float" office:value="4.363">
            <text:p>4.363</text:p>
          </table:table-cell>
          <table:table-cell table:style-name="ce1" office:value-type="float" office:value="1278.493">
            <text:p>1278.493</text:p>
          </table:table-cell>
          <table:table-cell table:style-name="ce1" office:value-type="float" office:value="378.489">
            <text:p>378.489</text:p>
          </table:table-cell>
          <table:table-cell table:style-name="ce1" office:value-type="float" office:value="139.195">
            <text:p>139.195</text:p>
          </table:table-cell>
          <table:table-cell table:style-name="ce1" office:value-type="float" office:value="1260.004">
            <text:p>1260.004</text:p>
          </table:table-cell>
          <table:table-cell table:style-name="ce1" table:formula="of:=[.U5] / 360" office:value-type="float" office:value="3.50001111111111">
            <text:p>3.5000111111</text:p>
          </table:table-cell>
          <table:table-cell table:style-name="ce1" office:value-type="float" office:value="180.004">
            <text:p>180.00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499.298">
            <text:p>1499.298</text:p>
          </table:table-cell>
          <table:table-cell table:style-name="ce1" office:value-type="float" office:value="59.298">
            <text:p>59.298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06-07-05 23:28 EST-0500</text:p>
          </table:table-cell>
          <table:table-cell office:value-type="string">
            <text:p>Thu</text:p>
          </table:table-cell>
          <table:table-cell office:value-type="float" office:value="180">
            <text:p>180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3.188">
            <text:p>13.188</text:p>
          </table:table-cell>
          <table:table-cell office:value-type="float" office:value="13.192">
            <text:p>13.192</text:p>
          </table:table-cell>
          <table:table-cell office:value-type="float" office:value="11.901">
            <text:p>11.901</text:p>
          </table:table-cell>
          <table:table-cell office:value-type="float" office:value="103.188">
            <text:p>103.188</text:p>
          </table:table-cell>
          <table:table-cell office:value-type="float" office:value="283.192">
            <text:p>283.192</text:p>
          </table:table-cell>
          <table:table-cell office:value-type="float" office:value="131.901">
            <text:p>131.901</text:p>
          </table:table-cell>
          <table:table-cell office:value-type="string">
            <text:p>13 ♋ 11' 15"</text:p>
          </table:table-cell>
          <table:table-cell office:value-type="string">
            <text:p>13 ♑ 11' 29"</text:p>
          </table:table-cell>
          <table:table-cell office:value-type="string">
            <text:p>11 ♌ 54' 01"</text:p>
          </table:table-cell>
          <table:table-cell office:value-type="float" office:value="22.796">
            <text:p>22.796</text:p>
          </table:table-cell>
          <table:table-cell office:value-type="float" office:value="-20.297">
            <text:p>-20.297</text:p>
          </table:table-cell>
          <table:table-cell office:value-type="float" office:value="2.51">
            <text:p>2.51</text:p>
          </table:table-cell>
          <table:table-cell office:value-type="float" office:value="2443.192">
            <text:p>2443.192</text:p>
          </table:table-cell>
          <table:table-cell office:value-type="float" office:value="463.188">
            <text:p>463.188</text:p>
          </table:table-cell>
          <table:table-cell office:value-type="float" office:value="131.901">
            <text:p>131.901</text:p>
          </table:table-cell>
          <table:table-cell office:value-type="float" office:value="2340.004">
            <text:p>2340.004</text:p>
          </table:table-cell>
          <table:table-cell table:formula="of:=[.U6] / 360" office:value-type="float" office:value="6.50001111111111">
            <text:p>6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2671.291">
            <text:p>2671.291</text:p>
          </table:table-cell>
          <table:table-cell office:value-type="float" office:value="151.291">
            <text:p>151.291</text:p>
          </table:table-cell>
          <table:table-cell table:number-columns-repeated="998"/>
        </table:table-row>
        <table:table-row table:style-name="ro1">
          <table:table-cell office:value-type="string">
            <text:p>1906-10-02 07:49 EST-0500</text:p>
          </table:table-cell>
          <table:table-cell office:value-type="string">
            <text:p>Tue</text:p>
          </table:table-cell>
          <table:table-cell office:value-type="float" office:value="267">
            <text:p>267</text:p>
          </table:table-cell>
          <table:table-cell office:value-type="float" office:value="38">
            <text:p>38</text:p>
          </table:table-cell>
          <table:table-cell office:value-type="float" office:value="9">
            <text:p>9</text:p>
          </table:table-cell>
          <table:table-cell office:value-type="float" office:value="8.415">
            <text:p>8.415</text:p>
          </table:table-cell>
          <table:table-cell office:value-type="float" office:value="8.42">
            <text:p>8.42</text:p>
          </table:table-cell>
          <table:table-cell office:value-type="float" office:value="10.154">
            <text:p>10.154</text:p>
          </table:table-cell>
          <table:table-cell office:value-type="float" office:value="188.415">
            <text:p>188.415</text:p>
          </table:table-cell>
          <table:table-cell office:value-type="float" office:value="8.42">
            <text:p>8.42</text:p>
          </table:table-cell>
          <table:table-cell office:value-type="float" office:value="130.154">
            <text:p>130.154</text:p>
          </table:table-cell>
          <table:table-cell office:value-type="string">
            <text:p><text:s/>8 ♎ 24' 54"</text:p>
          </table:table-cell>
          <table:table-cell office:value-type="string">
            <text:p><text:s/>8 ♈ 25' 13"</text:p>
          </table:table-cell>
          <table:table-cell office:value-type="string">
            <text:p>10 ♌ 09' 15"</text:p>
          </table:table-cell>
          <table:table-cell office:value-type="float" office:value="-3.339">
            <text:p>-3.339</text:p>
          </table:table-cell>
          <table:table-cell office:value-type="float" office:value="-0.624">
            <text:p>-0.624</text:p>
          </table:table-cell>
          <table:table-cell office:value-type="float" office:value="-4.314">
            <text:p>-4.314</text:p>
          </table:table-cell>
          <table:table-cell office:value-type="float" office:value="3608.42">
            <text:p>3608.42</text:p>
          </table:table-cell>
          <table:table-cell office:value-type="float" office:value="548.415">
            <text:p>548.415</text:p>
          </table:table-cell>
          <table:table-cell office:value-type="float" office:value="130.154">
            <text:p>130.154</text:p>
          </table:table-cell>
          <table:table-cell office:value-type="float" office:value="3420.005">
            <text:p>3420.005</text:p>
          </table:table-cell>
          <table:table-cell table:formula="of:=[.U7] / 360" office:value-type="float" office:value="9.50001388888889">
            <text:p>9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3838.266">
            <text:p>3838.266</text:p>
          </table:table-cell>
          <table:table-cell office:value-type="float" office:value="238.266">
            <text:p>238.266</text:p>
          </table:table-cell>
          <table:table-cell table:number-columns-repeated="998"/>
        </table:table-row>
        <table:table-row table:style-name="ro1">
          <table:table-cell office:value-type="string">
            <text:p>1906-12-30 13:44 EST-0500</text:p>
          </table:table-cell>
          <table:table-cell office:value-type="string">
            <text:p>Sun</text:p>
          </table:table-cell>
          <table:table-cell office:value-type="float" office:value="352">
            <text:p>352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8.193">
            <text:p>8.193</text:p>
          </table:table-cell>
          <table:table-cell office:value-type="float" office:value="8.196">
            <text:p>8.196</text:p>
          </table:table-cell>
          <table:table-cell office:value-type="float" office:value="2.518">
            <text:p>2.518</text:p>
          </table:table-cell>
          <table:table-cell office:value-type="float" office:value="278.193">
            <text:p>278.193</text:p>
          </table:table-cell>
          <table:table-cell office:value-type="float" office:value="98.196">
            <text:p>98.196</text:p>
          </table:table-cell>
          <table:table-cell office:value-type="float" office:value="122.518">
            <text:p>122.518</text:p>
          </table:table-cell>
          <table:table-cell office:value-type="string">
            <text:p><text:s/>8 ♑ 11' 34"</text:p>
          </table:table-cell>
          <table:table-cell office:value-type="string">
            <text:p><text:s/>8 ♋ 11' 43"</text:p>
          </table:table-cell>
          <table:table-cell office:value-type="string">
            <text:p><text:s/>2 ♌ 31' 04"</text:p>
          </table:table-cell>
          <table:table-cell office:value-type="float" office:value="-23.196">
            <text:p>-23.196</text:p>
          </table:table-cell>
          <table:table-cell office:value-type="float" office:value="21.038">
            <text:p>21.038</text:p>
          </table:table-cell>
          <table:table-cell office:value-type="float" office:value="-2.163">
            <text:p>-2.163</text:p>
          </table:table-cell>
          <table:table-cell office:value-type="float" office:value="4778.196">
            <text:p>4778.196</text:p>
          </table:table-cell>
          <table:table-cell office:value-type="float" office:value="638.193">
            <text:p>638.193</text:p>
          </table:table-cell>
          <table:table-cell office:value-type="float" office:value="122.518">
            <text:p>122.518</text:p>
          </table:table-cell>
          <table:table-cell office:value-type="float" office:value="4500.003">
            <text:p>4500.003</text:p>
          </table:table-cell>
          <table:table-cell table:formula="of:=[.U8] / 360" office:value-type="float" office:value="12.5000083333333">
            <text:p>12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5015.678">
            <text:p>5015.678</text:p>
          </table:table-cell>
          <table:table-cell office:value-type="float" office:value="335.678">
            <text:p>335.678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07-03-29 14:45 EST-0500</text:p>
          </table:table-cell>
          <table:table-cell table:style-name="ce1" office:value-type="string">
            <text:p>Fri</text:p>
          </table:table-cell>
          <table:table-cell table:style-name="ce1" office:value-type="float" office:value="438">
            <text:p>438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7.976">
            <text:p>7.976</text:p>
          </table:table-cell>
          <table:table-cell table:style-name="ce1" office:value-type="float" office:value="7.978">
            <text:p>7.978</text:p>
          </table:table-cell>
          <table:table-cell table:style-name="ce1" office:value-type="float" office:value="0.076">
            <text:p>0.076</text:p>
          </table:table-cell>
          <table:table-cell table:style-name="ce1" office:value-type="float" office:value="7.976">
            <text:p>7.976</text:p>
          </table:table-cell>
          <table:table-cell table:style-name="ce1" office:value-type="float" office:value="187.978">
            <text:p>187.978</text:p>
          </table:table-cell>
          <table:table-cell table:style-name="ce1" office:value-type="float" office:value="120.076">
            <text:p>120.076</text:p>
          </table:table-cell>
          <table:table-cell table:style-name="ce1" office:value-type="string">
            <text:p><text:s/>7 ♈ 58' 32"</text:p>
          </table:table-cell>
          <table:table-cell table:style-name="ce1" office:value-type="string">
            <text:p><text:s/>7 ♎ 58' 41"</text:p>
          </table:table-cell>
          <table:table-cell table:style-name="ce1" office:value-type="string">
            <text:p><text:s/>0 ♌ 04' 35"</text:p>
          </table:table-cell>
          <table:table-cell table:style-name="ce1" office:value-type="float" office:value="3.166">
            <text:p>3.166</text:p>
          </table:table-cell>
          <table:table-cell table:style-name="ce1" office:value-type="float" office:value="1.128">
            <text:p>1.128</text:p>
          </table:table-cell>
          <table:table-cell table:style-name="ce1" office:value-type="float" office:value="4.673">
            <text:p>4.673</text:p>
          </table:table-cell>
          <table:table-cell table:style-name="ce1" office:value-type="float" office:value="5947.978">
            <text:p>5947.978</text:p>
          </table:table-cell>
          <table:table-cell table:style-name="ce1" office:value-type="float" office:value="727.976">
            <text:p>727.976</text:p>
          </table:table-cell>
          <table:table-cell table:style-name="ce1" office:value-type="float" office:value="120.076">
            <text:p>120.076</text:p>
          </table:table-cell>
          <table:table-cell table:style-name="ce1" office:value-type="float" office:value="5580.002">
            <text:p>5580.002</text:p>
          </table:table-cell>
          <table:table-cell table:style-name="ce1" table:formula="of:=[.U9] / 360" office:value-type="float" office:value="15.5000055555556">
            <text:p>15.5000055556</text:p>
          </table:table-cell>
          <table:table-cell table:style-name="ce1" office:value-type="float" office:value="180.002">
            <text:p>180.00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187.902">
            <text:p>6187.902</text:p>
          </table:table-cell>
          <table:table-cell table:style-name="ce1" office:value-type="float" office:value="67.902">
            <text:p>67.902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07-06-25 16:27 EST-0500</text:p>
          </table:table-cell>
          <table:table-cell office:value-type="string">
            <text:p>Tue</text:p>
          </table:table-cell>
          <table:table-cell office:value-type="float" office:value="524">
            <text:p>524</text:p>
          </table:table-cell>
          <table:table-cell office:value-type="float" office:value="75">
            <text:p>75</text:p>
          </table:table-cell>
          <table:table-cell office:value-type="float" office:value="17">
            <text:p>17</text:p>
          </table:table-cell>
          <table:table-cell office:value-type="float" office:value="3.147">
            <text:p>3.147</text:p>
          </table:table-cell>
          <table:table-cell office:value-type="float" office:value="3.151">
            <text:p>3.151</text:p>
          </table:table-cell>
          <table:table-cell office:value-type="float" office:value="8.422">
            <text:p>8.422</text:p>
          </table:table-cell>
          <table:table-cell office:value-type="float" office:value="93.147">
            <text:p>93.147</text:p>
          </table:table-cell>
          <table:table-cell office:value-type="float" office:value="273.151">
            <text:p>273.151</text:p>
          </table:table-cell>
          <table:table-cell office:value-type="float" office:value="113.422">
            <text:p>113.422</text:p>
          </table:table-cell>
          <table:table-cell office:value-type="string">
            <text:p><text:s/>3 ♋ 08' 50"</text:p>
          </table:table-cell>
          <table:table-cell office:value-type="string">
            <text:p><text:s/>3 ♑ 09' 05"</text:p>
          </table:table-cell>
          <table:table-cell office:value-type="string">
            <text:p>23 ♋ 25' 19"</text:p>
          </table:table-cell>
          <table:table-cell office:value-type="float" office:value="23.413">
            <text:p>23.413</text:p>
          </table:table-cell>
          <table:table-cell office:value-type="float" office:value="-21.586">
            <text:p>-21.586</text:p>
          </table:table-cell>
          <table:table-cell office:value-type="float" office:value="1.827">
            <text:p>1.827</text:p>
          </table:table-cell>
          <table:table-cell office:value-type="float" office:value="7113.151">
            <text:p>7113.151</text:p>
          </table:table-cell>
          <table:table-cell office:value-type="float" office:value="813.147">
            <text:p>813.147</text:p>
          </table:table-cell>
          <table:table-cell office:value-type="float" office:value="113.422">
            <text:p>113.422</text:p>
          </table:table-cell>
          <table:table-cell office:value-type="float" office:value="6660.004">
            <text:p>6660.004</text:p>
          </table:table-cell>
          <table:table-cell table:formula="of:=[.U10] / 360" office:value-type="float" office:value="18.5000111111111">
            <text:p>18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7359.729">
            <text:p>7359.729</text:p>
          </table:table-cell>
          <table:table-cell office:value-type="float" office:value="159.729">
            <text:p>159.729</text:p>
          </table:table-cell>
          <table:table-cell table:number-columns-repeated="998"/>
        </table:table-row>
        <table:table-row table:style-name="ro1">
          <table:table-cell office:value-type="string">
            <text:p>1907-10-21 04:17 EST-0500</text:p>
          </table:table-cell>
          <table:table-cell office:value-type="string">
            <text:p>Mon</text:p>
          </table:table-cell>
          <table:table-cell office:value-type="float" office:value="638">
            <text:p>638</text:p>
          </table:table-cell>
          <table:table-cell office:value-type="float" office:value="92">
            <text:p>92</text:p>
          </table:table-cell>
          <table:table-cell office:value-type="float" office:value="21">
            <text:p>21</text:p>
          </table:table-cell>
          <table:table-cell office:value-type="float" office:value="11.83">
            <text:p>11.83</text:p>
          </table:table-cell>
          <table:table-cell office:value-type="float" office:value="11.832">
            <text:p>11.832</text:p>
          </table:table-cell>
          <table:table-cell office:value-type="float" office:value="2.957">
            <text:p>2.957</text:p>
          </table:table-cell>
          <table:table-cell office:value-type="float" office:value="206.83">
            <text:p>206.83</text:p>
          </table:table-cell>
          <table:table-cell office:value-type="float" office:value="26.832">
            <text:p>26.832</text:p>
          </table:table-cell>
          <table:table-cell office:value-type="float" office:value="107.957">
            <text:p>107.957</text:p>
          </table:table-cell>
          <table:table-cell office:value-type="string">
            <text:p>26 ♎ 49' 48"</text:p>
          </table:table-cell>
          <table:table-cell office:value-type="string">
            <text:p>26 ♈ 49' 53"</text:p>
          </table:table-cell>
          <table:table-cell office:value-type="string">
            <text:p>17 ♋ 57' 25"</text:p>
          </table:table-cell>
          <table:table-cell office:value-type="float" office:value="-10.348">
            <text:p>-10.348</text:p>
          </table:table-cell>
          <table:table-cell office:value-type="float" office:value="5.728">
            <text:p>5.728</text:p>
          </table:table-cell>
          <table:table-cell office:value-type="float" office:value="-4.95">
            <text:p>-4.95</text:p>
          </table:table-cell>
          <table:table-cell office:value-type="float" office:value="8666.832">
            <text:p>8666.832</text:p>
          </table:table-cell>
          <table:table-cell office:value-type="float" office:value="926.83">
            <text:p>926.83</text:p>
          </table:table-cell>
          <table:table-cell office:value-type="float" office:value="107.957">
            <text:p>107.957</text:p>
          </table:table-cell>
          <table:table-cell office:value-type="float" office:value="8100.002">
            <text:p>8100.002</text:p>
          </table:table-cell>
          <table:table-cell table:formula="of:=[.U11] / 360" office:value-type="float" office:value="22.5000055555556">
            <text:p>22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8918.875">
            <text:p>8918.875</text:p>
          </table:table-cell>
          <table:table-cell office:value-type="float" office:value="278.875">
            <text:p>278.875</text:p>
          </table:table-cell>
          <table:table-cell table:number-columns-repeated="998"/>
        </table:table-row>
        <table:table-row table:style-name="ro1">
          <table:table-cell office:value-type="string">
            <text:p>1908-01-18 08:37 EST-0500</text:p>
          </table:table-cell>
          <table:table-cell office:value-type="string">
            <text:p>Sat</text:p>
          </table:table-cell>
          <table:table-cell office:value-type="float" office:value="724">
            <text:p>724</text:p>
          </table:table-cell>
          <table:table-cell office:value-type="float" office:value="104">
            <text:p>104</text:p>
          </table:table-cell>
          <table:table-cell office:value-type="float" office:value="24">
            <text:p>24</text:p>
          </table:table-cell>
          <table:table-cell table:number-columns-repeated="2" office:value-type="float" office:value="12.087">
            <text:p>12.087</text:p>
          </table:table-cell>
          <table:table-cell office:value-type="float" office:value="14.325">
            <text:p>14.325</text:p>
          </table:table-cell>
          <table:table-cell office:value-type="float" office:value="297.087">
            <text:p>297.087</text:p>
          </table:table-cell>
          <table:table-cell office:value-type="float" office:value="117.087">
            <text:p>117.087</text:p>
          </table:table-cell>
          <table:table-cell office:value-type="float" office:value="104.325">
            <text:p>104.325</text:p>
          </table:table-cell>
          <table:table-cell office:value-type="string">
            <text:p>27 ♑ 05' 13"</text:p>
          </table:table-cell>
          <table:table-cell office:value-type="string">
            <text:p>27 ♋ 05' 13"</text:p>
          </table:table-cell>
          <table:table-cell office:value-type="string">
            <text:p>14 ♋ 19' 30"</text:p>
          </table:table-cell>
          <table:table-cell office:value-type="float" office:value="-20.751">
            <text:p>-20.751</text:p>
          </table:table-cell>
          <table:table-cell office:value-type="float" office:value="21.899">
            <text:p>21.899</text:p>
          </table:table-cell>
          <table:table-cell office:value-type="float" office:value="1.17">
            <text:p>1.17</text:p>
          </table:table-cell>
          <table:table-cell office:value-type="float" office:value="9837.087">
            <text:p>9837.087</text:p>
          </table:table-cell>
          <table:table-cell office:value-type="float" office:value="1017.087">
            <text:p>1017.087</text:p>
          </table:table-cell>
          <table:table-cell office:value-type="float" office:value="104.325">
            <text:p>104.325</text:p>
          </table:table-cell>
          <table:table-cell office:value-type="float" office:value="9180">
            <text:p>9180</text:p>
          </table:table-cell>
          <table:table-cell table:formula="of:=[.U12] / 360" office:value-type="float" office:value="25.5">
            <text:p>25.5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0092.762">
            <text:p>10092.762</text:p>
          </table:table-cell>
          <table:table-cell office:value-type="float" office:value="12.762">
            <text:p>12.762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08-04-16 11:55 EST-0500</text:p>
          </table:table-cell>
          <table:table-cell table:style-name="ce1" office:value-type="string">
            <text:p>Thu</text:p>
          </table:table-cell>
          <table:table-cell table:style-name="ce1" office:value-type="float" office:value="811">
            <text:p>811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27">
            <text:p>27</text:p>
          </table:table-cell>
          <table:table-cell table:number-columns-repeated="2" table:style-name="ce1" office:value-type="float" office:value="11.294">
            <text:p>11.294</text:p>
          </table:table-cell>
          <table:table-cell table:style-name="ce1" office:value-type="float" office:value="7.822">
            <text:p>7.822</text:p>
          </table:table-cell>
          <table:table-cell table:style-name="ce1" office:value-type="float" office:value="26.294">
            <text:p>26.294</text:p>
          </table:table-cell>
          <table:table-cell table:style-name="ce1" office:value-type="float" office:value="206.294">
            <text:p>206.294</text:p>
          </table:table-cell>
          <table:table-cell table:style-name="ce1" office:value-type="float" office:value="97.822">
            <text:p>97.822</text:p>
          </table:table-cell>
          <table:table-cell table:style-name="ce1" office:value-type="string">
            <text:p>26 ♈ 17' 37"</text:p>
          </table:table-cell>
          <table:table-cell table:style-name="ce1" office:value-type="string">
            <text:p>26 ♎ 17' 38"</text:p>
          </table:table-cell>
          <table:table-cell table:style-name="ce1" office:value-type="string">
            <text:p><text:s/>7 ♋ 49' 19"</text:p>
          </table:table-cell>
          <table:table-cell table:style-name="ce1" office:value-type="float" office:value="10.154">
            <text:p>10.154</text:p>
          </table:table-cell>
          <table:table-cell table:style-name="ce1" office:value-type="float" office:value="-5.706">
            <text:p>-5.706</text:p>
          </table:table-cell>
          <table:table-cell table:style-name="ce1" office:value-type="float" office:value="4.768">
            <text:p>4.768</text:p>
          </table:table-cell>
          <table:table-cell table:style-name="ce1" office:value-type="float" office:value="11006.294">
            <text:p>11006.294</text:p>
          </table:table-cell>
          <table:table-cell table:style-name="ce1" office:value-type="float" office:value="1106.294">
            <text:p>1106.294</text:p>
          </table:table-cell>
          <table:table-cell table:style-name="ce1" office:value-type="float" office:value="97.822">
            <text:p>97.822</text:p>
          </table:table-cell>
          <table:table-cell table:style-name="ce1" office:value-type="float" office:value="10260">
            <text:p>10260</text:p>
          </table:table-cell>
          <table:table-cell table:style-name="ce1" table:formula="of:=[.U13] / 360" office:value-type="float" office:value="28.5">
            <text:p>28.5</text:p>
          </table:table-cell>
          <table:table-cell table:style-name="ce1" office:value-type="float" office:value="180">
            <text:p>18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1268.472">
            <text:p>11268.472</text:p>
          </table:table-cell>
          <table:table-cell table:style-name="ce1" office:value-type="float" office:value="108.472">
            <text:p>108.472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08-07-13 16:48 EST-0500</text:p>
          </table:table-cell>
          <table:table-cell office:value-type="string">
            <text:p>Mon</text:p>
          </table:table-cell>
          <table:table-cell office:value-type="float" office:value="896">
            <text:p>896</text:p>
          </table:table-cell>
          <table:table-cell office:value-type="float" office:value="130">
            <text:p>130</text:p>
          </table:table-cell>
          <table:table-cell office:value-type="float" office:value="30">
            <text:p>30</text:p>
          </table:table-cell>
          <table:table-cell office:value-type="float" office:value="6.044">
            <text:p>6.044</text:p>
          </table:table-cell>
          <table:table-cell office:value-type="float" office:value="6.051">
            <text:p>6.051</text:p>
          </table:table-cell>
          <table:table-cell office:value-type="float" office:value="5.146">
            <text:p>5.146</text:p>
          </table:table-cell>
          <table:table-cell office:value-type="float" office:value="111.044">
            <text:p>111.044</text:p>
          </table:table-cell>
          <table:table-cell office:value-type="float" office:value="291.051">
            <text:p>291.051</text:p>
          </table:table-cell>
          <table:table-cell office:value-type="float" office:value="95.146">
            <text:p>95.146</text:p>
          </table:table-cell>
          <table:table-cell office:value-type="string">
            <text:p>21 ♋ 02' 37"</text:p>
          </table:table-cell>
          <table:table-cell office:value-type="string">
            <text:p>21 ♑ 03' 01"</text:p>
          </table:table-cell>
          <table:table-cell office:value-type="string">
            <text:p><text:s/>5 ♋ 08' 45"</text:p>
          </table:table-cell>
          <table:table-cell office:value-type="float" office:value="21.803">
            <text:p>21.803</text:p>
          </table:table-cell>
          <table:table-cell office:value-type="float" office:value="-23.232">
            <text:p>-23.232</text:p>
          </table:table-cell>
          <table:table-cell office:value-type="float" office:value="-1.447">
            <text:p>-1.447</text:p>
          </table:table-cell>
          <table:table-cell office:value-type="float" office:value="12171.051">
            <text:p>12171.051</text:p>
          </table:table-cell>
          <table:table-cell office:value-type="float" office:value="1191.044">
            <text:p>1191.044</text:p>
          </table:table-cell>
          <table:table-cell office:value-type="float" office:value="95.146">
            <text:p>95.146</text:p>
          </table:table-cell>
          <table:table-cell office:value-type="float" office:value="11340.007">
            <text:p>11340.007</text:p>
          </table:table-cell>
          <table:table-cell table:formula="of:=[.U14] / 360" office:value-type="float" office:value="31.5000194444444">
            <text:p>31.5000194444</text:p>
          </table:table-cell>
          <table:table-cell office:value-type="float" office:value="180.007">
            <text:p>180.007</text:p>
          </table:table-cell>
          <table:table-cell office:value-type="float" office:value="15">
            <text:p>15</text:p>
          </table:table-cell>
          <table:table-cell office:value-type="float" office:value="12435.905">
            <text:p>12435.905</text:p>
          </table:table-cell>
          <table:table-cell office:value-type="float" office:value="195.905">
            <text:p>195.905</text:p>
          </table:table-cell>
          <table:table-cell table:number-columns-repeated="998"/>
        </table:table-row>
        <table:table-row table:style-name="ro1">
          <table:table-cell office:value-type="string">
            <text:p>1908-10-09 16:03 EST-0500</text:p>
          </table:table-cell>
          <table:table-cell office:value-type="string">
            <text:p>Fri</text:p>
          </table:table-cell>
          <table:table-cell office:value-type="float" office:value="981">
            <text:p>981</text:p>
          </table:table-cell>
          <table:table-cell office:value-type="float" office:value="140">
            <text:p>140</text:p>
          </table:table-cell>
          <table:table-cell office:value-type="float" office:value="33">
            <text:p>33</text:p>
          </table:table-cell>
          <table:table-cell office:value-type="float" office:value="1.167">
            <text:p>1.167</text:p>
          </table:table-cell>
          <table:table-cell office:value-type="float" office:value="1.17">
            <text:p>1.17</text:p>
          </table:table-cell>
          <table:table-cell office:value-type="float" office:value="13.816">
            <text:p>13.816</text:p>
          </table:table-cell>
          <table:table-cell office:value-type="float" office:value="196.167">
            <text:p>196.167</text:p>
          </table:table-cell>
          <table:table-cell office:value-type="float" office:value="16.17">
            <text:p>16.17</text:p>
          </table:table-cell>
          <table:table-cell office:value-type="float" office:value="88.816">
            <text:p>88.816</text:p>
          </table:table-cell>
          <table:table-cell office:value-type="string">
            <text:p>16 ♎ 10' 02"</text:p>
          </table:table-cell>
          <table:table-cell office:value-type="string">
            <text:p>16 ♈ 10' 10"</text:p>
          </table:table-cell>
          <table:table-cell office:value-type="string">
            <text:p>28 ♊ 48' 56"</text:p>
          </table:table-cell>
          <table:table-cell office:value-type="float" office:value="-6.362">
            <text:p>-6.362</text:p>
          </table:table-cell>
          <table:table-cell office:value-type="float" office:value="1.933">
            <text:p>1.933</text:p>
          </table:table-cell>
          <table:table-cell office:value-type="float" office:value="-4.796">
            <text:p>-4.796</text:p>
          </table:table-cell>
          <table:table-cell office:value-type="float" office:value="13336.17">
            <text:p>13336.17</text:p>
          </table:table-cell>
          <table:table-cell office:value-type="float" office:value="1276.167">
            <text:p>1276.167</text:p>
          </table:table-cell>
          <table:table-cell office:value-type="float" office:value="88.816">
            <text:p>88.816</text:p>
          </table:table-cell>
          <table:table-cell office:value-type="float" office:value="12420.003">
            <text:p>12420.003</text:p>
          </table:table-cell>
          <table:table-cell table:formula="of:=[.U15] / 360" office:value-type="float" office:value="34.5000083333333">
            <text:p>34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3607.354">
            <text:p>13607.354</text:p>
          </table:table-cell>
          <table:table-cell office:value-type="float" office:value="287.354">
            <text:p>287.354</text:p>
          </table:table-cell>
          <table:table-cell table:number-columns-repeated="998"/>
        </table:table-row>
        <table:table-row table:style-name="ro1">
          <table:table-cell office:value-type="string">
            <text:p>1909-01-06 09:13 EST-0500</text:p>
          </table:table-cell>
          <table:table-cell office:value-type="string">
            <text:p>Wed</text:p>
          </table:table-cell>
          <table:table-cell office:value-type="float" office:value="1067">
            <text:p>1067</text:p>
          </table:table-cell>
          <table:table-cell office:value-type="float" office:value="152">
            <text:p>152</text:p>
          </table:table-cell>
          <table:table-cell office:value-type="float" office:value="36">
            <text:p>36</text:p>
          </table:table-cell>
          <table:table-cell office:value-type="float" office:value="0.663">
            <text:p>0.663</text:p>
          </table:table-cell>
          <table:table-cell office:value-type="float" office:value="0.664">
            <text:p>0.664</text:p>
          </table:table-cell>
          <table:table-cell office:value-type="float" office:value="10.946">
            <text:p>10.946</text:p>
          </table:table-cell>
          <table:table-cell office:value-type="float" office:value="285.663">
            <text:p>285.663</text:p>
          </table:table-cell>
          <table:table-cell office:value-type="float" office:value="105.664">
            <text:p>105.664</text:p>
          </table:table-cell>
          <table:table-cell office:value-type="float" office:value="85.946">
            <text:p>85.946</text:p>
          </table:table-cell>
          <table:table-cell office:value-type="string">
            <text:p>15 ♑ 39' 45"</text:p>
          </table:table-cell>
          <table:table-cell office:value-type="string">
            <text:p>15 ♋ 39' 50"</text:p>
          </table:table-cell>
          <table:table-cell office:value-type="string">
            <text:p>25 ♊ 56' 46"</text:p>
          </table:table-cell>
          <table:table-cell office:value-type="float" office:value="-22.532">
            <text:p>-22.532</text:p>
          </table:table-cell>
          <table:table-cell office:value-type="float" office:value="24.294">
            <text:p>24.294</text:p>
          </table:table-cell>
          <table:table-cell office:value-type="float" office:value="1.775">
            <text:p>1.775</text:p>
          </table:table-cell>
          <table:table-cell office:value-type="float" office:value="14505.664">
            <text:p>14505.664</text:p>
          </table:table-cell>
          <table:table-cell office:value-type="float" office:value="1365.663">
            <text:p>1365.663</text:p>
          </table:table-cell>
          <table:table-cell office:value-type="float" office:value="85.946">
            <text:p>85.946</text:p>
          </table:table-cell>
          <table:table-cell office:value-type="float" office:value="13500.001">
            <text:p>13500.001</text:p>
          </table:table-cell>
          <table:table-cell table:formula="of:=[.U16] / 360" office:value-type="float" office:value="37.5000027777778">
            <text:p>37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4779.718">
            <text:p>14779.718</text:p>
          </table:table-cell>
          <table:table-cell office:value-type="float" office:value="19.718">
            <text:p>19.718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09-04-05 15:29 EST-0500</text:p>
          </table:table-cell>
          <table:table-cell table:style-name="ce1" office:value-type="string">
            <text:p>Mon</text:p>
          </table:table-cell>
          <table:table-cell table:style-name="ce1" office:value-type="float" office:value="1152">
            <text:p>1152</text:p>
          </table:table-cell>
          <table:table-cell table:style-name="ce1" office:value-type="float" office:value="163">
            <text:p>163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0.416">
            <text:p>0.416</text:p>
          </table:table-cell>
          <table:table-cell table:style-name="ce1" office:value-type="float" office:value="0.421">
            <text:p>0.421</text:p>
          </table:table-cell>
          <table:table-cell table:style-name="ce1" office:value-type="float" office:value="3.63">
            <text:p>3.63</text:p>
          </table:table-cell>
          <table:table-cell table:style-name="ce1" office:value-type="float" office:value="15.416">
            <text:p>15.416</text:p>
          </table:table-cell>
          <table:table-cell table:style-name="ce1" office:value-type="float" office:value="195.421">
            <text:p>195.421</text:p>
          </table:table-cell>
          <table:table-cell table:style-name="ce1" office:value-type="float" office:value="78.63">
            <text:p>78.63</text:p>
          </table:table-cell>
          <table:table-cell table:style-name="ce1" office:value-type="string">
            <text:p>15 ♈ 24' 55"</text:p>
          </table:table-cell>
          <table:table-cell table:style-name="ce1" office:value-type="string">
            <text:p>15 ♎ 25' 15"</text:p>
          </table:table-cell>
          <table:table-cell table:style-name="ce1" office:value-type="string">
            <text:p>18 ♊ 37' 46"</text:p>
          </table:table-cell>
          <table:table-cell table:style-name="ce1" office:value-type="float" office:value="6.073">
            <text:p>6.073</text:p>
          </table:table-cell>
          <table:table-cell table:style-name="ce1" office:value-type="float" office:value="-1.919">
            <text:p>-1.919</text:p>
          </table:table-cell>
          <table:table-cell table:style-name="ce1" office:value-type="float" office:value="4.502">
            <text:p>4.502</text:p>
          </table:table-cell>
          <table:table-cell table:style-name="ce1" office:value-type="float" office:value="15675.421">
            <text:p>15675.421</text:p>
          </table:table-cell>
          <table:table-cell table:style-name="ce1" office:value-type="float" office:value="1455.416">
            <text:p>1455.416</text:p>
          </table:table-cell>
          <table:table-cell table:style-name="ce1" office:value-type="float" office:value="78.63">
            <text:p>78.63</text:p>
          </table:table-cell>
          <table:table-cell table:style-name="ce1" office:value-type="float" office:value="14580.005">
            <text:p>14580.005</text:p>
          </table:table-cell>
          <table:table-cell table:style-name="ce1" table:formula="of:=[.U17] / 360" office:value-type="float" office:value="40.5000138888889">
            <text:p>40.5000138889</text:p>
          </table:table-cell>
          <table:table-cell table:style-name="ce1" office:value-type="float" office:value="180.005">
            <text:p>180.00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5956.791">
            <text:p>15956.791</text:p>
          </table:table-cell>
          <table:table-cell table:style-name="ce1" office:value-type="float" office:value="116.791">
            <text:p>116.791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09-07-03 07:18 EST-0500</text:p>
          </table:table-cell>
          <table:table-cell office:value-type="string">
            <text:p>Sat</text:p>
          </table:table-cell>
          <table:table-cell office:value-type="float" office:value="1239">
            <text:p>1239</text:p>
          </table:table-cell>
          <table:table-cell office:value-type="float" office:value="175">
            <text:p>175</text:p>
          </table:table-cell>
          <table:table-cell office:value-type="float" office:value="42">
            <text:p>42</text:p>
          </table:table-cell>
          <table:table-cell office:value-type="float" office:value="10.898">
            <text:p>10.898</text:p>
          </table:table-cell>
          <table:table-cell office:value-type="float" office:value="10.901">
            <text:p>10.901</text:p>
          </table:table-cell>
          <table:table-cell office:value-type="float" office:value="1.577">
            <text:p>1.577</text:p>
          </table:table-cell>
          <table:table-cell office:value-type="float" office:value="100.898">
            <text:p>100.898</text:p>
          </table:table-cell>
          <table:table-cell office:value-type="float" office:value="280.901">
            <text:p>280.901</text:p>
          </table:table-cell>
          <table:table-cell office:value-type="float" office:value="76.577">
            <text:p>76.577</text:p>
          </table:table-cell>
          <table:table-cell office:value-type="string">
            <text:p>10 ♋ 53' 54"</text:p>
          </table:table-cell>
          <table:table-cell office:value-type="string">
            <text:p>10 ♑ 54' 03"</text:p>
          </table:table-cell>
          <table:table-cell office:value-type="string">
            <text:p>16 ♊ 34' 38"</text:p>
          </table:table-cell>
          <table:table-cell office:value-type="float" office:value="23.004">
            <text:p>23.004</text:p>
          </table:table-cell>
          <table:table-cell office:value-type="float" office:value="-25.154">
            <text:p>-25.154</text:p>
          </table:table-cell>
          <table:table-cell office:value-type="float" office:value="-2.158">
            <text:p>-2.158</text:p>
          </table:table-cell>
          <table:table-cell office:value-type="float" office:value="16840.901">
            <text:p>16840.901</text:p>
          </table:table-cell>
          <table:table-cell office:value-type="float" office:value="1540.898">
            <text:p>1540.898</text:p>
          </table:table-cell>
          <table:table-cell office:value-type="float" office:value="76.577">
            <text:p>76.577</text:p>
          </table:table-cell>
          <table:table-cell office:value-type="float" office:value="15660.003">
            <text:p>15660.003</text:p>
          </table:table-cell>
          <table:table-cell table:formula="of:=[.U18] / 360" office:value-type="float" office:value="43.5000083333333">
            <text:p>43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7124.324">
            <text:p>17124.324</text:p>
          </table:table-cell>
          <table:table-cell office:value-type="float" office:value="204.324">
            <text:p>204.324</text:p>
          </table:table-cell>
          <table:table-cell table:number-columns-repeated="998"/>
        </table:table-row>
        <table:table-row table:style-name="ro1">
          <table:table-cell office:value-type="string">
            <text:p>1909-09-29 08:05 EST-0500</text:p>
          </table:table-cell>
          <table:table-cell office:value-type="string">
            <text:p>Wed</text:p>
          </table:table-cell>
          <table:table-cell office:value-type="float" office:value="1325">
            <text:p>1325</text:p>
          </table:table-cell>
          <table:table-cell office:value-type="float" office:value="188">
            <text:p>188</text:p>
          </table:table-cell>
          <table:table-cell office:value-type="float" office:value="44">
            <text:p>44</text:p>
          </table:table-cell>
          <table:table-cell office:value-type="float" office:value="5.742">
            <text:p>5.742</text:p>
          </table:table-cell>
          <table:table-cell office:value-type="float" office:value="5.743">
            <text:p>5.743</text:p>
          </table:table-cell>
          <table:table-cell office:value-type="float" office:value="9.581">
            <text:p>9.581</text:p>
          </table:table-cell>
          <table:table-cell office:value-type="float" office:value="185.742">
            <text:p>185.742</text:p>
          </table:table-cell>
          <table:table-cell office:value-type="float" office:value="5.743">
            <text:p>5.743</text:p>
          </table:table-cell>
          <table:table-cell office:value-type="float" office:value="69.581">
            <text:p>69.581</text:p>
          </table:table-cell>
          <table:table-cell office:value-type="string">
            <text:p><text:s/>5 ♎ 44' 32"</text:p>
          </table:table-cell>
          <table:table-cell office:value-type="string">
            <text:p><text:s/>5 ♈ 44' 35"</text:p>
          </table:table-cell>
          <table:table-cell office:value-type="string">
            <text:p><text:s/>9 ♊ 34' 50"</text:p>
          </table:table-cell>
          <table:table-cell office:value-type="float" office:value="-2.282">
            <text:p>-2.282</text:p>
          </table:table-cell>
          <table:table-cell office:value-type="float" office:value="-1.886">
            <text:p>-1.886</text:p>
          </table:table-cell>
          <table:table-cell office:value-type="float" office:value="-4.54">
            <text:p>-4.54</text:p>
          </table:table-cell>
          <table:table-cell office:value-type="float" office:value="18005.743">
            <text:p>18005.743</text:p>
          </table:table-cell>
          <table:table-cell office:value-type="float" office:value="1625.742">
            <text:p>1625.742</text:p>
          </table:table-cell>
          <table:table-cell office:value-type="float" office:value="69.581">
            <text:p>69.581</text:p>
          </table:table-cell>
          <table:table-cell office:value-type="float" office:value="16740.001">
            <text:p>16740.001</text:p>
          </table:table-cell>
          <table:table-cell table:formula="of:=[.U19] / 360" office:value-type="float" office:value="46.5000027777778">
            <text:p>46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8296.162">
            <text:p>18296.162</text:p>
          </table:table-cell>
          <table:table-cell office:value-type="float" office:value="296.162">
            <text:p>296.162</text:p>
          </table:table-cell>
          <table:table-cell table:number-columns-repeated="998"/>
        </table:table-row>
        <table:table-row table:style-name="ro1">
          <table:table-cell office:value-type="string">
            <text:p>1909-12-26 16:30 EST-0500</text:p>
          </table:table-cell>
          <table:table-cell office:value-type="string">
            <text:p>Sun</text:p>
          </table:table-cell>
          <table:table-cell office:value-type="float" office:value="1410">
            <text:p>1410</text:p>
          </table:table-cell>
          <table:table-cell office:value-type="float" office:value="200">
            <text:p>200</text:p>
          </table:table-cell>
          <table:table-cell office:value-type="float" office:value="47">
            <text:p>47</text:p>
          </table:table-cell>
          <table:table-cell office:value-type="float" office:value="4.512">
            <text:p>4.512</text:p>
          </table:table-cell>
          <table:table-cell office:value-type="float" office:value="4.515">
            <text:p>4.515</text:p>
          </table:table-cell>
          <table:table-cell office:value-type="float" office:value="7.338">
            <text:p>7.338</text:p>
          </table:table-cell>
          <table:table-cell office:value-type="float" office:value="274.512">
            <text:p>274.512</text:p>
          </table:table-cell>
          <table:table-cell office:value-type="float" office:value="94.515">
            <text:p>94.515</text:p>
          </table:table-cell>
          <table:table-cell office:value-type="float" office:value="67.338">
            <text:p>67.338</text:p>
          </table:table-cell>
          <table:table-cell office:value-type="string">
            <text:p><text:s/>4 ♑ 30' 44"</text:p>
          </table:table-cell>
          <table:table-cell office:value-type="string">
            <text:p><text:s/>4 ♋ 30' 54"</text:p>
          </table:table-cell>
          <table:table-cell office:value-type="string">
            <text:p><text:s/>7 ♊ 20' 17"</text:p>
          </table:table-cell>
          <table:table-cell office:value-type="float" office:value="-23.375">
            <text:p>-23.375</text:p>
          </table:table-cell>
          <table:table-cell office:value-type="float" office:value="25.765">
            <text:p>25.765</text:p>
          </table:table-cell>
          <table:table-cell office:value-type="float" office:value="2.392">
            <text:p>2.392</text:p>
          </table:table-cell>
          <table:table-cell office:value-type="float" office:value="19174.515">
            <text:p>19174.515</text:p>
          </table:table-cell>
          <table:table-cell office:value-type="float" office:value="1714.512">
            <text:p>1714.512</text:p>
          </table:table-cell>
          <table:table-cell office:value-type="float" office:value="67.338">
            <text:p>67.338</text:p>
          </table:table-cell>
          <table:table-cell office:value-type="float" office:value="17820.003">
            <text:p>17820.003</text:p>
          </table:table-cell>
          <table:table-cell table:formula="of:=[.U20] / 360" office:value-type="float" office:value="49.5000083333333">
            <text:p>49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9467.177">
            <text:p>19467.177</text:p>
          </table:table-cell>
          <table:table-cell office:value-type="float" office:value="27.177">
            <text:p>27.177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10-03-25 15:21 EST-0500</text:p>
          </table:table-cell>
          <table:table-cell table:style-name="ce1" office:value-type="string">
            <text:p>Fri</text:p>
          </table:table-cell>
          <table:table-cell table:style-name="ce1" office:value-type="float" office:value="1496">
            <text:p>1496</text:p>
          </table:table-cell>
          <table:table-cell table:style-name="ce1" office:value-type="float" office:value="212">
            <text:p>21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.313">
            <text:p>4.313</text:p>
          </table:table-cell>
          <table:table-cell table:style-name="ce1" office:value-type="float" office:value="4.317">
            <text:p>4.317</text:p>
          </table:table-cell>
          <table:table-cell table:style-name="ce1" office:value-type="float" office:value="14.618">
            <text:p>14.618</text:p>
          </table:table-cell>
          <table:table-cell table:style-name="ce1" office:value-type="float" office:value="4.313">
            <text:p>4.313</text:p>
          </table:table-cell>
          <table:table-cell table:style-name="ce1" office:value-type="float" office:value="184.317">
            <text:p>184.317</text:p>
          </table:table-cell>
          <table:table-cell table:style-name="ce1" office:value-type="float" office:value="59.618">
            <text:p>59.618</text:p>
          </table:table-cell>
          <table:table-cell table:style-name="ce1" office:value-type="string">
            <text:p><text:s/>4 ♈ 18' 47"</text:p>
          </table:table-cell>
          <table:table-cell table:style-name="ce1" office:value-type="string">
            <text:p><text:s/>4 ♎ 19' 02"</text:p>
          </table:table-cell>
          <table:table-cell table:style-name="ce1" office:value-type="string">
            <text:p>29 ♉ 37' 05"</text:p>
          </table:table-cell>
          <table:table-cell table:style-name="ce1" office:value-type="float" office:value="1.715">
            <text:p>1.715</text:p>
          </table:table-cell>
          <table:table-cell table:style-name="ce1" office:value-type="float" office:value="2.123">
            <text:p>2.123</text:p>
          </table:table-cell>
          <table:table-cell table:style-name="ce1" office:value-type="float" office:value="4.183">
            <text:p>4.183</text:p>
          </table:table-cell>
          <table:table-cell table:style-name="ce1" office:value-type="float" office:value="20344.317">
            <text:p>20344.317</text:p>
          </table:table-cell>
          <table:table-cell table:style-name="ce1" office:value-type="float" office:value="1804.313">
            <text:p>1804.313</text:p>
          </table:table-cell>
          <table:table-cell table:style-name="ce1" office:value-type="float" office:value="59.618">
            <text:p>59.618</text:p>
          </table:table-cell>
          <table:table-cell table:style-name="ce1" office:value-type="float" office:value="18900.004">
            <text:p>18900.004</text:p>
          </table:table-cell>
          <table:table-cell table:style-name="ce1" table:formula="of:=[.U21] / 360" office:value-type="float" office:value="52.5000111111111">
            <text:p>52.5000111111</text:p>
          </table:table-cell>
          <table:table-cell table:style-name="ce1" office:value-type="float" office:value="180.004">
            <text:p>180.00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0644.699">
            <text:p>20644.699</text:p>
          </table:table-cell>
          <table:table-cell table:style-name="ce1" office:value-type="float" office:value="124.699">
            <text:p>124.699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10-06-22 15:12 EST-0500</text:p>
          </table:table-cell>
          <table:table-cell office:value-type="string">
            <text:p>Wed</text:p>
          </table:table-cell>
          <table:table-cell office:value-type="float" office:value="1581">
            <text:p>1581</text:p>
          </table:table-cell>
          <table:table-cell office:value-type="float" office:value="225">
            <text:p>225</text:p>
          </table:table-cell>
          <table:table-cell office:value-type="float" office:value="53">
            <text:p>53</text:p>
          </table:table-cell>
          <table:table-cell office:value-type="float" office:value="0.498">
            <text:p>0.498</text:p>
          </table:table-cell>
          <table:table-cell office:value-type="float" office:value="0.501">
            <text:p>0.501</text:p>
          </table:table-cell>
          <table:table-cell office:value-type="float" office:value="13.017">
            <text:p>13.017</text:p>
          </table:table-cell>
          <table:table-cell office:value-type="float" office:value="90.498">
            <text:p>90.498</text:p>
          </table:table-cell>
          <table:table-cell office:value-type="float" office:value="270.501">
            <text:p>270.501</text:p>
          </table:table-cell>
          <table:table-cell office:value-type="float" office:value="58.017">
            <text:p>58.017</text:p>
          </table:table-cell>
          <table:table-cell table:style-name="ce3" office:value-type="string">
            <text:p><text:s/>0 ♋ 29' 53"</text:p>
          </table:table-cell>
          <table:table-cell office:value-type="string">
            <text:p><text:s/>0 ♑ 30' 04"</text:p>
          </table:table-cell>
          <table:table-cell office:value-type="string">
            <text:p>28 ♉ 01' 02"</text:p>
          </table:table-cell>
          <table:table-cell office:value-type="float" office:value="23.451">
            <text:p>23.451</text:p>
          </table:table-cell>
          <table:table-cell office:value-type="float" office:value="-26.25">
            <text:p>-26.25</text:p>
          </table:table-cell>
          <table:table-cell office:value-type="float" office:value="-2.799">
            <text:p>-2.799</text:p>
          </table:table-cell>
          <table:table-cell office:value-type="float" office:value="21510.501">
            <text:p>21510.501</text:p>
          </table:table-cell>
          <table:table-cell office:value-type="float" office:value="1890.498">
            <text:p>1890.498</text:p>
          </table:table-cell>
          <table:table-cell office:value-type="float" office:value="58.017">
            <text:p>58.017</text:p>
          </table:table-cell>
          <table:table-cell office:value-type="float" office:value="19980.003">
            <text:p>19980.003</text:p>
          </table:table-cell>
          <table:table-cell table:formula="of:=[.U22] / 360" office:value-type="float" office:value="55.5000083333333">
            <text:p>55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21812.484">
            <text:p>21812.484</text:p>
          </table:table-cell>
          <table:table-cell office:value-type="float" office:value="212.484">
            <text:p>212.484</text:p>
          </table:table-cell>
          <table:table-cell table:number-columns-repeated="998"/>
        </table:table-row>
        <table:table-row table:style-name="ro1">
          <table:table-cell office:value-type="string">
            <text:p>1910-07-22 03:37 EST-0500</text:p>
          </table:table-cell>
          <table:table-cell office:value-type="string">
            <text:p>Fri</text:p>
          </table:table-cell>
          <table:table-cell office:value-type="float" office:value="1610">
            <text:p>1610</text:p>
          </table:table-cell>
          <table:table-cell office:value-type="float" office:value="229">
            <text:p>229</text:p>
          </table:table-cell>
          <table:table-cell office:value-type="float" office:value="54">
            <text:p>54</text:p>
          </table:table-cell>
          <table:table-cell office:value-type="float" office:value="13.65">
            <text:p>13.65</text:p>
          </table:table-cell>
          <table:table-cell office:value-type="float" office:value="13.656">
            <text:p>13.656</text:p>
          </table:table-cell>
          <table:table-cell office:value-type="float" office:value="11.359">
            <text:p>11.359</text:p>
          </table:table-cell>
          <table:table-cell office:value-type="float" office:value="118.65">
            <text:p>118.65</text:p>
          </table:table-cell>
          <table:table-cell office:value-type="float" office:value="298.656">
            <text:p>298.656</text:p>
          </table:table-cell>
          <table:table-cell office:value-type="float" office:value="56.359">
            <text:p>56.359</text:p>
          </table:table-cell>
          <table:table-cell table:style-name="ce3" office:value-type="string">
            <text:p>28 ♋ 39' 00"</text:p>
          </table:table-cell>
          <table:table-cell office:value-type="string">
            <text:p>28 ♑ 39' 20"</text:p>
          </table:table-cell>
          <table:table-cell office:value-type="string">
            <text:p>26 ♉ 21' 31"</text:p>
          </table:table-cell>
          <table:table-cell office:value-type="float" office:value="20.442">
            <text:p>20.442</text:p>
          </table:table-cell>
          <table:table-cell office:value-type="float" office:value="-24.827">
            <text:p>-24.827</text:p>
          </table:table-cell>
          <table:table-cell office:value-type="float" office:value="-4.484">
            <text:p>-4.484</text:p>
          </table:table-cell>
          <table:table-cell office:value-type="float" office:value="21898.656">
            <text:p>21898.656</text:p>
          </table:table-cell>
          <table:table-cell office:value-type="float" office:value="1918.65">
            <text:p>1918.65</text:p>
          </table:table-cell>
          <table:table-cell office:value-type="float" office:value="56.359">
            <text:p>56.359</text:p>
          </table:table-cell>
          <table:table-cell office:value-type="float" office:value="20340.006">
            <text:p>20340.006</text:p>
          </table:table-cell>
          <table:table-cell table:formula="of:=[.U23] / 360" office:value-type="float" office:value="56.5000166666667">
            <text:p>56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22202.297">
            <text:p>22202.297</text:p>
          </table:table-cell>
          <table:table-cell office:value-type="float" office:value="242.297">
            <text:p>242.297</text:p>
          </table:table-cell>
          <table:table-cell table:number-columns-repeated="998"/>
        </table:table-row>
        <table:table-row table:style-name="ro1">
          <table:table-cell office:value-type="string">
            <text:p>1910-10-18 09:25 EST-0500</text:p>
          </table:table-cell>
          <table:table-cell office:value-type="string">
            <text:p>Tue</text:p>
          </table:table-cell>
          <table:table-cell office:value-type="float" office:value="1697">
            <text:p>1697</text:p>
          </table:table-cell>
          <table:table-cell office:value-type="float" office:value="242">
            <text:p>242</text:p>
          </table:table-cell>
          <table:table-cell office:value-type="float" office:value="57">
            <text:p>57</text:p>
          </table:table-cell>
          <table:table-cell office:value-type="float" office:value="9.337">
            <text:p>9.337</text:p>
          </table:table-cell>
          <table:table-cell office:value-type="float" office:value="9.341">
            <text:p>9.341</text:p>
          </table:table-cell>
          <table:table-cell office:value-type="float" office:value="4.329">
            <text:p>4.329</text:p>
          </table:table-cell>
          <table:table-cell office:value-type="float" office:value="204.337">
            <text:p>204.337</text:p>
          </table:table-cell>
          <table:table-cell office:value-type="float" office:value="24.341">
            <text:p>24.341</text:p>
          </table:table-cell>
          <table:table-cell office:value-type="float" office:value="49.329">
            <text:p>49.329</text:p>
          </table:table-cell>
          <table:table-cell office:value-type="string">
            <text:p>24 ♎ 20' 13"</text:p>
          </table:table-cell>
          <table:table-cell office:value-type="string">
            <text:p>24 ♈ 20' 28"</text:p>
          </table:table-cell>
          <table:table-cell office:value-type="string">
            <text:p>19 ♉ 19' 43"</text:p>
          </table:table-cell>
          <table:table-cell office:value-type="float" office:value="-9.44">
            <text:p>-9.44</text:p>
          </table:table-cell>
          <table:table-cell office:value-type="float" office:value="7.376">
            <text:p>7.376</text:p>
          </table:table-cell>
          <table:table-cell office:value-type="float" office:value="-2.22">
            <text:p>-2.22</text:p>
          </table:table-cell>
          <table:table-cell office:value-type="float" office:value="23064.341">
            <text:p>23064.341</text:p>
          </table:table-cell>
          <table:table-cell office:value-type="float" office:value="2004.337">
            <text:p>2004.337</text:p>
          </table:table-cell>
          <table:table-cell office:value-type="float" office:value="49.329">
            <text:p>49.329</text:p>
          </table:table-cell>
          <table:table-cell office:value-type="float" office:value="21420.004">
            <text:p>21420.004</text:p>
          </table:table-cell>
          <table:table-cell table:formula="of:=[.U24] / 360" office:value-type="float" office:value="59.5000111111111">
            <text:p>59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23375.012">
            <text:p>23375.012</text:p>
          </table:table-cell>
          <table:table-cell office:value-type="float" office:value="335.012">
            <text:p>335.012</text:p>
          </table:table-cell>
          <table:table-cell table:number-columns-repeated="998"/>
        </table:table-row>
        <table:table-row table:style-name="ro1">
          <table:table-cell office:value-type="string">
            <text:p>1911-01-14 17:26 EST-0500</text:p>
          </table:table-cell>
          <table:table-cell office:value-type="string">
            <text:p>Sat</text:p>
          </table:table-cell>
          <table:table-cell office:value-type="float" office:value="1782">
            <text:p>1782</text:p>
          </table:table-cell>
          <table:table-cell office:value-type="float" office:value="254">
            <text:p>254</text:p>
          </table:table-cell>
          <table:table-cell office:value-type="float" office:value="60">
            <text:p>60</text:p>
          </table:table-cell>
          <table:table-cell office:value-type="float" office:value="8.67">
            <text:p>8.67</text:p>
          </table:table-cell>
          <table:table-cell office:value-type="float" office:value="8.675">
            <text:p>8.675</text:p>
          </table:table-cell>
          <table:table-cell office:value-type="float" office:value="1.869">
            <text:p>1.869</text:p>
          </table:table-cell>
          <table:table-cell office:value-type="float" office:value="293.67">
            <text:p>293.67</text:p>
          </table:table-cell>
          <table:table-cell office:value-type="float" office:value="113.675">
            <text:p>113.675</text:p>
          </table:table-cell>
          <table:table-cell office:value-type="float" office:value="46.869">
            <text:p>46.869</text:p>
          </table:table-cell>
          <table:table-cell office:value-type="string">
            <text:p>23 ♑ 40' 11"</text:p>
          </table:table-cell>
          <table:table-cell office:value-type="string">
            <text:p>23 ♋ 40' 29"</text:p>
          </table:table-cell>
          <table:table-cell office:value-type="string">
            <text:p>16 ♉ 52' 07"</text:p>
          </table:table-cell>
          <table:table-cell office:value-type="float" office:value="-21.377">
            <text:p>-21.377</text:p>
          </table:table-cell>
          <table:table-cell office:value-type="float" office:value="25.945">
            <text:p>25.945</text:p>
          </table:table-cell>
          <table:table-cell office:value-type="float" office:value="4.64">
            <text:p>4.64</text:p>
          </table:table-cell>
          <table:table-cell office:value-type="float" office:value="24233.675">
            <text:p>24233.675</text:p>
          </table:table-cell>
          <table:table-cell office:value-type="float" office:value="2093.67">
            <text:p>2093.67</text:p>
          </table:table-cell>
          <table:table-cell office:value-type="float" office:value="46.869">
            <text:p>46.869</text:p>
          </table:table-cell>
          <table:table-cell office:value-type="float" office:value="22500.005">
            <text:p>22500.005</text:p>
          </table:table-cell>
          <table:table-cell table:formula="of:=[.U25] / 360" office:value-type="float" office:value="62.5000138888889">
            <text:p>62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24546.806">
            <text:p>24546.806</text:p>
          </table:table-cell>
          <table:table-cell office:value-type="float" office:value="66.806">
            <text:p>66.806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11-04-13 09:37 EST-0500</text:p>
          </table:table-cell>
          <table:table-cell table:style-name="ce1" office:value-type="string">
            <text:p>Thu</text:p>
          </table:table-cell>
          <table:table-cell table:style-name="ce1" office:value-type="float" office:value="1869">
            <text:p>1869</text:p>
          </table:table-cell>
          <table:table-cell table:style-name="ce1" office:value-type="float" office:value="266">
            <text:p>266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7.554">
            <text:p>7.554</text:p>
          </table:table-cell>
          <table:table-cell table:style-name="ce1" office:value-type="float" office:value="7.557">
            <text:p>7.557</text:p>
          </table:table-cell>
          <table:table-cell table:style-name="ce1" office:value-type="float" office:value="9.985">
            <text:p>9.985</text:p>
          </table:table-cell>
          <table:table-cell table:style-name="ce1" office:value-type="float" office:value="22.554">
            <text:p>22.554</text:p>
          </table:table-cell>
          <table:table-cell table:style-name="ce1" office:value-type="float" office:value="202.557">
            <text:p>202.557</text:p>
          </table:table-cell>
          <table:table-cell table:style-name="ce1" office:value-type="float" office:value="39.985">
            <text:p>39.985</text:p>
          </table:table-cell>
          <table:table-cell table:style-name="ce1" office:value-type="string">
            <text:p>22 ♈ 33' 13"</text:p>
          </table:table-cell>
          <table:table-cell table:style-name="ce1" office:value-type="string">
            <text:p>22 ♎ 33' 23"</text:p>
          </table:table-cell>
          <table:table-cell table:style-name="ce1" office:value-type="string">
            <text:p><text:s/>9 ♉ 59' 06"</text:p>
          </table:table-cell>
          <table:table-cell table:style-name="ce1" office:value-type="float" office:value="8.781">
            <text:p>8.781</text:p>
          </table:table-cell>
          <table:table-cell table:style-name="ce1" office:value-type="float" office:value="-7.315">
            <text:p>-7.315</text:p>
          </table:table-cell>
          <table:table-cell table:style-name="ce1" office:value-type="float" office:value="1.579">
            <text:p>1.579</text:p>
          </table:table-cell>
          <table:table-cell table:style-name="ce1" office:value-type="float" office:value="25402.557">
            <text:p>25402.557</text:p>
          </table:table-cell>
          <table:table-cell table:style-name="ce1" office:value-type="float" office:value="2182.554">
            <text:p>2182.554</text:p>
          </table:table-cell>
          <table:table-cell table:style-name="ce1" office:value-type="float" office:value="39.985">
            <text:p>39.985</text:p>
          </table:table-cell>
          <table:table-cell table:style-name="ce1" office:value-type="float" office:value="23580.003">
            <text:p>23580.003</text:p>
          </table:table-cell>
          <table:table-cell table:style-name="ce1" table:formula="of:=[.U26] / 360" office:value-type="float" office:value="65.5000083333333">
            <text:p>65.5000083333</text:p>
          </table:table-cell>
          <table:table-cell table:style-name="ce1" office:value-type="float" office:value="180.003">
            <text:p>180.00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25722.572">
            <text:p>25722.572</text:p>
          </table:table-cell>
          <table:table-cell table:style-name="ce1" office:value-type="float" office:value="162.572">
            <text:p>162.572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11-07-11 07:53 EST-0500</text:p>
          </table:table-cell>
          <table:table-cell office:value-type="string">
            <text:p>Tue</text:p>
          </table:table-cell>
          <table:table-cell office:value-type="float" office:value="1954">
            <text:p>1954</text:p>
          </table:table-cell>
          <table:table-cell office:value-type="float" office:value="279">
            <text:p>279</text:p>
          </table:table-cell>
          <table:table-cell office:value-type="float" office:value="66">
            <text:p>66</text:p>
          </table:table-cell>
          <table:table-cell office:value-type="float" office:value="3.096">
            <text:p>3.096</text:p>
          </table:table-cell>
          <table:table-cell office:value-type="float" office:value="3.097">
            <text:p>3.097</text:p>
          </table:table-cell>
          <table:table-cell office:value-type="float" office:value="7.368">
            <text:p>7.368</text:p>
          </table:table-cell>
          <table:table-cell office:value-type="float" office:value="108.096">
            <text:p>108.096</text:p>
          </table:table-cell>
          <table:table-cell office:value-type="float" office:value="288.097">
            <text:p>288.097</text:p>
          </table:table-cell>
          <table:table-cell office:value-type="float" office:value="37.368">
            <text:p>37.368</text:p>
          </table:table-cell>
          <table:table-cell office:value-type="string">
            <text:p>18 ♋ 05' 45"</text:p>
          </table:table-cell>
          <table:table-cell office:value-type="string">
            <text:p>18 ♑ 05' 48"</text:p>
          </table:table-cell>
          <table:table-cell office:value-type="string">
            <text:p><text:s/>7 ♉ 22' 06"</text:p>
          </table:table-cell>
          <table:table-cell office:value-type="float" office:value="22.229">
            <text:p>22.229</text:p>
          </table:table-cell>
          <table:table-cell office:value-type="float" office:value="-26.928">
            <text:p>-26.928</text:p>
          </table:table-cell>
          <table:table-cell office:value-type="float" office:value="-4.743">
            <text:p>-4.743</text:p>
          </table:table-cell>
          <table:table-cell office:value-type="float" office:value="26568.097">
            <text:p>26568.097</text:p>
          </table:table-cell>
          <table:table-cell office:value-type="float" office:value="2268.096">
            <text:p>2268.096</text:p>
          </table:table-cell>
          <table:table-cell office:value-type="float" office:value="37.368">
            <text:p>37.368</text:p>
          </table:table-cell>
          <table:table-cell office:value-type="float" office:value="24660.001">
            <text:p>24660.001</text:p>
          </table:table-cell>
          <table:table-cell table:formula="of:=[.U27] / 360" office:value-type="float" office:value="68.5000027777778">
            <text:p>68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26890.729">
            <text:p>26890.729</text:p>
          </table:table-cell>
          <table:table-cell office:value-type="float" office:value="250.729">
            <text:p>250.729</text:p>
          </table:table-cell>
          <table:table-cell table:number-columns-repeated="998"/>
        </table:table-row>
        <table:table-row table:style-name="ro1">
          <table:table-cell office:value-type="string">
            <text:p>1911-10-07 23:12 EST-0500</text:p>
          </table:table-cell>
          <table:table-cell office:value-type="string">
            <text:p>Sat</text:p>
          </table:table-cell>
          <table:table-cell office:value-type="float" office:value="2040">
            <text:p>2040</text:p>
          </table:table-cell>
          <table:table-cell office:value-type="float" office:value="291">
            <text:p>291</text:p>
          </table:table-cell>
          <table:table-cell office:value-type="float" office:value="69">
            <text:p>69</text:p>
          </table:table-cell>
          <table:table-cell office:value-type="float" office:value="13.77">
            <text:p>13.77</text:p>
          </table:table-cell>
          <table:table-cell office:value-type="float" office:value="13.775">
            <text:p>13.775</text:p>
          </table:table-cell>
          <table:table-cell office:value-type="float" office:value="0.925">
            <text:p>0.925</text:p>
          </table:table-cell>
          <table:table-cell office:value-type="float" office:value="193.77">
            <text:p>193.77</text:p>
          </table:table-cell>
          <table:table-cell office:value-type="float" office:value="13.775">
            <text:p>13.775</text:p>
          </table:table-cell>
          <table:table-cell office:value-type="float" office:value="30.925">
            <text:p>30.925</text:p>
          </table:table-cell>
          <table:table-cell office:value-type="string">
            <text:p>13 ♎ 46' 10"</text:p>
          </table:table-cell>
          <table:table-cell office:value-type="string">
            <text:p>13 ♈ 46' 29"</text:p>
          </table:table-cell>
          <table:table-cell office:value-type="string">
            <text:p><text:s/>0 ♉ 55' 29"</text:p>
          </table:table-cell>
          <table:table-cell office:value-type="float" office:value="-5.436">
            <text:p>-5.436</text:p>
          </table:table-cell>
          <table:table-cell office:value-type="float" office:value="4.005">
            <text:p>4.005</text:p>
          </table:table-cell>
          <table:table-cell office:value-type="float" office:value="-1.554">
            <text:p>-1.554</text:p>
          </table:table-cell>
          <table:table-cell office:value-type="float" office:value="27733.775">
            <text:p>27733.775</text:p>
          </table:table-cell>
          <table:table-cell office:value-type="float" office:value="2353.77">
            <text:p>2353.77</text:p>
          </table:table-cell>
          <table:table-cell office:value-type="float" office:value="30.925">
            <text:p>30.925</text:p>
          </table:table-cell>
          <table:table-cell office:value-type="float" office:value="25740.005">
            <text:p>25740.005</text:p>
          </table:table-cell>
          <table:table-cell table:formula="of:=[.U28] / 360" office:value-type="float" office:value="71.5000138888889">
            <text:p>71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28062.85">
            <text:p>28062.85</text:p>
          </table:table-cell>
          <table:table-cell office:value-type="float" office:value="342.85">
            <text:p>342.85</text:p>
          </table:table-cell>
          <table:table-cell table:number-columns-repeated="998"/>
        </table:table-row>
        <table:table-row table:style-name="ro1">
          <table:table-cell office:value-type="string">
            <text:p>1912-01-04 08:30 EST-0500</text:p>
          </table:table-cell>
          <table:table-cell office:value-type="string">
            <text:p>Thu</text:p>
          </table:table-cell>
          <table:table-cell office:value-type="float" office:value="2126">
            <text:p>2126</text:p>
          </table:table-cell>
          <table:table-cell office:value-type="float" office:value="304">
            <text:p>304</text:p>
          </table:table-cell>
          <table:table-cell office:value-type="float" office:value="72">
            <text:p>72</text:p>
          </table:table-cell>
          <table:table-cell office:value-type="float" office:value="12.857">
            <text:p>12.857</text:p>
          </table:table-cell>
          <table:table-cell office:value-type="float" office:value="12.862">
            <text:p>12.862</text:p>
          </table:table-cell>
          <table:table-cell office:value-type="float" office:value="12.748">
            <text:p>12.748</text:p>
          </table:table-cell>
          <table:table-cell office:value-type="float" office:value="282.857">
            <text:p>282.857</text:p>
          </table:table-cell>
          <table:table-cell office:value-type="float" office:value="102.862">
            <text:p>102.862</text:p>
          </table:table-cell>
          <table:table-cell office:value-type="float" office:value="27.748">
            <text:p>27.748</text:p>
          </table:table-cell>
          <table:table-cell office:value-type="string">
            <text:p>12 ♑ 51' 23"</text:p>
          </table:table-cell>
          <table:table-cell office:value-type="string">
            <text:p>12 ♋ 51' 43"</text:p>
          </table:table-cell>
          <table:table-cell office:value-type="string">
            <text:p>27 ♈ 44' 53"</text:p>
          </table:table-cell>
          <table:table-cell office:value-type="float" office:value="-22.831">
            <text:p>-22.831</text:p>
          </table:table-cell>
          <table:table-cell office:value-type="float" office:value="27.653">
            <text:p>27.653</text:p>
          </table:table-cell>
          <table:table-cell office:value-type="float" office:value="4.846">
            <text:p>4.846</text:p>
          </table:table-cell>
          <table:table-cell office:value-type="float" office:value="28902.862">
            <text:p>28902.862</text:p>
          </table:table-cell>
          <table:table-cell office:value-type="float" office:value="2442.857">
            <text:p>2442.857</text:p>
          </table:table-cell>
          <table:table-cell office:value-type="float" office:value="27.748">
            <text:p>27.748</text:p>
          </table:table-cell>
          <table:table-cell office:value-type="float" office:value="26820.005">
            <text:p>26820.005</text:p>
          </table:table-cell>
          <table:table-cell table:formula="of:=[.U29] / 360" office:value-type="float" office:value="74.5000138888889">
            <text:p>74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29235.114">
            <text:p>29235.114</text:p>
          </table:table-cell>
          <table:table-cell office:value-type="float" office:value="75.114">
            <text:p>75.114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12-04-01 17:05 EST-0500</text:p>
          </table:table-cell>
          <table:table-cell table:style-name="ce1" office:value-type="string">
            <text:p>Mon</text:p>
          </table:table-cell>
          <table:table-cell table:style-name="ce1" office:value-type="float" office:value="2211">
            <text:p>2211</text:p>
          </table:table-cell>
          <table:table-cell table:style-name="ce1" office:value-type="float" office:value="317">
            <text:p>317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11.818">
            <text:p>11.818</text:p>
          </table:table-cell>
          <table:table-cell table:style-name="ce1" office:value-type="float" office:value="11.82">
            <text:p>11.82</text:p>
          </table:table-cell>
          <table:table-cell table:style-name="ce1" office:value-type="float" office:value="6.514">
            <text:p>6.514</text:p>
          </table:table-cell>
          <table:table-cell table:style-name="ce1" office:value-type="float" office:value="11.818">
            <text:p>11.818</text:p>
          </table:table-cell>
          <table:table-cell table:style-name="ce1" office:value-type="float" office:value="191.82">
            <text:p>191.82</text:p>
          </table:table-cell>
          <table:table-cell table:style-name="ce1" office:value-type="float" office:value="21.514">
            <text:p>21.514</text:p>
          </table:table-cell>
          <table:table-cell table:style-name="ce1" office:value-type="string">
            <text:p>11 ♈ 49' 03"</text:p>
          </table:table-cell>
          <table:table-cell table:style-name="ce1" office:value-type="string">
            <text:p>11 ♎ 49' 10"</text:p>
          </table:table-cell>
          <table:table-cell table:style-name="ce1" office:value-type="string">
            <text:p>21 ♈ 30' 49"</text:p>
          </table:table-cell>
          <table:table-cell table:style-name="ce1" office:value-type="float" office:value="4.675">
            <text:p>4.675</text:p>
          </table:table-cell>
          <table:table-cell table:style-name="ce1" office:value-type="float" office:value="-3.857">
            <text:p>-3.857</text:p>
          </table:table-cell>
          <table:table-cell table:style-name="ce1" office:value-type="float" office:value="0.89">
            <text:p>0.89</text:p>
          </table:table-cell>
          <table:table-cell table:style-name="ce1" office:value-type="float" office:value="30071.82">
            <text:p>30071.82</text:p>
          </table:table-cell>
          <table:table-cell table:style-name="ce1" office:value-type="float" office:value="2531.818">
            <text:p>2531.818</text:p>
          </table:table-cell>
          <table:table-cell table:style-name="ce1" office:value-type="float" office:value="21.514">
            <text:p>21.514</text:p>
          </table:table-cell>
          <table:table-cell table:style-name="ce1" office:value-type="float" office:value="27900.002">
            <text:p>27900.002</text:p>
          </table:table-cell>
          <table:table-cell table:style-name="ce1" table:formula="of:=[.U30] / 360" office:value-type="float" office:value="77.5000055555556">
            <text:p>77.5000055556</text:p>
          </table:table-cell>
          <table:table-cell table:style-name="ce1" office:value-type="float" office:value="180.002">
            <text:p>180.00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0410.306">
            <text:p>30410.306</text:p>
          </table:table-cell>
          <table:table-cell table:style-name="ce1" office:value-type="float" office:value="170.306">
            <text:p>170.306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12-06-29 08:34 EST-0500</text:p>
          </table:table-cell>
          <table:table-cell office:value-type="string">
            <text:p>Sat</text:p>
          </table:table-cell>
          <table:table-cell office:value-type="float" office:value="2298">
            <text:p>2298</text:p>
          </table:table-cell>
          <table:table-cell office:value-type="float" office:value="329">
            <text:p>329</text:p>
          </table:table-cell>
          <table:table-cell office:value-type="float" office:value="77">
            <text:p>77</text:p>
          </table:table-cell>
          <table:table-cell office:value-type="float" office:value="7.406">
            <text:p>7.406</text:p>
          </table:table-cell>
          <table:table-cell office:value-type="float" office:value="7.41">
            <text:p>7.41</text:p>
          </table:table-cell>
          <table:table-cell office:value-type="float" office:value="3.094">
            <text:p>3.094</text:p>
          </table:table-cell>
          <table:table-cell office:value-type="float" office:value="97.406">
            <text:p>97.406</text:p>
          </table:table-cell>
          <table:table-cell office:value-type="float" office:value="277.41">
            <text:p>277.41</text:p>
          </table:table-cell>
          <table:table-cell office:value-type="float" office:value="18.094">
            <text:p>18.094</text:p>
          </table:table-cell>
          <table:table-cell office:value-type="string">
            <text:p><text:s/>7 ♋ 24' 22"</text:p>
          </table:table-cell>
          <table:table-cell office:value-type="string">
            <text:p><text:s/>7 ♑ 24' 36"</text:p>
          </table:table-cell>
          <table:table-cell office:value-type="string">
            <text:p>18 ♈ 05' 38"</text:p>
          </table:table-cell>
          <table:table-cell office:value-type="float" office:value="23.245">
            <text:p>23.245</text:p>
          </table:table-cell>
          <table:table-cell office:value-type="float" office:value="-28.149">
            <text:p>-28.149</text:p>
          </table:table-cell>
          <table:table-cell office:value-type="float" office:value="-4.912">
            <text:p>-4.912</text:p>
          </table:table-cell>
          <table:table-cell office:value-type="float" office:value="31237.41">
            <text:p>31237.41</text:p>
          </table:table-cell>
          <table:table-cell office:value-type="float" office:value="2617.406">
            <text:p>2617.406</text:p>
          </table:table-cell>
          <table:table-cell office:value-type="float" office:value="18.094">
            <text:p>18.094</text:p>
          </table:table-cell>
          <table:table-cell office:value-type="float" office:value="28980.004">
            <text:p>28980.004</text:p>
          </table:table-cell>
          <table:table-cell table:formula="of:=[.U31] / 360" office:value-type="float" office:value="80.5000111111111">
            <text:p>80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31579.316">
            <text:p>31579.316</text:p>
          </table:table-cell>
          <table:table-cell office:value-type="float" office:value="259.316">
            <text:p>259.316</text:p>
          </table:table-cell>
          <table:table-cell table:number-columns-repeated="998"/>
        </table:table-row>
        <table:table-row table:style-name="ro1">
          <table:table-cell office:value-type="string">
            <text:p>1912-09-26 06:35 EST-0500</text:p>
          </table:table-cell>
          <table:table-cell office:value-type="string">
            <text:p>Thu</text:p>
          </table:table-cell>
          <table:table-cell office:value-type="float" office:value="2383">
            <text:p>2383</text:p>
          </table:table-cell>
          <table:table-cell office:value-type="float" office:value="340">
            <text:p>340</text:p>
          </table:table-cell>
          <table:table-cell office:value-type="float" office:value="80">
            <text:p>80</text:p>
          </table:table-cell>
          <table:table-cell office:value-type="float" office:value="3.005">
            <text:p>3.005</text:p>
          </table:table-cell>
          <table:table-cell office:value-type="float" office:value="3.009">
            <text:p>3.009</text:p>
          </table:table-cell>
          <table:table-cell office:value-type="float" office:value="12.387">
            <text:p>12.387</text:p>
          </table:table-cell>
          <table:table-cell office:value-type="float" office:value="183.005">
            <text:p>183.005</text:p>
          </table:table-cell>
          <table:table-cell office:value-type="float" office:value="3.009">
            <text:p>3.009</text:p>
          </table:table-cell>
          <table:table-cell office:value-type="float" office:value="12.387">
            <text:p>12.387</text:p>
          </table:table-cell>
          <table:table-cell office:value-type="string">
            <text:p><text:s/>3 ♎ 00' 17"</text:p>
          </table:table-cell>
          <table:table-cell office:value-type="string">
            <text:p><text:s/>3 ♈ 00' 33"</text:p>
          </table:table-cell>
          <table:table-cell office:value-type="string">
            <text:p>12 ♈ 23' 11"</text:p>
          </table:table-cell>
          <table:table-cell office:value-type="float" office:value="-1.196">
            <text:p>-1.196</text:p>
          </table:table-cell>
          <table:table-cell office:value-type="float" office:value="0.406">
            <text:p>0.406</text:p>
          </table:table-cell>
          <table:table-cell office:value-type="float" office:value="-0.862">
            <text:p>-0.862</text:p>
          </table:table-cell>
          <table:table-cell office:value-type="float" office:value="32403.009">
            <text:p>32403.009</text:p>
          </table:table-cell>
          <table:table-cell office:value-type="float" office:value="2703.005">
            <text:p>2703.005</text:p>
          </table:table-cell>
          <table:table-cell office:value-type="float" office:value="12.387">
            <text:p>12.387</text:p>
          </table:table-cell>
          <table:table-cell office:value-type="float" office:value="30060.004">
            <text:p>30060.004</text:p>
          </table:table-cell>
          <table:table-cell table:formula="of:=[.U32] / 360" office:value-type="float" office:value="83.5000111111111">
            <text:p>83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32750.622">
            <text:p>32750.622</text:p>
          </table:table-cell>
          <table:table-cell office:value-type="float" office:value="350.622">
            <text:p>350.622</text:p>
          </table:table-cell>
          <table:table-cell table:number-columns-repeated="998"/>
        </table:table-row>
        <table:table-row table:style-name="ro1">
          <table:table-cell office:value-type="string">
            <text:p>1912-12-23 23:31 EST-0500</text:p>
          </table:table-cell>
          <table:table-cell office:value-type="string">
            <text:p>Mon</text:p>
          </table:table-cell>
          <table:table-cell office:value-type="float" office:value="2469">
            <text:p>2469</text:p>
          </table:table-cell>
          <table:table-cell office:value-type="float" office:value="352">
            <text:p>352</text:p>
          </table:table-cell>
          <table:table-cell office:value-type="float" office:value="83">
            <text:p>83</text:p>
          </table:table-cell>
          <table:table-cell office:value-type="float" office:value="2.033">
            <text:p>2.033</text:p>
          </table:table-cell>
          <table:table-cell office:value-type="float" office:value="2.039">
            <text:p>2.039</text:p>
          </table:table-cell>
          <table:table-cell office:value-type="float" office:value="8.459">
            <text:p>8.459</text:p>
          </table:table-cell>
          <table:table-cell office:value-type="float" office:value="272.033">
            <text:p>272.033</text:p>
          </table:table-cell>
          <table:table-cell office:value-type="float" office:value="92.039">
            <text:p>92.039</text:p>
          </table:table-cell>
          <table:table-cell office:value-type="float" office:value="8.459">
            <text:p>8.459</text:p>
          </table:table-cell>
          <table:table-cell office:value-type="string">
            <text:p><text:s/>2 ♑ 01' 59"</text:p>
          </table:table-cell>
          <table:table-cell office:value-type="string">
            <text:p><text:s/>2 ♋ 02' 20"</text:p>
          </table:table-cell>
          <table:table-cell office:value-type="string">
            <text:p><text:s/>8 ♈ 27' 33"</text:p>
          </table:table-cell>
          <table:table-cell office:value-type="float" office:value="-23.437">
            <text:p>-23.437</text:p>
          </table:table-cell>
          <table:table-cell office:value-type="float" office:value="28.406">
            <text:p>28.406</text:p>
          </table:table-cell>
          <table:table-cell office:value-type="float" office:value="4.969">
            <text:p>4.969</text:p>
          </table:table-cell>
          <table:table-cell office:value-type="float" office:value="33572.039">
            <text:p>33572.039</text:p>
          </table:table-cell>
          <table:table-cell office:value-type="float" office:value="2792.033">
            <text:p>2792.033</text:p>
          </table:table-cell>
          <table:table-cell office:value-type="float" office:value="8.459">
            <text:p>8.459</text:p>
          </table:table-cell>
          <table:table-cell office:value-type="float" office:value="31140.006">
            <text:p>31140.006</text:p>
          </table:table-cell>
          <table:table-cell table:formula="of:=[.U33] / 360" office:value-type="float" office:value="86.5000166666667">
            <text:p>86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33923.58">
            <text:p>33923.58</text:p>
          </table:table-cell>
          <table:table-cell office:value-type="float" office:value="83.58">
            <text:p>83.58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13-03-22 06:56 EST-0500</text:p>
          </table:table-cell>
          <table:table-cell table:style-name="ce1" office:value-type="string">
            <text:p>Sat</text:p>
          </table:table-cell>
          <table:table-cell table:style-name="ce1" office:value-type="float" office:value="2555">
            <text:p>2555</text:p>
          </table:table-cell>
          <table:table-cell table:style-name="ce1" office:value-type="float" office:value="363">
            <text:p>363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1.272">
            <text:p>1.272</text:p>
          </table:table-cell>
          <table:table-cell table:style-name="ce1" office:value-type="float" office:value="1.278">
            <text:p>1.278</text:p>
          </table:table-cell>
          <table:table-cell table:style-name="ce1" office:value-type="float" office:value="3.108">
            <text:p>3.108</text:p>
          </table:table-cell>
          <table:table-cell table:style-name="ce1" office:value-type="float" office:value="1.272">
            <text:p>1.272</text:p>
          </table:table-cell>
          <table:table-cell table:style-name="ce1" office:value-type="float" office:value="181.278">
            <text:p>181.278</text:p>
          </table:table-cell>
          <table:table-cell table:style-name="ce1" office:value-type="float" office:value="3.108">
            <text:p>3.108</text:p>
          </table:table-cell>
          <table:table-cell table:style-name="ce1" office:value-type="string">
            <text:p><text:s/>1 ♈ 16' 20"</text:p>
          </table:table-cell>
          <table:table-cell table:style-name="ce1" office:value-type="string">
            <text:p><text:s/>1 ♎ 16' 39"</text:p>
          </table:table-cell>
          <table:table-cell table:style-name="ce1" office:value-type="string">
            <text:p><text:s/>3 ♈ 06' 30"</text:p>
          </table:table-cell>
          <table:table-cell table:style-name="ce1" office:value-type="float" office:value="0.506">
            <text:p>0.506</text:p>
          </table:table-cell>
          <table:table-cell table:style-name="ce1" office:value-type="float" office:value="-0.353">
            <text:p>-0.353</text:p>
          </table:table-cell>
          <table:table-cell table:style-name="ce1" office:value-type="float" office:value="0.17">
            <text:p>0.17</text:p>
          </table:table-cell>
          <table:table-cell table:style-name="ce1" office:value-type="float" office:value="34741.278">
            <text:p>34741.278</text:p>
          </table:table-cell>
          <table:table-cell table:style-name="ce1" office:value-type="float" office:value="2881.272">
            <text:p>2881.272</text:p>
          </table:table-cell>
          <table:table-cell table:style-name="ce1" office:value-type="float" office:value="3.108">
            <text:p>3.108</text:p>
          </table:table-cell>
          <table:table-cell table:style-name="ce1" office:value-type="float" office:value="32220.006">
            <text:p>32220.006</text:p>
          </table:table-cell>
          <table:table-cell table:style-name="ce1" table:formula="of:=[.U34] / 360" office:value-type="float" office:value="89.5000166666667">
            <text:p>89.5000166667</text:p>
          </table:table-cell>
          <table:table-cell table:style-name="ce1" office:value-type="float" office:value="180.006">
            <text:p>180.00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35098.17">
            <text:p>35098.17</text:p>
          </table:table-cell>
          <table:table-cell table:style-name="ce1" office:value-type="float" office:value="178.17">
            <text:p>178.17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13-07-18 01:06 EST-0500</text:p>
          </table:table-cell>
          <table:table-cell office:value-type="string">
            <text:p>Fri</text:p>
          </table:table-cell>
          <table:table-cell office:value-type="float" office:value="2669">
            <text:p>2669</text:p>
          </table:table-cell>
          <table:table-cell office:value-type="float" office:value="380">
            <text:p>380</text:p>
          </table:table-cell>
          <table:table-cell office:value-type="float" office:value="90">
            <text:p>90</text:p>
          </table:table-cell>
          <table:table-cell office:value-type="float" office:value="9.998">
            <text:p>9.998</text:p>
          </table:table-cell>
          <table:table-cell office:value-type="float" office:value="9.999">
            <text:p>9.999</text:p>
          </table:table-cell>
          <table:table-cell office:value-type="float" office:value="10.907">
            <text:p>10.907</text:p>
          </table:table-cell>
          <table:table-cell office:value-type="float" office:value="114.998">
            <text:p>114.998</text:p>
          </table:table-cell>
          <table:table-cell office:value-type="float" office:value="294.999">
            <text:p>294.999</text:p>
          </table:table-cell>
          <table:table-cell office:value-type="float" office:value="355.907">
            <text:p>355.907</text:p>
          </table:table-cell>
          <table:table-cell office:value-type="string">
            <text:p>24 ♋ 59' 51"</text:p>
          </table:table-cell>
          <table:table-cell office:value-type="string">
            <text:p>24 ♑ 59' 54"</text:p>
          </table:table-cell>
          <table:table-cell office:value-type="string">
            <text:p>25 ♓ 54' 24"</text:p>
          </table:table-cell>
          <table:table-cell office:value-type="float" office:value="21.144">
            <text:p>21.144</text:p>
          </table:table-cell>
          <table:table-cell office:value-type="float" office:value="-25.498">
            <text:p>-25.498</text:p>
          </table:table-cell>
          <table:table-cell office:value-type="float" office:value="-4.429">
            <text:p>-4.429</text:p>
          </table:table-cell>
          <table:table-cell office:value-type="float" office:value="36294.999">
            <text:p>36294.999</text:p>
          </table:table-cell>
          <table:table-cell office:value-type="float" office:value="2994.998">
            <text:p>2994.998</text:p>
          </table:table-cell>
          <table:table-cell office:value-type="float" office:value="-4.093">
            <text:p>-4.093</text:p>
          </table:table-cell>
          <table:table-cell office:value-type="float" office:value="33660.001">
            <text:p>33660.001</text:p>
          </table:table-cell>
          <table:table-cell table:formula="of:=[.U35] / 360" office:value-type="float" office:value="93.5000027777778">
            <text:p>93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36659.092">
            <text:p>36659.092</text:p>
          </table:table-cell>
          <table:table-cell office:value-type="float" office:value="299.092">
            <text:p>299.092</text:p>
          </table:table-cell>
          <table:table-cell table:number-columns-repeated="998"/>
        </table:table-row>
        <table:table-row table:style-name="ro1">
          <table:table-cell office:value-type="string">
            <text:p>1913-10-15 01:07 EST-0500</text:p>
          </table:table-cell>
          <table:table-cell office:value-type="string">
            <text:p>Wed</text:p>
          </table:table-cell>
          <table:table-cell office:value-type="float" office:value="2755">
            <text:p>2755</text:p>
          </table:table-cell>
          <table:table-cell office:value-type="float" office:value="393">
            <text:p>393</text:p>
          </table:table-cell>
          <table:table-cell office:value-type="float" office:value="93">
            <text:p>93</text:p>
          </table:table-cell>
          <table:table-cell office:value-type="float" office:value="6.29">
            <text:p>6.29</text:p>
          </table:table-cell>
          <table:table-cell office:value-type="float" office:value="6.293">
            <text:p>6.293</text:p>
          </table:table-cell>
          <table:table-cell office:value-type="float" office:value="9.033">
            <text:p>9.033</text:p>
          </table:table-cell>
          <table:table-cell office:value-type="float" office:value="201.29">
            <text:p>201.29</text:p>
          </table:table-cell>
          <table:table-cell office:value-type="float" office:value="21.293">
            <text:p>21.293</text:p>
          </table:table-cell>
          <table:table-cell office:value-type="float" office:value="354.033">
            <text:p>354.033</text:p>
          </table:table-cell>
          <table:table-cell office:value-type="string">
            <text:p>21 ♎ 17' 22"</text:p>
          </table:table-cell>
          <table:table-cell office:value-type="string">
            <text:p>21 ♈ 17' 33"</text:p>
          </table:table-cell>
          <table:table-cell office:value-type="string">
            <text:p>24 ♓ 02' 00"</text:p>
          </table:table-cell>
          <table:table-cell office:value-type="float" office:value="-8.309">
            <text:p>-8.309</text:p>
          </table:table-cell>
          <table:table-cell office:value-type="float" office:value="10.533">
            <text:p>10.533</text:p>
          </table:table-cell>
          <table:table-cell office:value-type="float" office:value="2.399">
            <text:p>2.399</text:p>
          </table:table-cell>
          <table:table-cell office:value-type="float" office:value="37461.293">
            <text:p>37461.293</text:p>
          </table:table-cell>
          <table:table-cell office:value-type="float" office:value="3081.29">
            <text:p>3081.29</text:p>
          </table:table-cell>
          <table:table-cell office:value-type="float" office:value="-5.967">
            <text:p>-5.967</text:p>
          </table:table-cell>
          <table:table-cell office:value-type="float" office:value="34740.003">
            <text:p>34740.003</text:p>
          </table:table-cell>
          <table:table-cell table:formula="of:=[.U36] / 360" office:value-type="float" office:value="96.5000083333333">
            <text:p>96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37827.26">
            <text:p>37827.26</text:p>
          </table:table-cell>
          <table:table-cell office:value-type="float" office:value="27.26">
            <text:p>27.26</text:p>
          </table:table-cell>
          <table:table-cell table:number-columns-repeated="998"/>
        </table:table-row>
        <table:table-row table:style-name="ro1">
          <table:table-cell office:value-type="string">
            <text:p>1914-01-12 00:09 EST-0500</text:p>
          </table:table-cell>
          <table:table-cell office:value-type="string">
            <text:p>Mon</text:p>
          </table:table-cell>
          <table:table-cell office:value-type="float" office:value="2841">
            <text:p>2841</text:p>
          </table:table-cell>
          <table:table-cell office:value-type="float" office:value="406">
            <text:p>406</text:p>
          </table:table-cell>
          <table:table-cell office:value-type="float" office:value="96">
            <text:p>96</text:p>
          </table:table-cell>
          <table:table-cell office:value-type="float" office:value="6.181">
            <text:p>6.181</text:p>
          </table:table-cell>
          <table:table-cell office:value-type="float" office:value="6.185">
            <text:p>6.185</text:p>
          </table:table-cell>
          <table:table-cell office:value-type="float" office:value="1.307">
            <text:p>1.307</text:p>
          </table:table-cell>
          <table:table-cell office:value-type="float" office:value="291.181">
            <text:p>291.181</text:p>
          </table:table-cell>
          <table:table-cell office:value-type="float" office:value="111.185">
            <text:p>111.185</text:p>
          </table:table-cell>
          <table:table-cell office:value-type="float" office:value="346.307">
            <text:p>346.307</text:p>
          </table:table-cell>
          <table:table-cell office:value-type="string">
            <text:p>21 ♑ 10' 49"</text:p>
          </table:table-cell>
          <table:table-cell office:value-type="string">
            <text:p>21 ♋ 11' 06"</text:p>
          </table:table-cell>
          <table:table-cell office:value-type="string">
            <text:p>16 ♓ 18' 24"</text:p>
          </table:table-cell>
          <table:table-cell office:value-type="float" office:value="-21.784">
            <text:p>-21.784</text:p>
          </table:table-cell>
          <table:table-cell office:value-type="float" office:value="25.911">
            <text:p>25.911</text:p>
          </table:table-cell>
          <table:table-cell office:value-type="float" office:value="4.18">
            <text:p>4.18</text:p>
          </table:table-cell>
          <table:table-cell office:value-type="float" office:value="38631.185">
            <text:p>38631.185</text:p>
          </table:table-cell>
          <table:table-cell office:value-type="float" office:value="3171.181">
            <text:p>3171.181</text:p>
          </table:table-cell>
          <table:table-cell office:value-type="float" office:value="-13.693">
            <text:p>-13.693</text:p>
          </table:table-cell>
          <table:table-cell office:value-type="float" office:value="35820.004">
            <text:p>35820.004</text:p>
          </table:table-cell>
          <table:table-cell table:formula="of:=[.U37] / 360" office:value-type="float" office:value="99.5000111111111">
            <text:p>99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39004.878">
            <text:p>39004.878</text:p>
          </table:table-cell>
          <table:table-cell office:value-type="float" office:value="124.878">
            <text:p>124.878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14-04-10 08:29 EST-0500</text:p>
          </table:table-cell>
          <table:table-cell table:style-name="ce1" office:value-type="string">
            <text:p>Fri</text:p>
          </table:table-cell>
          <table:table-cell table:style-name="ce1" office:value-type="float" office:value="2927">
            <text:p>2927</text:p>
          </table:table-cell>
          <table:table-cell table:style-name="ce1" office:value-type="float" office:value="418">
            <text:p>418</text:p>
          </table:table-cell>
          <table:table-cell table:style-name="ce1" office:value-type="float" office:value="99">
            <text:p>99</text:p>
          </table:table-cell>
          <table:table-cell table:style-name="ce1" office:value-type="float" office:value="4.84">
            <text:p>4.84</text:p>
          </table:table-cell>
          <table:table-cell table:style-name="ce1" office:value-type="float" office:value="4.846">
            <text:p>4.846</text:p>
          </table:table-cell>
          <table:table-cell table:style-name="ce1" office:value-type="float" office:value="14.542">
            <text:p>14.542</text:p>
          </table:table-cell>
          <table:table-cell table:style-name="ce1" office:value-type="float" office:value="19.84">
            <text:p>19.84</text:p>
          </table:table-cell>
          <table:table-cell table:style-name="ce1" office:value-type="float" office:value="199.846">
            <text:p>199.846</text:p>
          </table:table-cell>
          <table:table-cell table:style-name="ce1" office:value-type="float" office:value="344.542">
            <text:p>344.542</text:p>
          </table:table-cell>
          <table:table-cell table:style-name="ce1" office:value-type="string">
            <text:p>19 ♈ 50' 24"</text:p>
          </table:table-cell>
          <table:table-cell table:style-name="ce1" office:value-type="string">
            <text:p>19 ♎ 50' 45"</text:p>
          </table:table-cell>
          <table:table-cell table:style-name="ce1" office:value-type="string">
            <text:p>14 ♓ 32' 29"</text:p>
          </table:table-cell>
          <table:table-cell table:style-name="ce1" office:value-type="float" office:value="7.763">
            <text:p>7.763</text:p>
          </table:table-cell>
          <table:table-cell table:style-name="ce1" office:value-type="float" office:value="-10.548">
            <text:p>-10.548</text:p>
          </table:table-cell>
          <table:table-cell table:style-name="ce1" office:value-type="float" office:value="-3.007">
            <text:p>-3.007</text:p>
          </table:table-cell>
          <table:table-cell table:style-name="ce1" office:value-type="float" office:value="39799.846">
            <text:p>39799.846</text:p>
          </table:table-cell>
          <table:table-cell table:style-name="ce1" office:value-type="float" office:value="3259.84">
            <text:p>3259.84</text:p>
          </table:table-cell>
          <table:table-cell table:style-name="ce1" office:value-type="float" office:value="-15.458">
            <text:p>-15.458</text:p>
          </table:table-cell>
          <table:table-cell table:style-name="ce1" office:value-type="float" office:value="36900.006">
            <text:p>36900.006</text:p>
          </table:table-cell>
          <table:table-cell table:style-name="ce1" table:formula="of:=[.U38] / 360" office:value-type="float" office:value="102.500016666667">
            <text:p>102.5000166667</text:p>
          </table:table-cell>
          <table:table-cell table:style-name="ce1" office:value-type="float" office:value="180.006">
            <text:p>180.00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0175.304">
            <text:p>40175.304</text:p>
          </table:table-cell>
          <table:table-cell table:style-name="ce1" office:value-type="float" office:value="215.304">
            <text:p>215.304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14-07-07 09:00 EST-0500</text:p>
          </table:table-cell>
          <table:table-cell office:value-type="string">
            <text:p>Tue</text:p>
          </table:table-cell>
          <table:table-cell office:value-type="float" office:value="3012">
            <text:p>3012</text:p>
          </table:table-cell>
          <table:table-cell office:value-type="float" office:value="431">
            <text:p>431</text:p>
          </table:table-cell>
          <table:table-cell office:value-type="float" office:value="102">
            <text:p>102</text:p>
          </table:table-cell>
          <table:table-cell office:value-type="float" office:value="14.591">
            <text:p>14.591</text:p>
          </table:table-cell>
          <table:table-cell office:value-type="float" office:value="14.597">
            <text:p>14.597</text:p>
          </table:table-cell>
          <table:table-cell office:value-type="float" office:value="7.024">
            <text:p>7.024</text:p>
          </table:table-cell>
          <table:table-cell office:value-type="float" office:value="104.591">
            <text:p>104.591</text:p>
          </table:table-cell>
          <table:table-cell office:value-type="float" office:value="284.597">
            <text:p>284.597</text:p>
          </table:table-cell>
          <table:table-cell office:value-type="float" office:value="337.024">
            <text:p>337.024</text:p>
          </table:table-cell>
          <table:table-cell office:value-type="string">
            <text:p>14 ♋ 35' 27"</text:p>
          </table:table-cell>
          <table:table-cell office:value-type="string">
            <text:p>14 ♑ 35' 48"</text:p>
          </table:table-cell>
          <table:table-cell office:value-type="string">
            <text:p><text:s/>7 ♓ 01' 25"</text:p>
          </table:table-cell>
          <table:table-cell office:value-type="float" office:value="22.653">
            <text:p>22.653</text:p>
          </table:table-cell>
          <table:table-cell office:value-type="float" office:value="-26.674">
            <text:p>-26.674</text:p>
          </table:table-cell>
          <table:table-cell office:value-type="float" office:value="-4.046">
            <text:p>-4.046</text:p>
          </table:table-cell>
          <table:table-cell office:value-type="float" office:value="40964.597">
            <text:p>40964.597</text:p>
          </table:table-cell>
          <table:table-cell office:value-type="float" office:value="3344.591">
            <text:p>3344.591</text:p>
          </table:table-cell>
          <table:table-cell office:value-type="float" office:value="-22.976">
            <text:p>-22.976</text:p>
          </table:table-cell>
          <table:table-cell office:value-type="float" office:value="37980.006">
            <text:p>37980.006</text:p>
          </table:table-cell>
          <table:table-cell table:formula="of:=[.U39] / 360" office:value-type="float" office:value="105.500016666667">
            <text:p>105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41347.573">
            <text:p>41347.573</text:p>
          </table:table-cell>
          <table:table-cell office:value-type="float" office:value="307.573">
            <text:p>307.573</text:p>
          </table:table-cell>
          <table:table-cell table:number-columns-repeated="998"/>
        </table:table-row>
        <table:table-row table:style-name="ro1">
          <table:table-cell office:value-type="string">
            <text:p>1914-10-04 00:59 EST-0500</text:p>
          </table:table-cell>
          <table:table-cell office:value-type="string">
            <text:p>Sun</text:p>
          </table:table-cell>
          <table:table-cell office:value-type="float" office:value="3098">
            <text:p>3098</text:p>
          </table:table-cell>
          <table:table-cell office:value-type="float" office:value="444">
            <text:p>444</text:p>
          </table:table-cell>
          <table:table-cell office:value-type="float" office:value="105">
            <text:p>105</text:p>
          </table:table-cell>
          <table:table-cell office:value-type="float" office:value="10.173">
            <text:p>10.173</text:p>
          </table:table-cell>
          <table:table-cell office:value-type="float" office:value="10.177">
            <text:p>10.177</text:p>
          </table:table-cell>
          <table:table-cell office:value-type="float" office:value="5.554">
            <text:p>5.554</text:p>
          </table:table-cell>
          <table:table-cell office:value-type="float" office:value="190.173">
            <text:p>190.173</text:p>
          </table:table-cell>
          <table:table-cell office:value-type="float" office:value="10.177">
            <text:p>10.177</text:p>
          </table:table-cell>
          <table:table-cell office:value-type="float" office:value="335.554">
            <text:p>335.554</text:p>
          </table:table-cell>
          <table:table-cell office:value-type="string">
            <text:p>10 ♎ 10' 23"</text:p>
          </table:table-cell>
          <table:table-cell office:value-type="string">
            <text:p>10 ♈ 10' 37"</text:p>
          </table:table-cell>
          <table:table-cell office:value-type="string">
            <text:p><text:s/>5 ♓ 33' 16"</text:p>
          </table:table-cell>
          <table:table-cell office:value-type="float" office:value="-4.031">
            <text:p>-4.031</text:p>
          </table:table-cell>
          <table:table-cell office:value-type="float" office:value="6.744">
            <text:p>6.744</text:p>
          </table:table-cell>
          <table:table-cell office:value-type="float" office:value="2.95">
            <text:p>2.95</text:p>
          </table:table-cell>
          <table:table-cell office:value-type="float" office:value="42130.177">
            <text:p>42130.177</text:p>
          </table:table-cell>
          <table:table-cell office:value-type="float" office:value="3430.173">
            <text:p>3430.173</text:p>
          </table:table-cell>
          <table:table-cell office:value-type="float" office:value="-24.446">
            <text:p>-24.446</text:p>
          </table:table-cell>
          <table:table-cell office:value-type="float" office:value="39060.004">
            <text:p>39060.004</text:p>
          </table:table-cell>
          <table:table-cell table:formula="of:=[.U40] / 360" office:value-type="float" office:value="108.500011111111">
            <text:p>108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42514.623">
            <text:p>42514.623</text:p>
          </table:table-cell>
          <table:table-cell office:value-type="float" office:value="34.623">
            <text:p>34.623</text:p>
          </table:table-cell>
          <table:table-cell table:number-columns-repeated="998"/>
        </table:table-row>
        <table:table-row table:style-name="ro1">
          <table:table-cell office:value-type="string">
            <text:p>1915-01-01 07:21 EST-0500</text:p>
          </table:table-cell>
          <table:table-cell office:value-type="string">
            <text:p>Fri</text:p>
          </table:table-cell>
          <table:table-cell office:value-type="float" office:value="3184">
            <text:p>3184</text:p>
          </table:table-cell>
          <table:table-cell office:value-type="float" office:value="455">
            <text:p>455</text:p>
          </table:table-cell>
          <table:table-cell office:value-type="float" office:value="108">
            <text:p>108</text:p>
          </table:table-cell>
          <table:table-cell office:value-type="float" office:value="10.025">
            <text:p>10.025</text:p>
          </table:table-cell>
          <table:table-cell office:value-type="float" office:value="10.03">
            <text:p>10.03</text:p>
          </table:table-cell>
          <table:table-cell office:value-type="float" office:value="12.391">
            <text:p>12.391</text:p>
          </table:table-cell>
          <table:table-cell office:value-type="float" office:value="280.025">
            <text:p>280.025</text:p>
          </table:table-cell>
          <table:table-cell office:value-type="float" office:value="100.03">
            <text:p>100.03</text:p>
          </table:table-cell>
          <table:table-cell office:value-type="float" office:value="327.391">
            <text:p>327.391</text:p>
          </table:table-cell>
          <table:table-cell office:value-type="string">
            <text:p>10 ♑ 01' 28"</text:p>
          </table:table-cell>
          <table:table-cell office:value-type="string">
            <text:p>10 ♋ 01' 47"</text:p>
          </table:table-cell>
          <table:table-cell office:value-type="string">
            <text:p>27 ♒ 23' 29"</text:p>
          </table:table-cell>
          <table:table-cell office:value-type="float" office:value="-23.073">
            <text:p>-23.073</text:p>
          </table:table-cell>
          <table:table-cell office:value-type="float" office:value="26.829">
            <text:p>26.829</text:p>
          </table:table-cell>
          <table:table-cell office:value-type="float" office:value="3.767">
            <text:p>3.767</text:p>
          </table:table-cell>
          <table:table-cell office:value-type="float" office:value="43300.03">
            <text:p>43300.03</text:p>
          </table:table-cell>
          <table:table-cell office:value-type="float" office:value="3520.025">
            <text:p>3520.025</text:p>
          </table:table-cell>
          <table:table-cell office:value-type="float" office:value="-32.609">
            <text:p>-32.609</text:p>
          </table:table-cell>
          <table:table-cell office:value-type="float" office:value="40140.005">
            <text:p>40140.005</text:p>
          </table:table-cell>
          <table:table-cell table:formula="of:=[.U41] / 360" office:value-type="float" office:value="111.500013888889">
            <text:p>111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43692.639">
            <text:p>43692.639</text:p>
          </table:table-cell>
          <table:table-cell office:value-type="float" office:value="132.639">
            <text:p>132.639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15-03-31 00:37 EST-0500</text:p>
          </table:table-cell>
          <table:table-cell table:style-name="ce1" office:value-type="string">
            <text:p>Wed</text:p>
          </table:table-cell>
          <table:table-cell table:style-name="ce1" office:value-type="float" office:value="3271">
            <text:p>3271</text:p>
          </table:table-cell>
          <table:table-cell table:style-name="ce1" office:value-type="float" office:value="467">
            <text:p>467</text:p>
          </table:table-cell>
          <table:table-cell table:style-name="ce1" office:value-type="float" office:value="110">
            <text:p>110</text:p>
          </table:table-cell>
          <table:table-cell table:style-name="ce1" office:value-type="float" office:value="9.441">
            <text:p>9.441</text:p>
          </table:table-cell>
          <table:table-cell table:style-name="ce1" office:value-type="float" office:value="9.442">
            <text:p>9.442</text:p>
          </table:table-cell>
          <table:table-cell table:style-name="ce1" office:value-type="float" office:value="10.8">
            <text:p>10.8</text:p>
          </table:table-cell>
          <table:table-cell table:style-name="ce1" office:value-type="float" office:value="9.441">
            <text:p>9.441</text:p>
          </table:table-cell>
          <table:table-cell table:style-name="ce1" office:value-type="float" office:value="189.442">
            <text:p>189.442</text:p>
          </table:table-cell>
          <table:table-cell table:style-name="ce1" office:value-type="float" office:value="325.8">
            <text:p>325.8</text:p>
          </table:table-cell>
          <table:table-cell table:style-name="ce1" office:value-type="string">
            <text:p><text:s/>9 ♈ 26' 28"</text:p>
          </table:table-cell>
          <table:table-cell table:style-name="ce1" office:value-type="string">
            <text:p><text:s/>9 ♎ 26' 30"</text:p>
          </table:table-cell>
          <table:table-cell table:style-name="ce1" office:value-type="string">
            <text:p>25 ♒ 48' 00"</text:p>
          </table:table-cell>
          <table:table-cell table:style-name="ce1" office:value-type="float" office:value="3.743">
            <text:p>3.743</text:p>
          </table:table-cell>
          <table:table-cell table:style-name="ce1" office:value-type="float" office:value="-7.008">
            <text:p>-7.008</text:p>
          </table:table-cell>
          <table:table-cell table:style-name="ce1" office:value-type="float" office:value="-3.553">
            <text:p>-3.553</text:p>
          </table:table-cell>
          <table:table-cell table:style-name="ce1" office:value-type="float" office:value="44469.442">
            <text:p>44469.442</text:p>
          </table:table-cell>
          <table:table-cell table:style-name="ce1" office:value-type="float" office:value="3609.441">
            <text:p>3609.441</text:p>
          </table:table-cell>
          <table:table-cell table:style-name="ce1" office:value-type="float" office:value="-34.2">
            <text:p>-34.2</text:p>
          </table:table-cell>
          <table:table-cell table:style-name="ce1" office:value-type="float" office:value="41220.001">
            <text:p>41220.001</text:p>
          </table:table-cell>
          <table:table-cell table:style-name="ce1" table:formula="of:=[.U42] / 360" office:value-type="float" office:value="114.500002777778">
            <text:p>114.5000027778</text:p>
          </table:table-cell>
          <table:table-cell table:style-name="ce1" office:value-type="float" office:value="180.001">
            <text:p>180.00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4863.642">
            <text:p>44863.642</text:p>
          </table:table-cell>
          <table:table-cell table:style-name="ce1" office:value-type="float" office:value="223.642">
            <text:p>223.642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15-06-26 23:27 EST-0500</text:p>
          </table:table-cell>
          <table:table-cell office:value-type="string">
            <text:p>Sat</text:p>
          </table:table-cell>
          <table:table-cell office:value-type="float" office:value="3356">
            <text:p>3356</text:p>
          </table:table-cell>
          <table:table-cell office:value-type="float" office:value="479">
            <text:p>479</text:p>
          </table:table-cell>
          <table:table-cell office:value-type="float" office:value="113">
            <text:p>113</text:p>
          </table:table-cell>
          <table:table-cell office:value-type="float" office:value="4.454">
            <text:p>4.454</text:p>
          </table:table-cell>
          <table:table-cell office:value-type="float" office:value="4.455">
            <text:p>4.455</text:p>
          </table:table-cell>
          <table:table-cell office:value-type="float" office:value="3.042">
            <text:p>3.042</text:p>
          </table:table-cell>
          <table:table-cell office:value-type="float" office:value="94.454">
            <text:p>94.454</text:p>
          </table:table-cell>
          <table:table-cell office:value-type="float" office:value="274.455">
            <text:p>274.455</text:p>
          </table:table-cell>
          <table:table-cell office:value-type="float" office:value="318.042">
            <text:p>318.042</text:p>
          </table:table-cell>
          <table:table-cell office:value-type="string">
            <text:p><text:s/>4 ♋ 27' 13"</text:p>
          </table:table-cell>
          <table:table-cell office:value-type="string">
            <text:p><text:s/>4 ♑ 27' 16"</text:p>
          </table:table-cell>
          <table:table-cell office:value-type="string">
            <text:p>18 ♒ 02' 29"</text:p>
          </table:table-cell>
          <table:table-cell office:value-type="float" office:value="23.377">
            <text:p>23.377</text:p>
          </table:table-cell>
          <table:table-cell office:value-type="float" office:value="-26.925">
            <text:p>-26.925</text:p>
          </table:table-cell>
          <table:table-cell office:value-type="float" office:value="-3.55">
            <text:p>-3.55</text:p>
          </table:table-cell>
          <table:table-cell office:value-type="float" office:value="45634.455">
            <text:p>45634.455</text:p>
          </table:table-cell>
          <table:table-cell office:value-type="float" office:value="3694.454">
            <text:p>3694.454</text:p>
          </table:table-cell>
          <table:table-cell office:value-type="float" office:value="-41.958">
            <text:p>-41.958</text:p>
          </table:table-cell>
          <table:table-cell office:value-type="float" office:value="42300.001">
            <text:p>42300.001</text:p>
          </table:table-cell>
          <table:table-cell table:formula="of:=[.U43] / 360" office:value-type="float" office:value="117.500002777778">
            <text:p>117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46036.413">
            <text:p>46036.413</text:p>
          </table:table-cell>
          <table:table-cell office:value-type="float" office:value="316.413">
            <text:p>316.413</text:p>
          </table:table-cell>
          <table:table-cell table:number-columns-repeated="998"/>
        </table:table-row>
        <table:table-row table:style-name="ro1">
          <table:table-cell office:value-type="string">
            <text:p>1915-10-22 19:15 EST-0500</text:p>
          </table:table-cell>
          <table:table-cell office:value-type="string">
            <text:p>Fri</text:p>
          </table:table-cell>
          <table:table-cell office:value-type="float" office:value="3472">
            <text:p>3472</text:p>
          </table:table-cell>
          <table:table-cell office:value-type="float" office:value="496">
            <text:p>496</text:p>
          </table:table-cell>
          <table:table-cell office:value-type="float" office:value="117">
            <text:p>117</text:p>
          </table:table-cell>
          <table:table-cell office:value-type="float" office:value="13.516">
            <text:p>13.516</text:p>
          </table:table-cell>
          <table:table-cell office:value-type="float" office:value="13.517">
            <text:p>13.517</text:p>
          </table:table-cell>
          <table:table-cell office:value-type="float" office:value="14.365">
            <text:p>14.365</text:p>
          </table:table-cell>
          <table:table-cell office:value-type="float" office:value="208.516">
            <text:p>208.516</text:p>
          </table:table-cell>
          <table:table-cell office:value-type="float" office:value="28.517">
            <text:p>28.517</text:p>
          </table:table-cell>
          <table:table-cell office:value-type="float" office:value="314.365">
            <text:p>314.365</text:p>
          </table:table-cell>
          <table:table-cell office:value-type="string">
            <text:p>28 ♎ 30' 59"</text:p>
          </table:table-cell>
          <table:table-cell office:value-type="string">
            <text:p>28 ♈ 31' 01"</text:p>
          </table:table-cell>
          <table:table-cell office:value-type="string">
            <text:p>14 ♒ 21' 53"</text:p>
          </table:table-cell>
          <table:table-cell office:value-type="float" office:value="-10.953">
            <text:p>-10.953</text:p>
          </table:table-cell>
          <table:table-cell office:value-type="float" office:value="15.451">
            <text:p>15.451</text:p>
          </table:table-cell>
          <table:table-cell office:value-type="float" office:value="4.819">
            <text:p>4.819</text:p>
          </table:table-cell>
          <table:table-cell office:value-type="float" office:value="47188.517">
            <text:p>47188.517</text:p>
          </table:table-cell>
          <table:table-cell office:value-type="float" office:value="3808.516">
            <text:p>3808.516</text:p>
          </table:table-cell>
          <table:table-cell office:value-type="float" office:value="-45.635">
            <text:p>-45.635</text:p>
          </table:table-cell>
          <table:table-cell office:value-type="float" office:value="43740.001">
            <text:p>43740.001</text:p>
          </table:table-cell>
          <table:table-cell table:formula="of:=[.U44] / 360" office:value-type="float" office:value="121.500002777778">
            <text:p>121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47594.152">
            <text:p>47594.152</text:p>
          </table:table-cell>
          <table:table-cell office:value-type="float" office:value="74.152">
            <text:p>74.152</text:p>
          </table:table-cell>
          <table:table-cell table:number-columns-repeated="998"/>
        </table:table-row>
        <table:table-row table:style-name="ro1">
          <table:table-cell office:value-type="string">
            <text:p>1916-01-20 03:29 EST-0500</text:p>
          </table:table-cell>
          <table:table-cell office:value-type="string">
            <text:p>Thu</text:p>
          </table:table-cell>
          <table:table-cell office:value-type="float" office:value="3558">
            <text:p>3558</text:p>
          </table:table-cell>
          <table:table-cell office:value-type="float" office:value="509">
            <text:p>509</text:p>
          </table:table-cell>
          <table:table-cell office:value-type="float" office:value="120">
            <text:p>120</text:p>
          </table:table-cell>
          <table:table-cell office:value-type="float" office:value="13.971">
            <text:p>13.971</text:p>
          </table:table-cell>
          <table:table-cell office:value-type="float" office:value="13.973">
            <text:p>13.973</text:p>
          </table:table-cell>
          <table:table-cell office:value-type="float" office:value="8.026">
            <text:p>8.026</text:p>
          </table:table-cell>
          <table:table-cell office:value-type="float" office:value="298.971">
            <text:p>298.971</text:p>
          </table:table-cell>
          <table:table-cell office:value-type="float" office:value="118.973">
            <text:p>118.973</text:p>
          </table:table-cell>
          <table:table-cell office:value-type="float" office:value="308.026">
            <text:p>308.026</text:p>
          </table:table-cell>
          <table:table-cell office:value-type="string">
            <text:p>28 ♑ 58' 17"</text:p>
          </table:table-cell>
          <table:table-cell office:value-type="string">
            <text:p>28 ♋ 58' 22"</text:p>
          </table:table-cell>
          <table:table-cell office:value-type="string">
            <text:p><text:s/>8 ♒ 01' 33"</text:p>
          </table:table-cell>
          <table:table-cell office:value-type="float" office:value="-20.376">
            <text:p>-20.376</text:p>
          </table:table-cell>
          <table:table-cell office:value-type="float" office:value="21.191">
            <text:p>21.191</text:p>
          </table:table-cell>
          <table:table-cell office:value-type="float" office:value="0.834">
            <text:p>0.834</text:p>
          </table:table-cell>
          <table:table-cell office:value-type="float" office:value="48358.973">
            <text:p>48358.973</text:p>
          </table:table-cell>
          <table:table-cell office:value-type="float" office:value="3898.971">
            <text:p>3898.971</text:p>
          </table:table-cell>
          <table:table-cell office:value-type="float" office:value="-51.974">
            <text:p>-51.974</text:p>
          </table:table-cell>
          <table:table-cell office:value-type="float" office:value="44820.002">
            <text:p>44820.002</text:p>
          </table:table-cell>
          <table:table-cell table:formula="of:=[.U45] / 360" office:value-type="float" office:value="124.500005555556">
            <text:p>124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48770.947">
            <text:p>48770.947</text:p>
          </table:table-cell>
          <table:table-cell office:value-type="float" office:value="170.947">
            <text:p>170.947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16-04-18 00:08 EST-0500</text:p>
          </table:table-cell>
          <table:table-cell table:style-name="ce1" office:value-type="string">
            <text:p>Tue</text:p>
          </table:table-cell>
          <table:table-cell table:style-name="ce1" office:value-type="float" office:value="3645">
            <text:p>3645</text:p>
          </table:table-cell>
          <table:table-cell table:style-name="ce1" office:value-type="float" office:value="522">
            <text:p>522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12.84">
            <text:p>12.84</text:p>
          </table:table-cell>
          <table:table-cell table:style-name="ce1" office:value-type="float" office:value="12.846">
            <text:p>12.846</text:p>
          </table:table-cell>
          <table:table-cell table:style-name="ce1" office:value-type="float" office:value="4.152">
            <text:p>4.152</text:p>
          </table:table-cell>
          <table:table-cell table:style-name="ce1" office:value-type="float" office:value="27.84">
            <text:p>27.84</text:p>
          </table:table-cell>
          <table:table-cell table:style-name="ce1" office:value-type="float" office:value="207.846">
            <text:p>207.846</text:p>
          </table:table-cell>
          <table:table-cell table:style-name="ce1" office:value-type="float" office:value="304.152">
            <text:p>304.152</text:p>
          </table:table-cell>
          <table:table-cell table:style-name="ce1" office:value-type="string">
            <text:p>27 ♈ 50' 22"</text:p>
          </table:table-cell>
          <table:table-cell table:style-name="ce1" office:value-type="string">
            <text:p>27 ♎ 50' 45"</text:p>
          </table:table-cell>
          <table:table-cell table:style-name="ce1" office:value-type="string">
            <text:p><text:s/>4 ♒ 09' 06"</text:p>
          </table:table-cell>
          <table:table-cell table:style-name="ce1" office:value-type="float" office:value="10.711">
            <text:p>10.711</text:p>
          </table:table-cell>
          <table:table-cell table:style-name="ce1" office:value-type="float" office:value="-15.355">
            <text:p>-15.355</text:p>
          </table:table-cell>
          <table:table-cell table:style-name="ce1" office:value-type="float" office:value="-4.978">
            <text:p>-4.978</text:p>
          </table:table-cell>
          <table:table-cell table:style-name="ce1" office:value-type="float" office:value="49527.846">
            <text:p>49527.846</text:p>
          </table:table-cell>
          <table:table-cell table:style-name="ce1" office:value-type="float" office:value="3987.84">
            <text:p>3987.84</text:p>
          </table:table-cell>
          <table:table-cell table:style-name="ce1" office:value-type="float" office:value="-55.848">
            <text:p>-55.848</text:p>
          </table:table-cell>
          <table:table-cell table:style-name="ce1" office:value-type="float" office:value="45900.006">
            <text:p>45900.006</text:p>
          </table:table-cell>
          <table:table-cell table:style-name="ce1" table:formula="of:=[.U46] / 360" office:value-type="float" office:value="127.500016666667">
            <text:p>127.5000166667</text:p>
          </table:table-cell>
          <table:table-cell table:style-name="ce1" office:value-type="float" office:value="180.006">
            <text:p>180.00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49943.694">
            <text:p>49943.694</text:p>
          </table:table-cell>
          <table:table-cell table:style-name="ce1" office:value-type="float" office:value="263.694">
            <text:p>263.694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16-07-14 23:41 EST-0500</text:p>
          </table:table-cell>
          <table:table-cell office:value-type="string">
            <text:p>Fri</text:p>
          </table:table-cell>
          <table:table-cell office:value-type="float" office:value="3729">
            <text:p>3729</text:p>
          </table:table-cell>
          <table:table-cell office:value-type="float" office:value="533">
            <text:p>533</text:p>
          </table:table-cell>
          <table:table-cell office:value-type="float" office:value="126">
            <text:p>126</text:p>
          </table:table-cell>
          <table:table-cell office:value-type="float" office:value="7.346">
            <text:p>7.346</text:p>
          </table:table-cell>
          <table:table-cell office:value-type="float" office:value="7.352">
            <text:p>7.352</text:p>
          </table:table-cell>
          <table:table-cell office:value-type="float" office:value="13.966">
            <text:p>13.966</text:p>
          </table:table-cell>
          <table:table-cell office:value-type="float" office:value="112.346">
            <text:p>112.346</text:p>
          </table:table-cell>
          <table:table-cell office:value-type="float" office:value="292.352">
            <text:p>292.352</text:p>
          </table:table-cell>
          <table:table-cell office:value-type="float" office:value="298.966">
            <text:p>298.966</text:p>
          </table:table-cell>
          <table:table-cell office:value-type="string">
            <text:p>22 ♋ 20' 45"</text:p>
          </table:table-cell>
          <table:table-cell office:value-type="string">
            <text:p>22 ♑ 21' 08"</text:p>
          </table:table-cell>
          <table:table-cell office:value-type="string">
            <text:p>28 ♑ 57' 56"</text:p>
          </table:table-cell>
          <table:table-cell office:value-type="float" office:value="21.597">
            <text:p>21.597</text:p>
          </table:table-cell>
          <table:table-cell office:value-type="float" office:value="-22.199">
            <text:p>-22.199</text:p>
          </table:table-cell>
          <table:table-cell office:value-type="float" office:value="-0.611">
            <text:p>-0.611</text:p>
          </table:table-cell>
          <table:table-cell office:value-type="float" office:value="50692.352">
            <text:p>50692.352</text:p>
          </table:table-cell>
          <table:table-cell office:value-type="float" office:value="4072.346">
            <text:p>4072.346</text:p>
          </table:table-cell>
          <table:table-cell office:value-type="float" office:value="-61.034">
            <text:p>-61.034</text:p>
          </table:table-cell>
          <table:table-cell office:value-type="float" office:value="46980.006">
            <text:p>46980.006</text:p>
          </table:table-cell>
          <table:table-cell table:formula="of:=[.U47] / 360" office:value-type="float" office:value="130.500016666667">
            <text:p>130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51113.386">
            <text:p>51113.386</text:p>
          </table:table-cell>
          <table:table-cell office:value-type="float" office:value="353.386">
            <text:p>353.386</text:p>
          </table:table-cell>
          <table:table-cell table:number-columns-repeated="998"/>
        </table:table-row>
        <table:table-row table:style-name="ro1">
          <table:table-cell office:value-type="string">
            <text:p>1916-10-11 02:01 EST-0500</text:p>
          </table:table-cell>
          <table:table-cell office:value-type="string">
            <text:p>Wed</text:p>
          </table:table-cell>
          <table:table-cell office:value-type="float" office:value="3815">
            <text:p>3815</text:p>
          </table:table-cell>
          <table:table-cell office:value-type="float" office:value="545">
            <text:p>545</text:p>
          </table:table-cell>
          <table:table-cell office:value-type="float" office:value="129">
            <text:p>129</text:p>
          </table:table-cell>
          <table:table-cell office:value-type="float" office:value="2.637">
            <text:p>2.637</text:p>
          </table:table-cell>
          <table:table-cell office:value-type="float" office:value="2.64">
            <text:p>2.64</text:p>
          </table:table-cell>
          <table:table-cell office:value-type="float" office:value="10.221">
            <text:p>10.221</text:p>
          </table:table-cell>
          <table:table-cell office:value-type="float" office:value="197.637">
            <text:p>197.637</text:p>
          </table:table-cell>
          <table:table-cell office:value-type="float" office:value="17.64">
            <text:p>17.64</text:p>
          </table:table-cell>
          <table:table-cell office:value-type="float" office:value="295.221">
            <text:p>295.221</text:p>
          </table:table-cell>
          <table:table-cell office:value-type="string">
            <text:p>17 ♎ 38' 14"</text:p>
          </table:table-cell>
          <table:table-cell office:value-type="string">
            <text:p>17 ♈ 38' 25"</text:p>
          </table:table-cell>
          <table:table-cell office:value-type="string">
            <text:p>25 ♑ 13' 14"</text:p>
          </table:table-cell>
          <table:table-cell office:value-type="float" office:value="-6.925">
            <text:p>-6.925</text:p>
          </table:table-cell>
          <table:table-cell office:value-type="float" office:value="11.511">
            <text:p>11.511</text:p>
          </table:table-cell>
          <table:table-cell office:value-type="float" office:value="4.965">
            <text:p>4.965</text:p>
          </table:table-cell>
          <table:table-cell office:value-type="float" office:value="51857.64">
            <text:p>51857.64</text:p>
          </table:table-cell>
          <table:table-cell office:value-type="float" office:value="4157.637">
            <text:p>4157.637</text:p>
          </table:table-cell>
          <table:table-cell office:value-type="float" office:value="-64.779">
            <text:p>-64.779</text:p>
          </table:table-cell>
          <table:table-cell office:value-type="float" office:value="48060.003">
            <text:p>48060.003</text:p>
          </table:table-cell>
          <table:table-cell table:formula="of:=[.U48] / 360" office:value-type="float" office:value="133.500008333333">
            <text:p>133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52282.419">
            <text:p>52282.419</text:p>
          </table:table-cell>
          <table:table-cell office:value-type="float" office:value="82.419">
            <text:p>82.419</text:p>
          </table:table-cell>
          <table:table-cell table:number-columns-repeated="998"/>
        </table:table-row>
        <table:table-row table:style-name="ro1">
          <table:table-cell office:value-type="string">
            <text:p>1917-01-08 02:42 EST-0500</text:p>
          </table:table-cell>
          <table:table-cell office:value-type="string">
            <text:p>Mon</text:p>
          </table:table-cell>
          <table:table-cell office:value-type="float" office:value="3901">
            <text:p>3901</text:p>
          </table:table-cell>
          <table:table-cell office:value-type="float" office:value="558">
            <text:p>558</text:p>
          </table:table-cell>
          <table:table-cell office:value-type="float" office:value="132">
            <text:p>132</text:p>
          </table:table-cell>
          <table:table-cell office:value-type="float" office:value="2.491">
            <text:p>2.491</text:p>
          </table:table-cell>
          <table:table-cell office:value-type="float" office:value="2.492">
            <text:p>2.492</text:p>
          </table:table-cell>
          <table:table-cell office:value-type="float" office:value="4.849">
            <text:p>4.849</text:p>
          </table:table-cell>
          <table:table-cell office:value-type="float" office:value="287.491">
            <text:p>287.491</text:p>
          </table:table-cell>
          <table:table-cell office:value-type="float" office:value="107.492">
            <text:p>107.492</text:p>
          </table:table-cell>
          <table:table-cell office:value-type="float" office:value="289.849">
            <text:p>289.849</text:p>
          </table:table-cell>
          <table:table-cell office:value-type="string">
            <text:p>17 ♑ 29' 29"</text:p>
          </table:table-cell>
          <table:table-cell office:value-type="string">
            <text:p>17 ♋ 29' 31"</text:p>
          </table:table-cell>
          <table:table-cell office:value-type="string">
            <text:p>19 ♑ 50' 55"</text:p>
          </table:table-cell>
          <table:table-cell office:value-type="float" office:value="-22.306">
            <text:p>-22.306</text:p>
          </table:table-cell>
          <table:table-cell office:value-type="float" office:value="22.523">
            <text:p>22.523</text:p>
          </table:table-cell>
          <table:table-cell office:value-type="float" office:value="0.218">
            <text:p>0.218</text:p>
          </table:table-cell>
          <table:table-cell office:value-type="float" office:value="53027.492">
            <text:p>53027.492</text:p>
          </table:table-cell>
          <table:table-cell office:value-type="float" office:value="4247.491">
            <text:p>4247.491</text:p>
          </table:table-cell>
          <table:table-cell office:value-type="float" office:value="-70.151">
            <text:p>-70.151</text:p>
          </table:table-cell>
          <table:table-cell office:value-type="float" office:value="49140.001">
            <text:p>49140.001</text:p>
          </table:table-cell>
          <table:table-cell table:formula="of:=[.U49] / 360" office:value-type="float" office:value="136.500002777778">
            <text:p>136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53457.643">
            <text:p>53457.643</text:p>
          </table:table-cell>
          <table:table-cell office:value-type="float" office:value="177.643">
            <text:p>177.643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17-04-07 08:49 EST-0500</text:p>
          </table:table-cell>
          <table:table-cell table:style-name="ce1" office:value-type="string">
            <text:p>Sat</text:p>
          </table:table-cell>
          <table:table-cell table:style-name="ce1" office:value-type="float" office:value="3987">
            <text:p>3987</text:p>
          </table:table-cell>
          <table:table-cell table:style-name="ce1" office:value-type="float" office:value="570">
            <text:p>570</text:p>
          </table:table-cell>
          <table:table-cell table:style-name="ce1" office:value-type="float" office:value="135">
            <text:p>135</text:p>
          </table:table-cell>
          <table:table-cell table:style-name="ce1" office:value-type="float" office:value="2.176">
            <text:p>2.176</text:p>
          </table:table-cell>
          <table:table-cell table:style-name="ce1" office:value-type="float" office:value="2.179">
            <text:p>2.179</text:p>
          </table:table-cell>
          <table:table-cell table:style-name="ce1" office:value-type="float" office:value="0.022">
            <text:p>0.022</text:p>
          </table:table-cell>
          <table:table-cell table:style-name="ce1" office:value-type="float" office:value="17.176">
            <text:p>17.176</text:p>
          </table:table-cell>
          <table:table-cell table:style-name="ce1" office:value-type="float" office:value="197.179">
            <text:p>197.179</text:p>
          </table:table-cell>
          <table:table-cell table:style-name="ce1" office:value-type="float" office:value="285.022">
            <text:p>285.022</text:p>
          </table:table-cell>
          <table:table-cell table:style-name="ce1" office:value-type="string">
            <text:p>17 ♈ 10' 34"</text:p>
          </table:table-cell>
          <table:table-cell table:style-name="ce1" office:value-type="string">
            <text:p>17 ♎ 10' 43"</text:p>
          </table:table-cell>
          <table:table-cell table:style-name="ce1" office:value-type="string">
            <text:p>15 ♑ 01' 20"</text:p>
          </table:table-cell>
          <table:table-cell table:style-name="ce1" office:value-type="float" office:value="6.749">
            <text:p>6.749</text:p>
          </table:table-cell>
          <table:table-cell table:style-name="ce1" office:value-type="float" office:value="-11.359">
            <text:p>-11.359</text:p>
          </table:table-cell>
          <table:table-cell table:style-name="ce1" office:value-type="float" office:value="-4.994">
            <text:p>-4.994</text:p>
          </table:table-cell>
          <table:table-cell table:style-name="ce1" office:value-type="float" office:value="54197.179">
            <text:p>54197.179</text:p>
          </table:table-cell>
          <table:table-cell table:style-name="ce1" office:value-type="float" office:value="4337.176">
            <text:p>4337.176</text:p>
          </table:table-cell>
          <table:table-cell table:style-name="ce1" office:value-type="float" office:value="-74.978">
            <text:p>-74.978</text:p>
          </table:table-cell>
          <table:table-cell table:style-name="ce1" office:value-type="float" office:value="50220.003">
            <text:p>50220.003</text:p>
          </table:table-cell>
          <table:table-cell table:style-name="ce1" table:formula="of:=[.U50] / 360" office:value-type="float" office:value="139.500008333333">
            <text:p>139.5000083333</text:p>
          </table:table-cell>
          <table:table-cell table:style-name="ce1" office:value-type="float" office:value="180.003">
            <text:p>180.00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4632.157">
            <text:p>54632.157</text:p>
          </table:table-cell>
          <table:table-cell table:style-name="ce1" office:value-type="float" office:value="272.157">
            <text:p>272.157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17-07-04 16:41 EST-0500</text:p>
          </table:table-cell>
          <table:table-cell office:value-type="string">
            <text:p>Wed</text:p>
          </table:table-cell>
          <table:table-cell office:value-type="float" office:value="4073">
            <text:p>4073</text:p>
          </table:table-cell>
          <table:table-cell office:value-type="float" office:value="583">
            <text:p>583</text:p>
          </table:table-cell>
          <table:table-cell office:value-type="float" office:value="138">
            <text:p>138</text:p>
          </table:table-cell>
          <table:table-cell office:value-type="float" office:value="12.299">
            <text:p>12.299</text:p>
          </table:table-cell>
          <table:table-cell office:value-type="float" office:value="12.304">
            <text:p>12.304</text:p>
          </table:table-cell>
          <table:table-cell office:value-type="float" office:value="10.745">
            <text:p>10.745</text:p>
          </table:table-cell>
          <table:table-cell office:value-type="float" office:value="102.299">
            <text:p>102.299</text:p>
          </table:table-cell>
          <table:table-cell office:value-type="float" office:value="282.304">
            <text:p>282.304</text:p>
          </table:table-cell>
          <table:table-cell office:value-type="float" office:value="280.745">
            <text:p>280.745</text:p>
          </table:table-cell>
          <table:table-cell office:value-type="string">
            <text:p>12 ♋ 17' 58"</text:p>
          </table:table-cell>
          <table:table-cell office:value-type="string">
            <text:p>12 ♑ 18' 14"</text:p>
          </table:table-cell>
          <table:table-cell office:value-type="string">
            <text:p>10 ♑ 44' 41"</text:p>
          </table:table-cell>
          <table:table-cell office:value-type="float" office:value="22.881">
            <text:p>22.881</text:p>
          </table:table-cell>
          <table:table-cell office:value-type="float" office:value="-22.737">
            <text:p>-22.737</text:p>
          </table:table-cell>
          <table:table-cell office:value-type="float" office:value="0.144">
            <text:p>0.144</text:p>
          </table:table-cell>
          <table:table-cell office:value-type="float" office:value="55362.304">
            <text:p>55362.304</text:p>
          </table:table-cell>
          <table:table-cell office:value-type="float" office:value="4422.299">
            <text:p>4422.299</text:p>
          </table:table-cell>
          <table:table-cell office:value-type="float" office:value="-79.255">
            <text:p>-79.255</text:p>
          </table:table-cell>
          <table:table-cell office:value-type="float" office:value="51300.005">
            <text:p>51300.005</text:p>
          </table:table-cell>
          <table:table-cell table:formula="of:=[.U51] / 360" office:value-type="float" office:value="142.500013888889">
            <text:p>142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55801.559">
            <text:p>55801.559</text:p>
          </table:table-cell>
          <table:table-cell office:value-type="float" office:value="1.559">
            <text:p>1.559</text:p>
          </table:table-cell>
          <table:table-cell table:number-columns-repeated="998"/>
        </table:table-row>
        <table:table-row table:style-name="ro1">
          <table:table-cell office:value-type="string">
            <text:p>1917-09-30 15:31 EST-0500</text:p>
          </table:table-cell>
          <table:table-cell office:value-type="string">
            <text:p>Sun</text:p>
          </table:table-cell>
          <table:table-cell office:value-type="float" office:value="4158">
            <text:p>4158</text:p>
          </table:table-cell>
          <table:table-cell office:value-type="float" office:value="596">
            <text:p>596</text:p>
          </table:table-cell>
          <table:table-cell office:value-type="float" office:value="140">
            <text:p>140</text:p>
          </table:table-cell>
          <table:table-cell office:value-type="float" office:value="7.1">
            <text:p>7.1</text:p>
          </table:table-cell>
          <table:table-cell office:value-type="float" office:value="7.103">
            <text:p>7.103</text:p>
          </table:table-cell>
          <table:table-cell office:value-type="float" office:value="6.024">
            <text:p>6.024</text:p>
          </table:table-cell>
          <table:table-cell office:value-type="float" office:value="187.1">
            <text:p>187.1</text:p>
          </table:table-cell>
          <table:table-cell office:value-type="float" office:value="7.103">
            <text:p>7.103</text:p>
          </table:table-cell>
          <table:table-cell office:value-type="float" office:value="276.024">
            <text:p>276.024</text:p>
          </table:table-cell>
          <table:table-cell office:value-type="string">
            <text:p><text:s/>7 ♎ 06' 00"</text:p>
          </table:table-cell>
          <table:table-cell office:value-type="string">
            <text:p><text:s/>7 ♈ 06' 12"</text:p>
          </table:table-cell>
          <table:table-cell office:value-type="string">
            <text:p><text:s/>6 ♑ 01' 25"</text:p>
          </table:table-cell>
          <table:table-cell office:value-type="float" office:value="-2.819">
            <text:p>-2.819</text:p>
          </table:table-cell>
          <table:table-cell office:value-type="float" office:value="7.412">
            <text:p>7.412</text:p>
          </table:table-cell>
          <table:table-cell office:value-type="float" office:value="5.002">
            <text:p>5.002</text:p>
          </table:table-cell>
          <table:table-cell office:value-type="float" office:value="56527.103">
            <text:p>56527.103</text:p>
          </table:table-cell>
          <table:table-cell office:value-type="float" office:value="4507.1">
            <text:p>4507.1</text:p>
          </table:table-cell>
          <table:table-cell office:value-type="float" office:value="-83.976">
            <text:p>-83.976</text:p>
          </table:table-cell>
          <table:table-cell office:value-type="float" office:value="52380.003">
            <text:p>52380.003</text:p>
          </table:table-cell>
          <table:table-cell table:formula="of:=[.U52] / 360" office:value-type="float" office:value="145.500008333333">
            <text:p>145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56971.079">
            <text:p>56971.079</text:p>
          </table:table-cell>
          <table:table-cell office:value-type="float" office:value="91.079">
            <text:p>91.079</text:p>
          </table:table-cell>
          <table:table-cell table:number-columns-repeated="998"/>
        </table:table-row>
        <table:table-row table:style-name="ro1">
          <table:table-cell office:value-type="string">
            <text:p>1917-12-28 04:52 EST-0500</text:p>
          </table:table-cell>
          <table:table-cell office:value-type="string">
            <text:p>Fri</text:p>
          </table:table-cell>
          <table:table-cell office:value-type="float" office:value="4244">
            <text:p>4244</text:p>
          </table:table-cell>
          <table:table-cell office:value-type="float" office:value="608">
            <text:p>608</text:p>
          </table:table-cell>
          <table:table-cell office:value-type="float" office:value="143">
            <text:p>143</text:p>
          </table:table-cell>
          <table:table-cell office:value-type="float" office:value="6.123">
            <text:p>6.123</text:p>
          </table:table-cell>
          <table:table-cell office:value-type="float" office:value="6.127">
            <text:p>6.127</text:p>
          </table:table-cell>
          <table:table-cell office:value-type="float" office:value="1.536">
            <text:p>1.536</text:p>
          </table:table-cell>
          <table:table-cell office:value-type="float" office:value="276.123">
            <text:p>276.123</text:p>
          </table:table-cell>
          <table:table-cell office:value-type="float" office:value="96.127">
            <text:p>96.127</text:p>
          </table:table-cell>
          <table:table-cell office:value-type="float" office:value="271.536">
            <text:p>271.536</text:p>
          </table:table-cell>
          <table:table-cell office:value-type="string">
            <text:p><text:s/>6 ♑ 07' 22"</text:p>
          </table:table-cell>
          <table:table-cell office:value-type="string">
            <text:p><text:s/>6 ♋ 07' 37"</text:p>
          </table:table-cell>
          <table:table-cell office:value-type="string">
            <text:p><text:s/>1 ♑ 32' 10"</text:p>
          </table:table-cell>
          <table:table-cell office:value-type="float" office:value="-23.308">
            <text:p>-23.308</text:p>
          </table:table-cell>
          <table:table-cell office:value-type="float" office:value="22.884">
            <text:p>22.884</text:p>
          </table:table-cell>
          <table:table-cell office:value-type="float" office:value="-0.424">
            <text:p>-0.424</text:p>
          </table:table-cell>
          <table:table-cell office:value-type="float" office:value="57696.127">
            <text:p>57696.127</text:p>
          </table:table-cell>
          <table:table-cell office:value-type="float" office:value="4596.123">
            <text:p>4596.123</text:p>
          </table:table-cell>
          <table:table-cell office:value-type="float" office:value="-88.464">
            <text:p>-88.464</text:p>
          </table:table-cell>
          <table:table-cell office:value-type="float" office:value="53460.004">
            <text:p>53460.004</text:p>
          </table:table-cell>
          <table:table-cell table:formula="of:=[.U53] / 360" office:value-type="float" office:value="148.500011111111">
            <text:p>148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58144.591">
            <text:p>58144.591</text:p>
          </table:table-cell>
          <table:table-cell office:value-type="float" office:value="184.591">
            <text:p>184.591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18-03-27 10:33 EST-0500</text:p>
          </table:table-cell>
          <table:table-cell table:style-name="ce1" office:value-type="string">
            <text:p>Wed</text:p>
          </table:table-cell>
          <table:table-cell table:style-name="ce1" office:value-type="float" office:value="4330">
            <text:p>4330</text:p>
          </table:table-cell>
          <table:table-cell table:style-name="ce1" office:value-type="float" office:value="620">
            <text:p>620</text:p>
          </table:table-cell>
          <table:table-cell table:style-name="ce1" office:value-type="float" office:value="146">
            <text:p>146</text:p>
          </table:table-cell>
          <table:table-cell table:style-name="ce1" office:value-type="float" office:value="6.161">
            <text:p>6.161</text:p>
          </table:table-cell>
          <table:table-cell table:style-name="ce1" office:value-type="float" office:value="6.164">
            <text:p>6.164</text:p>
          </table:table-cell>
          <table:table-cell table:style-name="ce1" office:value-type="float" office:value="10.765">
            <text:p>10.765</text:p>
          </table:table-cell>
          <table:table-cell table:style-name="ce1" office:value-type="float" office:value="6.161">
            <text:p>6.161</text:p>
          </table:table-cell>
          <table:table-cell table:style-name="ce1" office:value-type="float" office:value="186.164">
            <text:p>186.164</text:p>
          </table:table-cell>
          <table:table-cell table:style-name="ce1" office:value-type="float" office:value="265.765">
            <text:p>265.765</text:p>
          </table:table-cell>
          <table:table-cell table:style-name="ce1" office:value-type="string">
            <text:p><text:s/>6 ♈ 09' 39"</text:p>
          </table:table-cell>
          <table:table-cell table:style-name="ce1" office:value-type="string">
            <text:p><text:s/>6 ♎ 09' 49"</text:p>
          </table:table-cell>
          <table:table-cell table:style-name="ce1" office:value-type="string">
            <text:p>25 ♐ 45' 52"</text:p>
          </table:table-cell>
          <table:table-cell table:style-name="ce1" office:value-type="float" office:value="2.448">
            <text:p>2.448</text:p>
          </table:table-cell>
          <table:table-cell table:style-name="ce1" office:value-type="float" office:value="-6.958">
            <text:p>-6.958</text:p>
          </table:table-cell>
          <table:table-cell table:style-name="ce1" office:value-type="float" office:value="-4.913">
            <text:p>-4.913</text:p>
          </table:table-cell>
          <table:table-cell table:style-name="ce1" office:value-type="float" office:value="58866.164">
            <text:p>58866.164</text:p>
          </table:table-cell>
          <table:table-cell table:style-name="ce1" office:value-type="float" office:value="4686.161">
            <text:p>4686.161</text:p>
          </table:table-cell>
          <table:table-cell table:style-name="ce1" office:value-type="float" office:value="-94.235">
            <text:p>-94.235</text:p>
          </table:table-cell>
          <table:table-cell table:style-name="ce1" office:value-type="float" office:value="54540.003">
            <text:p>54540.003</text:p>
          </table:table-cell>
          <table:table-cell table:style-name="ce1" table:formula="of:=[.U54] / 360" office:value-type="float" office:value="151.500008333333">
            <text:p>151.5000083333</text:p>
          </table:table-cell>
          <table:table-cell table:style-name="ce1" office:value-type="float" office:value="180.003">
            <text:p>180.00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59320.399">
            <text:p>59320.399</text:p>
          </table:table-cell>
          <table:table-cell table:style-name="ce1" office:value-type="float" office:value="280.399">
            <text:p>280.399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18-06-24 05:38 EST-0500</text:p>
          </table:table-cell>
          <table:table-cell office:value-type="string">
            <text:p>Mon</text:p>
          </table:table-cell>
          <table:table-cell office:value-type="float" office:value="4417">
            <text:p>4417</text:p>
          </table:table-cell>
          <table:table-cell office:value-type="float" office:value="633">
            <text:p>633</text:p>
          </table:table-cell>
          <table:table-cell office:value-type="float" office:value="149">
            <text:p>149</text:p>
          </table:table-cell>
          <table:table-cell office:value-type="float" office:value="2.098">
            <text:p>2.098</text:p>
          </table:table-cell>
          <table:table-cell office:value-type="float" office:value="2.101">
            <text:p>2.101</text:p>
          </table:table-cell>
          <table:table-cell office:value-type="float" office:value="7.269">
            <text:p>7.269</text:p>
          </table:table-cell>
          <table:table-cell office:value-type="float" office:value="92.098">
            <text:p>92.098</text:p>
          </table:table-cell>
          <table:table-cell office:value-type="float" office:value="272.101">
            <text:p>272.101</text:p>
          </table:table-cell>
          <table:table-cell office:value-type="float" office:value="262.269">
            <text:p>262.269</text:p>
          </table:table-cell>
          <table:table-cell office:value-type="string">
            <text:p><text:s/>2 ♋ 05' 52"</text:p>
          </table:table-cell>
          <table:table-cell office:value-type="string">
            <text:p><text:s/>2 ♑ 06' 02"</text:p>
          </table:table-cell>
          <table:table-cell office:value-type="string">
            <text:p>22 ♐ 16' 08"</text:p>
          </table:table-cell>
          <table:table-cell office:value-type="float" office:value="23.433">
            <text:p>23.433</text:p>
          </table:table-cell>
          <table:table-cell office:value-type="float" office:value="-22.53">
            <text:p>-22.53</text:p>
          </table:table-cell>
          <table:table-cell office:value-type="float" office:value="0.903">
            <text:p>0.903</text:p>
          </table:table-cell>
          <table:table-cell office:value-type="float" office:value="60032.101">
            <text:p>60032.101</text:p>
          </table:table-cell>
          <table:table-cell office:value-type="float" office:value="4772.098">
            <text:p>4772.098</text:p>
          </table:table-cell>
          <table:table-cell office:value-type="float" office:value="-97.731">
            <text:p>-97.731</text:p>
          </table:table-cell>
          <table:table-cell office:value-type="float" office:value="55620.003">
            <text:p>55620.003</text:p>
          </table:table-cell>
          <table:table-cell table:formula="of:=[.U55] / 360" office:value-type="float" office:value="154.500008333333">
            <text:p>154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60489.832">
            <text:p>60489.832</text:p>
          </table:table-cell>
          <table:table-cell office:value-type="float" office:value="9.832">
            <text:p>9.832</text:p>
          </table:table-cell>
          <table:table-cell table:number-columns-repeated="998"/>
        </table:table-row>
        <table:table-row table:style-name="ro1">
          <table:table-cell office:value-type="string">
            <text:p>1918-10-19 16:35 EST-0500</text:p>
          </table:table-cell>
          <table:table-cell office:value-type="string">
            <text:p>Sat</text:p>
          </table:table-cell>
          <table:table-cell office:value-type="float" office:value="4532">
            <text:p>4532</text:p>
          </table:table-cell>
          <table:table-cell office:value-type="float" office:value="648">
            <text:p>648</text:p>
          </table:table-cell>
          <table:table-cell office:value-type="float" office:value="153">
            <text:p>153</text:p>
          </table:table-cell>
          <table:table-cell office:value-type="float" office:value="10.696">
            <text:p>10.696</text:p>
          </table:table-cell>
          <table:table-cell office:value-type="float" office:value="10.702">
            <text:p>10.702</text:p>
          </table:table-cell>
          <table:table-cell office:value-type="float" office:value="14.047">
            <text:p>14.047</text:p>
          </table:table-cell>
          <table:table-cell office:value-type="float" office:value="205.696">
            <text:p>205.696</text:p>
          </table:table-cell>
          <table:table-cell office:value-type="float" office:value="25.702">
            <text:p>25.702</text:p>
          </table:table-cell>
          <table:table-cell office:value-type="float" office:value="254.047">
            <text:p>254.047</text:p>
          </table:table-cell>
          <table:table-cell office:value-type="string">
            <text:p>25 ♎ 41' 46"</text:p>
          </table:table-cell>
          <table:table-cell office:value-type="string">
            <text:p>25 ♈ 42' 08"</text:p>
          </table:table-cell>
          <table:table-cell office:value-type="string">
            <text:p>14 ♐ 02' 47"</text:p>
          </table:table-cell>
          <table:table-cell office:value-type="float" office:value="-9.936">
            <text:p>-9.936</text:p>
          </table:table-cell>
          <table:table-cell office:value-type="float" office:value="13.506">
            <text:p>13.506</text:p>
          </table:table-cell>
          <table:table-cell office:value-type="float" office:value="3.835">
            <text:p>3.835</text:p>
          </table:table-cell>
          <table:table-cell office:value-type="float" office:value="61585.702">
            <text:p>61585.702</text:p>
          </table:table-cell>
          <table:table-cell office:value-type="float" office:value="4885.696">
            <text:p>4885.696</text:p>
          </table:table-cell>
          <table:table-cell office:value-type="float" office:value="-105.953">
            <text:p>-105.953</text:p>
          </table:table-cell>
          <table:table-cell office:value-type="float" office:value="57060.006">
            <text:p>57060.006</text:p>
          </table:table-cell>
          <table:table-cell table:formula="of:=[.U56] / 360" office:value-type="float" office:value="158.500016666667">
            <text:p>158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62051.655">
            <text:p>62051.655</text:p>
          </table:table-cell>
          <table:table-cell office:value-type="float" office:value="131.655">
            <text:p>131.655</text:p>
          </table:table-cell>
          <table:table-cell table:number-columns-repeated="998"/>
        </table:table-row>
        <table:table-row table:style-name="ro1">
          <table:table-cell office:value-type="string">
            <text:p>1919-01-16 03:45 EST-0500</text:p>
          </table:table-cell>
          <table:table-cell office:value-type="string">
            <text:p>Thu</text:p>
          </table:table-cell>
          <table:table-cell office:value-type="float" office:value="4618">
            <text:p>4618</text:p>
          </table:table-cell>
          <table:table-cell office:value-type="float" office:value="660">
            <text:p>660</text:p>
          </table:table-cell>
          <table:table-cell office:value-type="float" office:value="156">
            <text:p>156</text:p>
          </table:table-cell>
          <table:table-cell office:value-type="float" office:value="10.189">
            <text:p>10.189</text:p>
          </table:table-cell>
          <table:table-cell office:value-type="float" office:value="10.192">
            <text:p>10.192</text:p>
          </table:table-cell>
          <table:table-cell office:value-type="float" office:value="12.406">
            <text:p>12.406</text:p>
          </table:table-cell>
          <table:table-cell office:value-type="float" office:value="295.189">
            <text:p>295.189</text:p>
          </table:table-cell>
          <table:table-cell office:value-type="float" office:value="115.192">
            <text:p>115.192</text:p>
          </table:table-cell>
          <table:table-cell office:value-type="float" office:value="252.406">
            <text:p>252.406</text:p>
          </table:table-cell>
          <table:table-cell office:value-type="string">
            <text:p>25 ♑ 11' 20"</text:p>
          </table:table-cell>
          <table:table-cell office:value-type="string">
            <text:p>25 ♋ 11' 32"</text:p>
          </table:table-cell>
          <table:table-cell office:value-type="string">
            <text:p>12 ♐ 24' 21"</text:p>
          </table:table-cell>
          <table:table-cell office:value-type="float" office:value="-21.106">
            <text:p>-21.106</text:p>
          </table:table-cell>
          <table:table-cell office:value-type="float" office:value="17.658">
            <text:p>17.658</text:p>
          </table:table-cell>
          <table:table-cell office:value-type="float" office:value="-3.504">
            <text:p>-3.504</text:p>
          </table:table-cell>
          <table:table-cell office:value-type="float" office:value="62755.192">
            <text:p>62755.192</text:p>
          </table:table-cell>
          <table:table-cell office:value-type="float" office:value="4975.189">
            <text:p>4975.189</text:p>
          </table:table-cell>
          <table:table-cell office:value-type="float" office:value="-107.594">
            <text:p>-107.594</text:p>
          </table:table-cell>
          <table:table-cell office:value-type="float" office:value="58140.003">
            <text:p>58140.003</text:p>
          </table:table-cell>
          <table:table-cell table:formula="of:=[.U57] / 360" office:value-type="float" office:value="161.500008333333">
            <text:p>161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63222.786">
            <text:p>63222.786</text:p>
          </table:table-cell>
          <table:table-cell office:value-type="float" office:value="222.786">
            <text:p>222.786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19-04-15 03:26 EST-0500</text:p>
          </table:table-cell>
          <table:table-cell table:style-name="ce1" office:value-type="string">
            <text:p>Tue</text:p>
          </table:table-cell>
          <table:table-cell table:style-name="ce1" office:value-type="float" office:value="4704">
            <text:p>4704</text:p>
          </table:table-cell>
          <table:table-cell table:style-name="ce1" office:value-type="float" office:value="672">
            <text:p>672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9.326">
            <text:p>9.326</text:p>
          </table:table-cell>
          <table:table-cell table:style-name="ce1" office:value-type="float" office:value="9.329">
            <text:p>9.329</text:p>
          </table:table-cell>
          <table:table-cell table:style-name="ce1" office:value-type="float" office:value="4.336">
            <text:p>4.336</text:p>
          </table:table-cell>
          <table:table-cell table:style-name="ce1" office:value-type="float" office:value="24.326">
            <text:p>24.326</text:p>
          </table:table-cell>
          <table:table-cell table:style-name="ce1" office:value-type="float" office:value="204.329">
            <text:p>204.329</text:p>
          </table:table-cell>
          <table:table-cell table:style-name="ce1" office:value-type="float" office:value="244.336">
            <text:p>244.336</text:p>
          </table:table-cell>
          <table:table-cell table:style-name="ce1" office:value-type="string">
            <text:p>24 ♈ 19' 31"</text:p>
          </table:table-cell>
          <table:table-cell table:style-name="ce1" office:value-type="string">
            <text:p>24 ♎ 19' 44"</text:p>
          </table:table-cell>
          <table:table-cell table:style-name="ce1" office:value-type="string">
            <text:p><text:s/>4 ♐ 20' 09"</text:p>
          </table:table-cell>
          <table:table-cell table:style-name="ce1" office:value-type="float" office:value="9.434">
            <text:p>9.434</text:p>
          </table:table-cell>
          <table:table-cell table:style-name="ce1" office:value-type="float" office:value="-12.526">
            <text:p>-12.526</text:p>
          </table:table-cell>
          <table:table-cell table:style-name="ce1" office:value-type="float" office:value="-3.326">
            <text:p>-3.326</text:p>
          </table:table-cell>
          <table:table-cell table:style-name="ce1" office:value-type="float" office:value="63924.329">
            <text:p>63924.329</text:p>
          </table:table-cell>
          <table:table-cell table:style-name="ce1" office:value-type="float" office:value="5064.326">
            <text:p>5064.326</text:p>
          </table:table-cell>
          <table:table-cell table:style-name="ce1" office:value-type="float" office:value="-115.664">
            <text:p>-115.664</text:p>
          </table:table-cell>
          <table:table-cell table:style-name="ce1" office:value-type="float" office:value="59220.003">
            <text:p>59220.003</text:p>
          </table:table-cell>
          <table:table-cell table:style-name="ce1" table:formula="of:=[.U58] / 360" office:value-type="float" office:value="164.500008333333">
            <text:p>164.5000083333</text:p>
          </table:table-cell>
          <table:table-cell table:style-name="ce1" office:value-type="float" office:value="180.003">
            <text:p>180.00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4399.993">
            <text:p>64399.993</text:p>
          </table:table-cell>
          <table:table-cell table:style-name="ce1" office:value-type="float" office:value="319.993">
            <text:p>319.993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19-07-13 01:03 EST-0500</text:p>
          </table:table-cell>
          <table:table-cell office:value-type="string">
            <text:p>Sun</text:p>
          </table:table-cell>
          <table:table-cell office:value-type="float" office:value="4790">
            <text:p>4790</text:p>
          </table:table-cell>
          <table:table-cell office:value-type="float" office:value="684">
            <text:p>684</text:p>
          </table:table-cell>
          <table:table-cell office:value-type="float" office:value="162">
            <text:p>162</text:p>
          </table:table-cell>
          <table:table-cell office:value-type="float" office:value="4.8">
            <text:p>4.8</text:p>
          </table:table-cell>
          <table:table-cell office:value-type="float" office:value="4.806">
            <text:p>4.806</text:p>
          </table:table-cell>
          <table:table-cell office:value-type="float" office:value="3.026">
            <text:p>3.026</text:p>
          </table:table-cell>
          <table:table-cell office:value-type="float" office:value="109.8">
            <text:p>109.8</text:p>
          </table:table-cell>
          <table:table-cell office:value-type="float" office:value="289.806">
            <text:p>289.806</text:p>
          </table:table-cell>
          <table:table-cell office:value-type="float" office:value="243.026">
            <text:p>243.026</text:p>
          </table:table-cell>
          <table:table-cell office:value-type="string">
            <text:p>19 ♋ 48' 01"</text:p>
          </table:table-cell>
          <table:table-cell office:value-type="string">
            <text:p>19 ♑ 48' 21"</text:p>
          </table:table-cell>
          <table:table-cell office:value-type="string">
            <text:p><text:s/>3 ♐ 01' 31"</text:p>
          </table:table-cell>
          <table:table-cell office:value-type="float" office:value="21.987">
            <text:p>21.987</text:p>
          </table:table-cell>
          <table:table-cell office:value-type="float" office:value="-18.279">
            <text:p>-18.279</text:p>
          </table:table-cell>
          <table:table-cell office:value-type="float" office:value="3.746">
            <text:p>3.746</text:p>
          </table:table-cell>
          <table:table-cell office:value-type="float" office:value="65089.806">
            <text:p>65089.806</text:p>
          </table:table-cell>
          <table:table-cell office:value-type="float" office:value="5149.8">
            <text:p>5149.8</text:p>
          </table:table-cell>
          <table:table-cell office:value-type="float" office:value="-116.974">
            <text:p>-116.974</text:p>
          </table:table-cell>
          <table:table-cell office:value-type="float" office:value="60300.006">
            <text:p>60300.006</text:p>
          </table:table-cell>
          <table:table-cell table:formula="of:=[.U59] / 360" office:value-type="float" office:value="167.500016666667">
            <text:p>167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65566.78">
            <text:p>65566.78</text:p>
          </table:table-cell>
          <table:table-cell office:value-type="float" office:value="46.78">
            <text:p>46.78</text:p>
          </table:table-cell>
          <table:table-cell table:number-columns-repeated="998"/>
        </table:table-row>
        <table:table-row table:style-name="ro1">
          <table:table-cell office:value-type="string">
            <text:p>1919-10-09 08:38 EST-0500</text:p>
          </table:table-cell>
          <table:table-cell office:value-type="string">
            <text:p>Thu</text:p>
          </table:table-cell>
          <table:table-cell office:value-type="float" office:value="4875">
            <text:p>4875</text:p>
          </table:table-cell>
          <table:table-cell office:value-type="float" office:value="696">
            <text:p>696</text:p>
          </table:table-cell>
          <table:table-cell office:value-type="float" office:value="165">
            <text:p>165</text:p>
          </table:table-cell>
          <table:table-cell office:value-type="float" office:value="0.215">
            <text:p>0.215</text:p>
          </table:table-cell>
          <table:table-cell office:value-type="float" office:value="0.216">
            <text:p>0.216</text:p>
          </table:table-cell>
          <table:table-cell office:value-type="float" office:value="10.38">
            <text:p>10.38</text:p>
          </table:table-cell>
          <table:table-cell office:value-type="float" office:value="195.215">
            <text:p>195.215</text:p>
          </table:table-cell>
          <table:table-cell office:value-type="float" office:value="15.216">
            <text:p>15.216</text:p>
          </table:table-cell>
          <table:table-cell office:value-type="float" office:value="235.38">
            <text:p>235.38</text:p>
          </table:table-cell>
          <table:table-cell office:value-type="string">
            <text:p>15 ♎ 12' 55"</text:p>
          </table:table-cell>
          <table:table-cell office:value-type="string">
            <text:p>15 ♈ 12' 57"</text:p>
          </table:table-cell>
          <table:table-cell office:value-type="string">
            <text:p>25 ♏ 22' 48"</text:p>
          </table:table-cell>
          <table:table-cell office:value-type="float" office:value="-5.994">
            <text:p>-5.994</text:p>
          </table:table-cell>
          <table:table-cell office:value-type="float" office:value="9.078">
            <text:p>9.078</text:p>
          </table:table-cell>
          <table:table-cell office:value-type="float" office:value="3.344">
            <text:p>3.344</text:p>
          </table:table-cell>
          <table:table-cell office:value-type="float" office:value="66255.216">
            <text:p>66255.216</text:p>
          </table:table-cell>
          <table:table-cell office:value-type="float" office:value="5235.215">
            <text:p>5235.215</text:p>
          </table:table-cell>
          <table:table-cell office:value-type="float" office:value="-124.62">
            <text:p>-124.62</text:p>
          </table:table-cell>
          <table:table-cell office:value-type="float" office:value="61380.001">
            <text:p>61380.001</text:p>
          </table:table-cell>
          <table:table-cell table:formula="of:=[.U60] / 360" office:value-type="float" office:value="170.500002777778">
            <text:p>170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66739.836">
            <text:p>66739.836</text:p>
          </table:table-cell>
          <table:table-cell office:value-type="float" office:value="139.836">
            <text:p>139.836</text:p>
          </table:table-cell>
          <table:table-cell table:number-columns-repeated="998"/>
        </table:table-row>
        <table:table-row table:style-name="ro1">
          <table:table-cell office:value-type="string">
            <text:p>1920-01-05 16:05 EST-0500</text:p>
          </table:table-cell>
          <table:table-cell office:value-type="string">
            <text:p>Mon</text:p>
          </table:table-cell>
          <table:table-cell office:value-type="float" office:value="4960">
            <text:p>4960</text:p>
          </table:table-cell>
          <table:table-cell office:value-type="float" office:value="709">
            <text:p>709</text:p>
          </table:table-cell>
          <table:table-cell office:value-type="float" office:value="168">
            <text:p>168</text:p>
          </table:table-cell>
          <table:table-cell office:value-type="float" office:value="14.259">
            <text:p>14.259</text:p>
          </table:table-cell>
          <table:table-cell office:value-type="float" office:value="14.262">
            <text:p>14.262</text:p>
          </table:table-cell>
          <table:table-cell office:value-type="float" office:value="8.71">
            <text:p>8.71</text:p>
          </table:table-cell>
          <table:table-cell office:value-type="float" office:value="284.259">
            <text:p>284.259</text:p>
          </table:table-cell>
          <table:table-cell office:value-type="float" office:value="104.262">
            <text:p>104.262</text:p>
          </table:table-cell>
          <table:table-cell office:value-type="float" office:value="233.71">
            <text:p>233.71</text:p>
          </table:table-cell>
          <table:table-cell office:value-type="string">
            <text:p>14 ♑ 15' 32"</text:p>
          </table:table-cell>
          <table:table-cell office:value-type="string">
            <text:p>14 ♋ 15' 42"</text:p>
          </table:table-cell>
          <table:table-cell office:value-type="string">
            <text:p>23 ♏ 42' 37"</text:p>
          </table:table-cell>
          <table:table-cell office:value-type="float" office:value="-22.685">
            <text:p>-22.685</text:p>
          </table:table-cell>
          <table:table-cell office:value-type="float" office:value="18.747">
            <text:p>18.747</text:p>
          </table:table-cell>
          <table:table-cell office:value-type="float" office:value="-3.959">
            <text:p>-3.959</text:p>
          </table:table-cell>
          <table:table-cell office:value-type="float" office:value="67424.262">
            <text:p>67424.262</text:p>
          </table:table-cell>
          <table:table-cell office:value-type="float" office:value="5324.259">
            <text:p>5324.259</text:p>
          </table:table-cell>
          <table:table-cell office:value-type="float" office:value="-126.29">
            <text:p>-126.29</text:p>
          </table:table-cell>
          <table:table-cell office:value-type="float" office:value="62460.003">
            <text:p>62460.003</text:p>
          </table:table-cell>
          <table:table-cell table:formula="of:=[.U61] / 360" office:value-type="float" office:value="173.500008333333">
            <text:p>173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67910.552">
            <text:p>67910.552</text:p>
          </table:table-cell>
          <table:table-cell office:value-type="float" office:value="230.552">
            <text:p>230.552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20-04-03 05:55 EST-0500</text:p>
          </table:table-cell>
          <table:table-cell table:style-name="ce1" office:value-type="string">
            <text:p>Sat</text:p>
          </table:table-cell>
          <table:table-cell table:style-name="ce1" office:value-type="float" office:value="5046">
            <text:p>5046</text:p>
          </table:table-cell>
          <table:table-cell table:style-name="ce1" office:value-type="float" office:value="721">
            <text:p>721</text:p>
          </table:table-cell>
          <table:table-cell table:style-name="ce1" office:value-type="float" office:value="171">
            <text:p>171</text:p>
          </table:table-cell>
          <table:table-cell table:style-name="ce1" office:value-type="float" office:value="13.393">
            <text:p>13.393</text:p>
          </table:table-cell>
          <table:table-cell table:style-name="ce1" office:value-type="float" office:value="13.394">
            <text:p>13.394</text:p>
          </table:table-cell>
          <table:table-cell table:style-name="ce1" office:value-type="float" office:value="0.847">
            <text:p>0.847</text:p>
          </table:table-cell>
          <table:table-cell table:style-name="ce1" office:value-type="float" office:value="13.393">
            <text:p>13.393</text:p>
          </table:table-cell>
          <table:table-cell table:style-name="ce1" office:value-type="float" office:value="193.394">
            <text:p>193.394</text:p>
          </table:table-cell>
          <table:table-cell table:style-name="ce1" office:value-type="float" office:value="225.847">
            <text:p>225.847</text:p>
          </table:table-cell>
          <table:table-cell table:style-name="ce1" office:value-type="string">
            <text:p>13 ♈ 23' 34"</text:p>
          </table:table-cell>
          <table:table-cell table:style-name="ce1" office:value-type="string">
            <text:p>13 ♎ 23' 36"</text:p>
          </table:table-cell>
          <table:table-cell table:style-name="ce1" office:value-type="string">
            <text:p>15 ♏ 50' 50"</text:p>
          </table:table-cell>
          <table:table-cell table:style-name="ce1" office:value-type="float" office:value="5.288">
            <text:p>5.288</text:p>
          </table:table-cell>
          <table:table-cell table:style-name="ce1" office:value-type="float" office:value="-7.864">
            <text:p>-7.864</text:p>
          </table:table-cell>
          <table:table-cell table:style-name="ce1" office:value-type="float" office:value="-2.797">
            <text:p>-2.797</text:p>
          </table:table-cell>
          <table:table-cell table:style-name="ce1" office:value-type="float" office:value="68593.394">
            <text:p>68593.394</text:p>
          </table:table-cell>
          <table:table-cell table:style-name="ce1" office:value-type="float" office:value="5413.393">
            <text:p>5413.393</text:p>
          </table:table-cell>
          <table:table-cell table:style-name="ce1" office:value-type="float" office:value="-134.153">
            <text:p>-134.153</text:p>
          </table:table-cell>
          <table:table-cell table:style-name="ce1" office:value-type="float" office:value="63540.001">
            <text:p>63540.001</text:p>
          </table:table-cell>
          <table:table-cell table:style-name="ce1" table:formula="of:=[.U62] / 360" office:value-type="float" office:value="176.500002777778">
            <text:p>176.5000027778</text:p>
          </table:table-cell>
          <table:table-cell table:style-name="ce1" office:value-type="float" office:value="180.001">
            <text:p>180.00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69087.547">
            <text:p>69087.547</text:p>
          </table:table-cell>
          <table:table-cell table:style-name="ce1" office:value-type="float" office:value="327.547">
            <text:p>327.547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20-07-01 03:41 EST-0500</text:p>
          </table:table-cell>
          <table:table-cell office:value-type="string">
            <text:p>Thu</text:p>
          </table:table-cell>
          <table:table-cell office:value-type="float" office:value="5132">
            <text:p>5132</text:p>
          </table:table-cell>
          <table:table-cell office:value-type="float" office:value="734">
            <text:p>734</text:p>
          </table:table-cell>
          <table:table-cell office:value-type="float" office:value="174">
            <text:p>174</text:p>
          </table:table-cell>
          <table:table-cell office:value-type="float" office:value="9.183">
            <text:p>9.183</text:p>
          </table:table-cell>
          <table:table-cell office:value-type="float" office:value="9.187">
            <text:p>9.187</text:p>
          </table:table-cell>
          <table:table-cell office:value-type="float" office:value="14.285">
            <text:p>14.285</text:p>
          </table:table-cell>
          <table:table-cell office:value-type="float" office:value="99.183">
            <text:p>99.183</text:p>
          </table:table-cell>
          <table:table-cell office:value-type="float" office:value="279.187">
            <text:p>279.187</text:p>
          </table:table-cell>
          <table:table-cell office:value-type="float" office:value="224.285">
            <text:p>224.285</text:p>
          </table:table-cell>
          <table:table-cell office:value-type="string">
            <text:p><text:s/>9 ♋ 10' 59"</text:p>
          </table:table-cell>
          <table:table-cell office:value-type="string">
            <text:p><text:s/>9 ♑ 11' 11"</text:p>
          </table:table-cell>
          <table:table-cell office:value-type="string">
            <text:p>14 ♏ 17' 04"</text:p>
          </table:table-cell>
          <table:table-cell office:value-type="float" office:value="23.13">
            <text:p>23.13</text:p>
          </table:table-cell>
          <table:table-cell office:value-type="float" office:value="-18.971">
            <text:p>-18.971</text:p>
          </table:table-cell>
          <table:table-cell office:value-type="float" office:value="4.167">
            <text:p>4.167</text:p>
          </table:table-cell>
          <table:table-cell office:value-type="float" office:value="69759.187">
            <text:p>69759.187</text:p>
          </table:table-cell>
          <table:table-cell office:value-type="float" office:value="5499.183">
            <text:p>5499.183</text:p>
          </table:table-cell>
          <table:table-cell office:value-type="float" office:value="-135.715">
            <text:p>-135.715</text:p>
          </table:table-cell>
          <table:table-cell office:value-type="float" office:value="64620.004">
            <text:p>64620.004</text:p>
          </table:table-cell>
          <table:table-cell table:formula="of:=[.U63] / 360" office:value-type="float" office:value="179.500011111111">
            <text:p>179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70254.902">
            <text:p>70254.902</text:p>
          </table:table-cell>
          <table:table-cell office:value-type="float" office:value="54.902">
            <text:p>54.902</text:p>
          </table:table-cell>
          <table:table-cell table:number-columns-repeated="998"/>
        </table:table-row>
        <table:table-row table:style-name="ro1">
          <table:table-cell office:value-type="string">
            <text:p>1920-09-27 20:57 EST-0500</text:p>
          </table:table-cell>
          <table:table-cell office:value-type="string">
            <text:p>Mon</text:p>
          </table:table-cell>
          <table:table-cell office:value-type="float" office:value="5219">
            <text:p>5219</text:p>
          </table:table-cell>
          <table:table-cell office:value-type="float" office:value="747">
            <text:p>747</text:p>
          </table:table-cell>
          <table:table-cell office:value-type="float" office:value="176">
            <text:p>176</text:p>
          </table:table-cell>
          <table:table-cell office:value-type="float" office:value="4.642">
            <text:p>4.642</text:p>
          </table:table-cell>
          <table:table-cell office:value-type="float" office:value="4.644">
            <text:p>4.644</text:p>
          </table:table-cell>
          <table:table-cell office:value-type="float" office:value="6.771">
            <text:p>6.771</text:p>
          </table:table-cell>
          <table:table-cell office:value-type="float" office:value="184.642">
            <text:p>184.642</text:p>
          </table:table-cell>
          <table:table-cell office:value-type="float" office:value="4.644">
            <text:p>4.644</text:p>
          </table:table-cell>
          <table:table-cell office:value-type="float" office:value="216.771">
            <text:p>216.771</text:p>
          </table:table-cell>
          <table:table-cell office:value-type="string">
            <text:p><text:s/>4 ♎ 38' 30"</text:p>
          </table:table-cell>
          <table:table-cell office:value-type="string">
            <text:p><text:s/>4 ♈ 38' 38"</text:p>
          </table:table-cell>
          <table:table-cell office:value-type="string">
            <text:p><text:s/>6 ♏ 46' 14"</text:p>
          </table:table-cell>
          <table:table-cell office:value-type="float" office:value="-1.845">
            <text:p>-1.845</text:p>
          </table:table-cell>
          <table:table-cell office:value-type="float" office:value="4.39">
            <text:p>4.39</text:p>
          </table:table-cell>
          <table:table-cell office:value-type="float" office:value="2.772">
            <text:p>2.772</text:p>
          </table:table-cell>
          <table:table-cell office:value-type="float" office:value="70924.644">
            <text:p>70924.644</text:p>
          </table:table-cell>
          <table:table-cell office:value-type="float" office:value="5584.642">
            <text:p>5584.642</text:p>
          </table:table-cell>
          <table:table-cell office:value-type="float" office:value="-143.229">
            <text:p>-143.229</text:p>
          </table:table-cell>
          <table:table-cell office:value-type="float" office:value="65700.002">
            <text:p>65700.002</text:p>
          </table:table-cell>
          <table:table-cell table:formula="of:=[.U64] / 360" office:value-type="float" office:value="182.500005555556">
            <text:p>182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71427.873">
            <text:p>71427.873</text:p>
          </table:table-cell>
          <table:table-cell office:value-type="float" office:value="147.873">
            <text:p>147.873</text:p>
          </table:table-cell>
          <table:table-cell table:number-columns-repeated="998"/>
        </table:table-row>
        <table:table-row table:style-name="ro1">
          <table:table-cell office:value-type="string">
            <text:p>1920-12-25 07:39 EST-0500</text:p>
          </table:table-cell>
          <table:table-cell office:value-type="string">
            <text:p>Sat</text:p>
          </table:table-cell>
          <table:table-cell office:value-type="float" office:value="5305">
            <text:p>5305</text:p>
          </table:table-cell>
          <table:table-cell office:value-type="float" office:value="759">
            <text:p>759</text:p>
          </table:table-cell>
          <table:table-cell office:value-type="float" office:value="179">
            <text:p>179</text:p>
          </table:table-cell>
          <table:table-cell office:value-type="float" office:value="3.459">
            <text:p>3.459</text:p>
          </table:table-cell>
          <table:table-cell office:value-type="float" office:value="3.463">
            <text:p>3.463</text:p>
          </table:table-cell>
          <table:table-cell office:value-type="float" office:value="4.828">
            <text:p>4.828</text:p>
          </table:table-cell>
          <table:table-cell office:value-type="float" office:value="273.459">
            <text:p>273.459</text:p>
          </table:table-cell>
          <table:table-cell office:value-type="float" office:value="93.463">
            <text:p>93.463</text:p>
          </table:table-cell>
          <table:table-cell office:value-type="float" office:value="214.828">
            <text:p>214.828</text:p>
          </table:table-cell>
          <table:table-cell office:value-type="string">
            <text:p><text:s/>3 ♑ 27' 32"</text:p>
          </table:table-cell>
          <table:table-cell office:value-type="string">
            <text:p><text:s/>3 ♋ 27' 45"</text:p>
          </table:table-cell>
          <table:table-cell office:value-type="string">
            <text:p><text:s/>4 ♏ 49' 40"</text:p>
          </table:table-cell>
          <table:table-cell office:value-type="float" office:value="-23.402">
            <text:p>-23.402</text:p>
          </table:table-cell>
          <table:table-cell office:value-type="float" office:value="19.068">
            <text:p>19.068</text:p>
          </table:table-cell>
          <table:table-cell office:value-type="float" office:value="-4.335">
            <text:p>-4.335</text:p>
          </table:table-cell>
          <table:table-cell office:value-type="float" office:value="72093.463">
            <text:p>72093.463</text:p>
          </table:table-cell>
          <table:table-cell office:value-type="float" office:value="5673.459">
            <text:p>5673.459</text:p>
          </table:table-cell>
          <table:table-cell office:value-type="float" office:value="-145.172">
            <text:p>-145.172</text:p>
          </table:table-cell>
          <table:table-cell office:value-type="float" office:value="66780.004">
            <text:p>66780.004</text:p>
          </table:table-cell>
          <table:table-cell table:formula="of:=[.U65] / 360" office:value-type="float" office:value="185.500011111111">
            <text:p>185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72598.635">
            <text:p>72598.635</text:p>
          </table:table-cell>
          <table:table-cell office:value-type="float" office:value="238.635">
            <text:p>238.635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21-03-23 15:19 EST-0500</text:p>
          </table:table-cell>
          <table:table-cell table:style-name="ce1" office:value-type="string">
            <text:p>Wed</text:p>
          </table:table-cell>
          <table:table-cell table:style-name="ce1" office:value-type="float" office:value="5390">
            <text:p>5390</text:p>
          </table:table-cell>
          <table:table-cell table:style-name="ce1" office:value-type="float" office:value="772">
            <text:p>772</text:p>
          </table:table-cell>
          <table:table-cell table:style-name="ce1" office:value-type="float" office:value="182">
            <text:p>182</text:p>
          </table:table-cell>
          <table:table-cell table:style-name="ce1" office:value-type="float" office:value="2.669">
            <text:p>2.669</text:p>
          </table:table-cell>
          <table:table-cell table:style-name="ce1" office:value-type="float" office:value="2.676">
            <text:p>2.676</text:p>
          </table:table-cell>
          <table:table-cell table:style-name="ce1" office:value-type="float" office:value="12.24">
            <text:p>12.24</text:p>
          </table:table-cell>
          <table:table-cell table:style-name="ce1" office:value-type="float" office:value="2.669">
            <text:p>2.669</text:p>
          </table:table-cell>
          <table:table-cell table:style-name="ce1" office:value-type="float" office:value="182.676">
            <text:p>182.676</text:p>
          </table:table-cell>
          <table:table-cell table:style-name="ce1" office:value-type="float" office:value="207.24">
            <text:p>207.24</text:p>
          </table:table-cell>
          <table:table-cell table:style-name="ce1" office:value-type="string">
            <text:p><text:s/>2 ♈ 40' 10"</text:p>
          </table:table-cell>
          <table:table-cell table:style-name="ce1" office:value-type="string">
            <text:p><text:s/>2 ♎ 40' 32"</text:p>
          </table:table-cell>
          <table:table-cell table:style-name="ce1" office:value-type="string">
            <text:p>27 ♎ 14' 23"</text:p>
          </table:table-cell>
          <table:table-cell table:style-name="ce1" office:value-type="float" office:value="1.062">
            <text:p>1.062</text:p>
          </table:table-cell>
          <table:table-cell table:style-name="ce1" office:value-type="float" office:value="-3.064">
            <text:p>-3.064</text:p>
          </table:table-cell>
          <table:table-cell table:style-name="ce1" office:value-type="float" office:value="-2.179">
            <text:p>-2.179</text:p>
          </table:table-cell>
          <table:table-cell table:style-name="ce1" office:value-type="float" office:value="73262.676">
            <text:p>73262.676</text:p>
          </table:table-cell>
          <table:table-cell table:style-name="ce1" office:value-type="float" office:value="5762.669">
            <text:p>5762.669</text:p>
          </table:table-cell>
          <table:table-cell table:style-name="ce1" office:value-type="float" office:value="-152.76">
            <text:p>-152.76</text:p>
          </table:table-cell>
          <table:table-cell table:style-name="ce1" office:value-type="float" office:value="67860.007">
            <text:p>67860.007</text:p>
          </table:table-cell>
          <table:table-cell table:style-name="ce1" table:formula="of:=[.U66] / 360" office:value-type="float" office:value="188.500019444444">
            <text:p>188.5000194444</text:p>
          </table:table-cell>
          <table:table-cell table:style-name="ce1" office:value-type="float" office:value="180.007">
            <text:p>180.007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3775.436">
            <text:p>73775.436</text:p>
          </table:table-cell>
          <table:table-cell table:style-name="ce1" office:value-type="float" office:value="335.436">
            <text:p>335.436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21-07-19 19:08 EST-0500</text:p>
          </table:table-cell>
          <table:table-cell office:value-type="string">
            <text:p>Tue</text:p>
          </table:table-cell>
          <table:table-cell office:value-type="float" office:value="5506">
            <text:p>5506</text:p>
          </table:table-cell>
          <table:table-cell office:value-type="float" office:value="788">
            <text:p>788</text:p>
          </table:table-cell>
          <table:table-cell office:value-type="float" office:value="186">
            <text:p>186</text:p>
          </table:table-cell>
          <table:table-cell office:value-type="float" office:value="11.73">
            <text:p>11.73</text:p>
          </table:table-cell>
          <table:table-cell office:value-type="float" office:value="11.731">
            <text:p>11.731</text:p>
          </table:table-cell>
          <table:table-cell office:value-type="float" office:value="7.154">
            <text:p>7.154</text:p>
          </table:table-cell>
          <table:table-cell office:value-type="float" office:value="116.73">
            <text:p>116.73</text:p>
          </table:table-cell>
          <table:table-cell office:value-type="float" office:value="296.731">
            <text:p>296.731</text:p>
          </table:table-cell>
          <table:table-cell office:value-type="float" office:value="202.154">
            <text:p>202.154</text:p>
          </table:table-cell>
          <table:table-cell office:value-type="string">
            <text:p>26 ♋ 43' 48"</text:p>
          </table:table-cell>
          <table:table-cell office:value-type="string">
            <text:p>26 ♑ 43' 52"</text:p>
          </table:table-cell>
          <table:table-cell office:value-type="string">
            <text:p>22 ♎ 09' 16"</text:p>
          </table:table-cell>
          <table:table-cell office:value-type="float" office:value="20.817">
            <text:p>20.817</text:p>
          </table:table-cell>
          <table:table-cell office:value-type="float" office:value="-15.927">
            <text:p>-15.927</text:p>
          </table:table-cell>
          <table:table-cell office:value-type="float" office:value="4.979">
            <text:p>4.979</text:p>
          </table:table-cell>
          <table:table-cell office:value-type="float" office:value="74816.731">
            <text:p>74816.731</text:p>
          </table:table-cell>
          <table:table-cell office:value-type="float" office:value="5876.73">
            <text:p>5876.73</text:p>
          </table:table-cell>
          <table:table-cell office:value-type="float" office:value="-157.846">
            <text:p>-157.846</text:p>
          </table:table-cell>
          <table:table-cell office:value-type="float" office:value="69300.001">
            <text:p>69300.001</text:p>
          </table:table-cell>
          <table:table-cell table:formula="of:=[.U67] / 360" office:value-type="float" office:value="192.500002777778">
            <text:p>192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75334.577">
            <text:p>75334.577</text:p>
          </table:table-cell>
          <table:table-cell office:value-type="float" office:value="94.577">
            <text:p>94.577</text:p>
          </table:table-cell>
          <table:table-cell table:number-columns-repeated="998"/>
        </table:table-row>
        <table:table-row table:style-name="ro1">
          <table:table-cell office:value-type="string">
            <text:p>1921-10-16 18:00 EST-0500</text:p>
          </table:table-cell>
          <table:table-cell office:value-type="string">
            <text:p>Sun</text:p>
          </table:table-cell>
          <table:table-cell office:value-type="float" office:value="5592">
            <text:p>5592</text:p>
          </table:table-cell>
          <table:table-cell office:value-type="float" office:value="801">
            <text:p>801</text:p>
          </table:table-cell>
          <table:table-cell office:value-type="float" office:value="189">
            <text:p>189</text:p>
          </table:table-cell>
          <table:table-cell office:value-type="float" office:value="8.043">
            <text:p>8.043</text:p>
          </table:table-cell>
          <table:table-cell office:value-type="float" office:value="8.044">
            <text:p>8.044</text:p>
          </table:table-cell>
          <table:table-cell office:value-type="float" office:value="3.071">
            <text:p>3.071</text:p>
          </table:table-cell>
          <table:table-cell office:value-type="float" office:value="203.043">
            <text:p>203.043</text:p>
          </table:table-cell>
          <table:table-cell office:value-type="float" office:value="23.044">
            <text:p>23.044</text:p>
          </table:table-cell>
          <table:table-cell office:value-type="float" office:value="198.071">
            <text:p>198.071</text:p>
          </table:table-cell>
          <table:table-cell office:value-type="string">
            <text:p>23 ♎ 02' 36"</text:p>
          </table:table-cell>
          <table:table-cell office:value-type="string">
            <text:p>23 ♈ 02' 38"</text:p>
          </table:table-cell>
          <table:table-cell office:value-type="string">
            <text:p>18 ♎ 04' 15"</text:p>
          </table:table-cell>
          <table:table-cell office:value-type="float" office:value="-8.96">
            <text:p>-8.96</text:p>
          </table:table-cell>
          <table:table-cell office:value-type="float" office:value="8.534">
            <text:p>8.534</text:p>
          </table:table-cell>
          <table:table-cell office:value-type="float" office:value="-0.46">
            <text:p>-0.46</text:p>
          </table:table-cell>
          <table:table-cell office:value-type="float" office:value="75983.044">
            <text:p>75983.044</text:p>
          </table:table-cell>
          <table:table-cell office:value-type="float" office:value="5963.043">
            <text:p>5963.043</text:p>
          </table:table-cell>
          <table:table-cell office:value-type="float" office:value="-161.929">
            <text:p>-161.929</text:p>
          </table:table-cell>
          <table:table-cell office:value-type="float" office:value="70380.001">
            <text:p>70380.001</text:p>
          </table:table-cell>
          <table:table-cell table:formula="of:=[.U68] / 360" office:value-type="float" office:value="195.500002777778">
            <text:p>195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76504.973">
            <text:p>76504.973</text:p>
          </table:table-cell>
          <table:table-cell office:value-type="float" office:value="184.973">
            <text:p>184.973</text:p>
          </table:table-cell>
          <table:table-cell table:number-columns-repeated="998"/>
        </table:table-row>
        <table:table-row table:style-name="ro1">
          <table:table-cell office:value-type="string">
            <text:p>1922-01-13 09:37 EST-0500</text:p>
          </table:table-cell>
          <table:table-cell office:value-type="string">
            <text:p>Fri</text:p>
          </table:table-cell>
          <table:table-cell office:value-type="float" office:value="5678">
            <text:p>5678</text:p>
          </table:table-cell>
          <table:table-cell office:value-type="float" office:value="813">
            <text:p>813</text:p>
          </table:table-cell>
          <table:table-cell office:value-type="float" office:value="192">
            <text:p>192</text:p>
          </table:table-cell>
          <table:table-cell office:value-type="float" office:value="7.661">
            <text:p>7.661</text:p>
          </table:table-cell>
          <table:table-cell office:value-type="float" office:value="7.666">
            <text:p>7.666</text:p>
          </table:table-cell>
          <table:table-cell office:value-type="float" office:value="12.362">
            <text:p>12.362</text:p>
          </table:table-cell>
          <table:table-cell office:value-type="float" office:value="292.661">
            <text:p>292.661</text:p>
          </table:table-cell>
          <table:table-cell office:value-type="float" office:value="112.666">
            <text:p>112.666</text:p>
          </table:table-cell>
          <table:table-cell office:value-type="float" office:value="192.362">
            <text:p>192.362</text:p>
          </table:table-cell>
          <table:table-cell office:value-type="string">
            <text:p>22 ♑ 39' 39"</text:p>
          </table:table-cell>
          <table:table-cell office:value-type="string">
            <text:p>22 ♋ 39' 59"</text:p>
          </table:table-cell>
          <table:table-cell office:value-type="string">
            <text:p>12 ♎ 21' 44"</text:p>
          </table:table-cell>
          <table:table-cell office:value-type="float" office:value="-21.542">
            <text:p>-21.542</text:p>
          </table:table-cell>
          <table:table-cell office:value-type="float" office:value="16.674">
            <text:p>16.674</text:p>
          </table:table-cell>
          <table:table-cell office:value-type="float" office:value="-4.933">
            <text:p>-4.933</text:p>
          </table:table-cell>
          <table:table-cell office:value-type="float" office:value="77152.666">
            <text:p>77152.666</text:p>
          </table:table-cell>
          <table:table-cell office:value-type="float" office:value="6052.661">
            <text:p>6052.661</text:p>
          </table:table-cell>
          <table:table-cell office:value-type="float" office:value="-167.638">
            <text:p>-167.638</text:p>
          </table:table-cell>
          <table:table-cell office:value-type="float" office:value="71460.005">
            <text:p>71460.005</text:p>
          </table:table-cell>
          <table:table-cell table:formula="of:=[.U69] / 360" office:value-type="float" office:value="198.500013888889">
            <text:p>198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77680.304">
            <text:p>77680.304</text:p>
          </table:table-cell>
          <table:table-cell office:value-type="float" office:value="280.304">
            <text:p>280.304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22-04-11 15:44 EST-0500</text:p>
          </table:table-cell>
          <table:table-cell table:style-name="ce1" office:value-type="string">
            <text:p>Tue</text:p>
          </table:table-cell>
          <table:table-cell table:style-name="ce1" office:value-type="float" office:value="5763">
            <text:p>5763</text:p>
          </table:table-cell>
          <table:table-cell table:style-name="ce1" office:value-type="float" office:value="826">
            <text:p>826</text:p>
          </table:table-cell>
          <table:table-cell table:style-name="ce1" office:value-type="float" office:value="195">
            <text:p>195</text:p>
          </table:table-cell>
          <table:table-cell table:style-name="ce1" office:value-type="float" office:value="6.175">
            <text:p>6.175</text:p>
          </table:table-cell>
          <table:table-cell table:style-name="ce1" office:value-type="float" office:value="6.18">
            <text:p>6.18</text:p>
          </table:table-cell>
          <table:table-cell table:style-name="ce1" office:value-type="float" office:value="8.767">
            <text:p>8.767</text:p>
          </table:table-cell>
          <table:table-cell table:style-name="ce1" office:value-type="float" office:value="21.175">
            <text:p>21.175</text:p>
          </table:table-cell>
          <table:table-cell table:style-name="ce1" office:value-type="float" office:value="201.18">
            <text:p>201.18</text:p>
          </table:table-cell>
          <table:table-cell table:style-name="ce1" office:value-type="float" office:value="188.767">
            <text:p>188.767</text:p>
          </table:table-cell>
          <table:table-cell table:style-name="ce1" office:value-type="string">
            <text:p>21 ♈ 10' 29"</text:p>
          </table:table-cell>
          <table:table-cell table:style-name="ce1" office:value-type="string">
            <text:p>21 ♎ 10' 46"</text:p>
          </table:table-cell>
          <table:table-cell table:style-name="ce1" office:value-type="string">
            <text:p><text:s/>8 ♎ 46' 01"</text:p>
          </table:table-cell>
          <table:table-cell table:style-name="ce1" office:value-type="float" office:value="8.264">
            <text:p>8.264</text:p>
          </table:table-cell>
          <table:table-cell table:style-name="ce1" office:value-type="float" office:value="-7.209">
            <text:p>-7.209</text:p>
          </table:table-cell>
          <table:table-cell table:style-name="ce1" office:value-type="float" office:value="1.139">
            <text:p>1.139</text:p>
          </table:table-cell>
          <table:table-cell table:style-name="ce1" office:value-type="float" office:value="78321.18">
            <text:p>78321.18</text:p>
          </table:table-cell>
          <table:table-cell table:style-name="ce1" office:value-type="float" office:value="6141.175">
            <text:p>6141.175</text:p>
          </table:table-cell>
          <table:table-cell table:style-name="ce1" office:value-type="float" office:value="-171.233">
            <text:p>-171.233</text:p>
          </table:table-cell>
          <table:table-cell table:style-name="ce1" office:value-type="float" office:value="72540.005">
            <text:p>72540.005</text:p>
          </table:table-cell>
          <table:table-cell table:style-name="ce1" table:formula="of:=[.U70] / 360" office:value-type="float" office:value="201.500013888889">
            <text:p>201.5000138889</text:p>
          </table:table-cell>
          <table:table-cell table:style-name="ce1" office:value-type="float" office:value="180.005">
            <text:p>180.00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78852.413">
            <text:p>78852.413</text:p>
          </table:table-cell>
          <table:table-cell table:style-name="ce1" office:value-type="float" office:value="12.413">
            <text:p>12.413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22-07-08 22:08 EST-0500</text:p>
          </table:table-cell>
          <table:table-cell office:value-type="string">
            <text:p>Sat</text:p>
          </table:table-cell>
          <table:table-cell office:value-type="float" office:value="5848">
            <text:p>5848</text:p>
          </table:table-cell>
          <table:table-cell office:value-type="float" office:value="838">
            <text:p>838</text:p>
          </table:table-cell>
          <table:table-cell office:value-type="float" office:value="198">
            <text:p>198</text:p>
          </table:table-cell>
          <table:table-cell office:value-type="float" office:value="1.125">
            <text:p>1.125</text:p>
          </table:table-cell>
          <table:table-cell office:value-type="float" office:value="1.13">
            <text:p>1.13</text:p>
          </table:table-cell>
          <table:table-cell office:value-type="float" office:value="2.966">
            <text:p>2.966</text:p>
          </table:table-cell>
          <table:table-cell office:value-type="float" office:value="106.125">
            <text:p>106.125</text:p>
          </table:table-cell>
          <table:table-cell office:value-type="float" office:value="286.13">
            <text:p>286.13</text:p>
          </table:table-cell>
          <table:table-cell office:value-type="float" office:value="182.966">
            <text:p>182.966</text:p>
          </table:table-cell>
          <table:table-cell office:value-type="string">
            <text:p>16 ♋ 07' 28"</text:p>
          </table:table-cell>
          <table:table-cell office:value-type="string">
            <text:p>16 ♑ 07' 47"</text:p>
          </table:table-cell>
          <table:table-cell office:value-type="string">
            <text:p><text:s/>2 ♎ 57' 57"</text:p>
          </table:table-cell>
          <table:table-cell office:value-type="float" office:value="22.473">
            <text:p>22.473</text:p>
          </table:table-cell>
          <table:table-cell office:value-type="float" office:value="-17.616">
            <text:p>-17.616</text:p>
          </table:table-cell>
          <table:table-cell office:value-type="float" office:value="4.889">
            <text:p>4.889</text:p>
          </table:table-cell>
          <table:table-cell office:value-type="float" office:value="79486.13">
            <text:p>79486.13</text:p>
          </table:table-cell>
          <table:table-cell office:value-type="float" office:value="6226.125">
            <text:p>6226.125</text:p>
          </table:table-cell>
          <table:table-cell office:value-type="float" office:value="-177.034">
            <text:p>-177.034</text:p>
          </table:table-cell>
          <table:table-cell office:value-type="float" office:value="73620.005">
            <text:p>73620.005</text:p>
          </table:table-cell>
          <table:table-cell table:formula="of:=[.U71] / 360" office:value-type="float" office:value="204.500013888889">
            <text:p>204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80023.164">
            <text:p>80023.164</text:p>
          </table:table-cell>
          <table:table-cell office:value-type="float" office:value="103.164">
            <text:p>103.164</text:p>
          </table:table-cell>
          <table:table-cell table:number-columns-repeated="998"/>
        </table:table-row>
        <table:table-row table:style-name="ro1">
          <table:table-cell office:value-type="string">
            <text:p>1922-10-05 19:58 EST-0500</text:p>
          </table:table-cell>
          <table:table-cell office:value-type="string">
            <text:p>Thu</text:p>
          </table:table-cell>
          <table:table-cell office:value-type="float" office:value="5934">
            <text:p>5934</text:p>
          </table:table-cell>
          <table:table-cell office:value-type="float" office:value="850">
            <text:p>850</text:p>
          </table:table-cell>
          <table:table-cell office:value-type="float" office:value="201">
            <text:p>201</text:p>
          </table:table-cell>
          <table:table-cell office:value-type="float" office:value="11.997">
            <text:p>11.997</text:p>
          </table:table-cell>
          <table:table-cell office:value-type="float" office:value="11.998">
            <text:p>11.998</text:p>
          </table:table-cell>
          <table:table-cell office:value-type="float" office:value="14.815">
            <text:p>14.815</text:p>
          </table:table-cell>
          <table:table-cell office:value-type="float" office:value="191.997">
            <text:p>191.997</text:p>
          </table:table-cell>
          <table:table-cell office:value-type="float" office:value="11.998">
            <text:p>11.998</text:p>
          </table:table-cell>
          <table:table-cell office:value-type="float" office:value="179.815">
            <text:p>179.815</text:p>
          </table:table-cell>
          <table:table-cell office:value-type="string">
            <text:p>11 ♎ 59' 48"</text:p>
          </table:table-cell>
          <table:table-cell office:value-type="string">
            <text:p>11 ♈ 59' 51"</text:p>
          </table:table-cell>
          <table:table-cell office:value-type="string">
            <text:p>29 ♍ 48' 53"</text:p>
          </table:table-cell>
          <table:table-cell office:value-type="float" office:value="-4.744">
            <text:p>-4.744</text:p>
          </table:table-cell>
          <table:table-cell office:value-type="float" office:value="3.715">
            <text:p>3.715</text:p>
          </table:table-cell>
          <table:table-cell office:value-type="float" office:value="-1.118">
            <text:p>-1.118</text:p>
          </table:table-cell>
          <table:table-cell office:value-type="float" office:value="80651.998">
            <text:p>80651.998</text:p>
          </table:table-cell>
          <table:table-cell office:value-type="float" office:value="6311.997">
            <text:p>6311.997</text:p>
          </table:table-cell>
          <table:table-cell office:value-type="float" office:value="-180.185">
            <text:p>-180.185</text:p>
          </table:table-cell>
          <table:table-cell office:value-type="float" office:value="74700.001">
            <text:p>74700.001</text:p>
          </table:table-cell>
          <table:table-cell table:formula="of:=[.U72] / 360" office:value-type="float" office:value="207.500002777778">
            <text:p>207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81192.183">
            <text:p>81192.183</text:p>
          </table:table-cell>
          <table:table-cell office:value-type="float" office:value="192.183">
            <text:p>192.183</text:p>
          </table:table-cell>
          <table:table-cell table:number-columns-repeated="998"/>
        </table:table-row>
        <table:table-row table:style-name="ro1">
          <table:table-cell office:value-type="string">
            <text:p>1923-01-02 21:34 EST-0500</text:p>
          </table:table-cell>
          <table:table-cell office:value-type="string">
            <text:p>Tue</text:p>
          </table:table-cell>
          <table:table-cell office:value-type="float" office:value="6020">
            <text:p>6020</text:p>
          </table:table-cell>
          <table:table-cell office:value-type="float" office:value="862">
            <text:p>862</text:p>
          </table:table-cell>
          <table:table-cell office:value-type="float" office:value="204">
            <text:p>204</text:p>
          </table:table-cell>
          <table:table-cell office:value-type="float" office:value="11.709">
            <text:p>11.709</text:p>
          </table:table-cell>
          <table:table-cell office:value-type="float" office:value="11.714">
            <text:p>11.714</text:p>
          </table:table-cell>
          <table:table-cell office:value-type="float" office:value="8.312">
            <text:p>8.312</text:p>
          </table:table-cell>
          <table:table-cell office:value-type="float" office:value="281.709">
            <text:p>281.709</text:p>
          </table:table-cell>
          <table:table-cell office:value-type="float" office:value="101.714">
            <text:p>101.714</text:p>
          </table:table-cell>
          <table:table-cell office:value-type="float" office:value="173.312">
            <text:p>173.312</text:p>
          </table:table-cell>
          <table:table-cell office:value-type="string">
            <text:p>11 ♑ 42' 30"</text:p>
          </table:table-cell>
          <table:table-cell office:value-type="string">
            <text:p>11 ♋ 42' 50"</text:p>
          </table:table-cell>
          <table:table-cell office:value-type="string">
            <text:p>23 ♍ 18' 41"</text:p>
          </table:table-cell>
          <table:table-cell office:value-type="float" office:value="-22.931">
            <text:p>-22.931</text:p>
          </table:table-cell>
          <table:table-cell office:value-type="float" office:value="18.174">
            <text:p>18.174</text:p>
          </table:table-cell>
          <table:table-cell office:value-type="float" office:value="-4.774">
            <text:p>-4.774</text:p>
          </table:table-cell>
          <table:table-cell office:value-type="float" office:value="81821.714">
            <text:p>81821.714</text:p>
          </table:table-cell>
          <table:table-cell office:value-type="float" office:value="6401.709">
            <text:p>6401.709</text:p>
          </table:table-cell>
          <table:table-cell office:value-type="float" office:value="-186.688">
            <text:p>-186.688</text:p>
          </table:table-cell>
          <table:table-cell office:value-type="float" office:value="75780.005">
            <text:p>75780.005</text:p>
          </table:table-cell>
          <table:table-cell table:formula="of:=[.U73] / 360" office:value-type="float" office:value="210.500013888889">
            <text:p>210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82368.402">
            <text:p>82368.402</text:p>
          </table:table-cell>
          <table:table-cell office:value-type="float" office:value="288.402">
            <text:p>288.402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23-04-01 08:10 EST-0500</text:p>
          </table:table-cell>
          <table:table-cell table:style-name="ce1" office:value-type="string">
            <text:p>Sun</text:p>
          </table:table-cell>
          <table:table-cell table:style-name="ce1" office:value-type="float" office:value="6107">
            <text:p>6107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207">
            <text:p>207</text:p>
          </table:table-cell>
          <table:table-cell table:style-name="ce1" office:value-type="float" office:value="10.796">
            <text:p>10.796</text:p>
          </table:table-cell>
          <table:table-cell table:style-name="ce1" office:value-type="float" office:value="10.802">
            <text:p>10.802</text:p>
          </table:table-cell>
          <table:table-cell table:style-name="ce1" office:value-type="float" office:value="5.529">
            <text:p>5.529</text:p>
          </table:table-cell>
          <table:table-cell table:style-name="ce1" office:value-type="float" office:value="10.796">
            <text:p>10.796</text:p>
          </table:table-cell>
          <table:table-cell table:style-name="ce1" office:value-type="float" office:value="190.802">
            <text:p>190.802</text:p>
          </table:table-cell>
          <table:table-cell table:style-name="ce1" office:value-type="float" office:value="170.529">
            <text:p>170.529</text:p>
          </table:table-cell>
          <table:table-cell table:style-name="ce1" office:value-type="string">
            <text:p>10 ♈ 47' 44"</text:p>
          </table:table-cell>
          <table:table-cell table:style-name="ce1" office:value-type="string">
            <text:p>10 ♎ 48' 06"</text:p>
          </table:table-cell>
          <table:table-cell table:style-name="ce1" office:value-type="string">
            <text:p>20 ♍ 31' 42"</text:p>
          </table:table-cell>
          <table:table-cell table:style-name="ce1" office:value-type="float" office:value="4.274">
            <text:p>4.274</text:p>
          </table:table-cell>
          <table:table-cell table:style-name="ce1" office:value-type="float" office:value="-2.595">
            <text:p>-2.595</text:p>
          </table:table-cell>
          <table:table-cell table:style-name="ce1" office:value-type="float" office:value="1.828">
            <text:p>1.828</text:p>
          </table:table-cell>
          <table:table-cell table:style-name="ce1" office:value-type="float" office:value="82990.802">
            <text:p>82990.802</text:p>
          </table:table-cell>
          <table:table-cell table:style-name="ce1" office:value-type="float" office:value="6490.796">
            <text:p>6490.796</text:p>
          </table:table-cell>
          <table:table-cell table:style-name="ce1" office:value-type="float" office:value="-189.471">
            <text:p>-189.471</text:p>
          </table:table-cell>
          <table:table-cell table:style-name="ce1" office:value-type="float" office:value="76860.006">
            <text:p>76860.006</text:p>
          </table:table-cell>
          <table:table-cell table:style-name="ce1" table:formula="of:=[.U74] / 360" office:value-type="float" office:value="213.500016666667">
            <text:p>213.5000166667</text:p>
          </table:table-cell>
          <table:table-cell table:style-name="ce1" office:value-type="float" office:value="180.006">
            <text:p>180.00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3540.273">
            <text:p>83540.273</text:p>
          </table:table-cell>
          <table:table-cell table:style-name="ce1" office:value-type="float" office:value="20.273">
            <text:p>20.273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23-06-28 08:05 EST-0500</text:p>
          </table:table-cell>
          <table:table-cell office:value-type="string">
            <text:p>Thu</text:p>
          </table:table-cell>
          <table:table-cell office:value-type="float" office:value="6193">
            <text:p>6193</text:p>
          </table:table-cell>
          <table:table-cell office:value-type="float" office:value="886">
            <text:p>886</text:p>
          </table:table-cell>
          <table:table-cell office:value-type="float" office:value="209">
            <text:p>209</text:p>
          </table:table-cell>
          <table:table-cell office:value-type="float" office:value="5.807">
            <text:p>5.807</text:p>
          </table:table-cell>
          <table:table-cell office:value-type="float" office:value="5.812">
            <text:p>5.812</text:p>
          </table:table-cell>
          <table:table-cell office:value-type="float" office:value="13.884">
            <text:p>13.884</text:p>
          </table:table-cell>
          <table:table-cell office:value-type="float" office:value="95.807">
            <text:p>95.807</text:p>
          </table:table-cell>
          <table:table-cell office:value-type="float" office:value="275.812">
            <text:p>275.812</text:p>
          </table:table-cell>
          <table:table-cell office:value-type="float" office:value="163.884">
            <text:p>163.884</text:p>
          </table:table-cell>
          <table:table-cell office:value-type="string">
            <text:p><text:s/>5 ♋ 48' 25"</text:p>
          </table:table-cell>
          <table:table-cell office:value-type="string">
            <text:p><text:s/>5 ♑ 48' 42"</text:p>
          </table:table-cell>
          <table:table-cell office:value-type="string">
            <text:p>13 ♍ 53' 02"</text:p>
          </table:table-cell>
          <table:table-cell office:value-type="float" office:value="23.319">
            <text:p>23.319</text:p>
          </table:table-cell>
          <table:table-cell office:value-type="float" office:value="-18.644">
            <text:p>-18.644</text:p>
          </table:table-cell>
          <table:table-cell office:value-type="float" office:value="4.68">
            <text:p>4.68</text:p>
          </table:table-cell>
          <table:table-cell office:value-type="float" office:value="84155.812">
            <text:p>84155.812</text:p>
          </table:table-cell>
          <table:table-cell office:value-type="float" office:value="6575.807">
            <text:p>6575.807</text:p>
          </table:table-cell>
          <table:table-cell office:value-type="float" office:value="-196.116">
            <text:p>-196.116</text:p>
          </table:table-cell>
          <table:table-cell office:value-type="float" office:value="77940.005">
            <text:p>77940.005</text:p>
          </table:table-cell>
          <table:table-cell table:formula="of:=[.U75] / 360" office:value-type="float" office:value="216.500013888889">
            <text:p>216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84711.928">
            <text:p>84711.928</text:p>
          </table:table-cell>
          <table:table-cell office:value-type="float" office:value="111.928">
            <text:p>111.928</text:p>
          </table:table-cell>
          <table:table-cell table:number-columns-repeated="998"/>
        </table:table-row>
        <table:table-row table:style-name="ro1">
          <table:table-cell office:value-type="string">
            <text:p>1923-09-24 20:16 EST-0500</text:p>
          </table:table-cell>
          <table:table-cell office:value-type="string">
            <text:p>Mon</text:p>
          </table:table-cell>
          <table:table-cell office:value-type="float" office:value="6280">
            <text:p>6280</text:p>
          </table:table-cell>
          <table:table-cell office:value-type="float" office:value="899">
            <text:p>899</text:p>
          </table:table-cell>
          <table:table-cell office:value-type="float" office:value="212">
            <text:p>212</text:p>
          </table:table-cell>
          <table:table-cell table:number-columns-repeated="2" office:value-type="float" office:value="0.953">
            <text:p>0.953</text:p>
          </table:table-cell>
          <table:table-cell office:value-type="float" office:value="11.508">
            <text:p>11.508</text:p>
          </table:table-cell>
          <table:table-cell office:value-type="float" office:value="180.953">
            <text:p>180.953</text:p>
          </table:table-cell>
          <table:table-cell office:value-type="float" office:value="0.953">
            <text:p>0.953</text:p>
          </table:table-cell>
          <table:table-cell office:value-type="float" office:value="161.508">
            <text:p>161.508</text:p>
          </table:table-cell>
          <table:table-cell office:value-type="string">
            <text:p><text:s/>0 ♎ 57' 10"</text:p>
          </table:table-cell>
          <table:table-cell office:value-type="string">
            <text:p><text:s/>0 ♈ 57' 12"</text:p>
          </table:table-cell>
          <table:table-cell office:value-type="string">
            <text:p>11 ♍ 30' 29"</text:p>
          </table:table-cell>
          <table:table-cell office:value-type="float" office:value="-0.379">
            <text:p>-0.379</text:p>
          </table:table-cell>
          <table:table-cell office:value-type="float" office:value="-1.229">
            <text:p>-1.229</text:p>
          </table:table-cell>
          <table:table-cell office:value-type="float" office:value="-1.753">
            <text:p>-1.753</text:p>
          </table:table-cell>
          <table:table-cell office:value-type="float" office:value="85320.953">
            <text:p>85320.953</text:p>
          </table:table-cell>
          <table:table-cell office:value-type="float" office:value="6660.953">
            <text:p>6660.953</text:p>
          </table:table-cell>
          <table:table-cell office:value-type="float" office:value="-198.492">
            <text:p>-198.492</text:p>
          </table:table-cell>
          <table:table-cell office:value-type="float" office:value="79020">
            <text:p>79020</text:p>
          </table:table-cell>
          <table:table-cell table:formula="of:=[.U76] / 360" office:value-type="float" office:value="219.5">
            <text:p>219.5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85879.445">
            <text:p>85879.445</text:p>
          </table:table-cell>
          <table:table-cell office:value-type="float" office:value="199.445">
            <text:p>199.445</text:p>
          </table:table-cell>
          <table:table-cell table:number-columns-repeated="998"/>
        </table:table-row>
        <table:table-row table:style-name="ro1">
          <table:table-cell office:value-type="string">
            <text:p>1923-12-23 02:33 EST-0500</text:p>
          </table:table-cell>
          <table:table-cell office:value-type="string">
            <text:p>Sun</text:p>
          </table:table-cell>
          <table:table-cell office:value-type="float" office:value="6366">
            <text:p>6366</text:p>
          </table:table-cell>
          <table:table-cell office:value-type="float" office:value="912">
            <text:p>912</text:p>
          </table:table-cell>
          <table:table-cell office:value-type="float" office:value="215">
            <text:p>215</text:p>
          </table:table-cell>
          <table:table-cell office:value-type="float" office:value="0.459">
            <text:p>0.459</text:p>
          </table:table-cell>
          <table:table-cell office:value-type="float" office:value="0.462">
            <text:p>0.462</text:p>
          </table:table-cell>
          <table:table-cell office:value-type="float" office:value="4.224">
            <text:p>4.224</text:p>
          </table:table-cell>
          <table:table-cell office:value-type="float" office:value="270.459">
            <text:p>270.459</text:p>
          </table:table-cell>
          <table:table-cell office:value-type="float" office:value="90.462">
            <text:p>90.462</text:p>
          </table:table-cell>
          <table:table-cell office:value-type="float" office:value="154.224">
            <text:p>154.224</text:p>
          </table:table-cell>
          <table:table-cell office:value-type="string">
            <text:p><text:s/>0 ♑ 27' 32"</text:p>
          </table:table-cell>
          <table:table-cell office:value-type="string">
            <text:p><text:s/>0 ♋ 27' 42"</text:p>
          </table:table-cell>
          <table:table-cell office:value-type="string">
            <text:p><text:s/>4 ♍ 13' 25"</text:p>
          </table:table-cell>
          <table:table-cell office:value-type="float" office:value="-23.446">
            <text:p>-23.446</text:p>
          </table:table-cell>
          <table:table-cell office:value-type="float" office:value="18.922">
            <text:p>18.922</text:p>
          </table:table-cell>
          <table:table-cell office:value-type="float" office:value="-4.524">
            <text:p>-4.524</text:p>
          </table:table-cell>
          <table:table-cell office:value-type="float" office:value="86490.462">
            <text:p>86490.462</text:p>
          </table:table-cell>
          <table:table-cell office:value-type="float" office:value="6750.459">
            <text:p>6750.459</text:p>
          </table:table-cell>
          <table:table-cell office:value-type="float" office:value="-205.776">
            <text:p>-205.776</text:p>
          </table:table-cell>
          <table:table-cell office:value-type="float" office:value="80100.003">
            <text:p>80100.003</text:p>
          </table:table-cell>
          <table:table-cell table:formula="of:=[.U77] / 360" office:value-type="float" office:value="222.500008333333">
            <text:p>222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87056.238">
            <text:p>87056.238</text:p>
          </table:table-cell>
          <table:table-cell office:value-type="float" office:value="296.238">
            <text:p>296.238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24-03-20 23:31 EST-0500</text:p>
          </table:table-cell>
          <table:table-cell table:style-name="ce1" office:value-type="string">
            <text:p>Thu</text:p>
          </table:table-cell>
          <table:table-cell table:style-name="ce1" office:value-type="float" office:value="6452">
            <text:p>6452</text:p>
          </table:table-cell>
          <table:table-cell table:style-name="ce1" office:value-type="float" office:value="924">
            <text:p>924</text:p>
          </table:table-cell>
          <table:table-cell table:style-name="ce1" office:value-type="float" office:value="218">
            <text:p>218</text:p>
          </table:table-cell>
          <table:table-cell table:style-name="ce1" office:value-type="float" office:value="0.303">
            <text:p>0.303</text:p>
          </table:table-cell>
          <table:table-cell table:style-name="ce1" office:value-type="float" office:value="0.309">
            <text:p>0.309</text:p>
          </table:table-cell>
          <table:table-cell table:style-name="ce1" office:value-type="float" office:value="2.017">
            <text:p>2.017</text:p>
          </table:table-cell>
          <table:table-cell table:style-name="ce1" office:value-type="float" office:value="0.303">
            <text:p>0.303</text:p>
          </table:table-cell>
          <table:table-cell table:style-name="ce1" office:value-type="float" office:value="180.309">
            <text:p>180.309</text:p>
          </table:table-cell>
          <table:table-cell table:style-name="ce1" office:value-type="float" office:value="152.017">
            <text:p>152.017</text:p>
          </table:table-cell>
          <table:table-cell table:style-name="ce3" office:value-type="string">
            <text:p><text:s/>0 ♈ 18' 09"</text:p>
          </table:table-cell>
          <table:table-cell table:style-name="ce1" office:value-type="string">
            <text:p><text:s/>0 ♎ 18' 33"</text:p>
          </table:table-cell>
          <table:table-cell table:style-name="ce1" office:value-type="string">
            <text:p><text:s/>2 ♍ 01' 02"</text:p>
          </table:table-cell>
          <table:table-cell table:style-name="ce1" office:value-type="float" office:value="0.121">
            <text:p>0.121</text:p>
          </table:table-cell>
          <table:table-cell table:style-name="ce1" office:value-type="float" office:value="2.15">
            <text:p>2.15</text:p>
          </table:table-cell>
          <table:table-cell table:style-name="ce1" office:value-type="float" office:value="2.478">
            <text:p>2.478</text:p>
          </table:table-cell>
          <table:table-cell table:style-name="ce1" office:value-type="float" office:value="87660.309">
            <text:p>87660.309</text:p>
          </table:table-cell>
          <table:table-cell table:style-name="ce1" office:value-type="float" office:value="6840.303">
            <text:p>6840.303</text:p>
          </table:table-cell>
          <table:table-cell table:style-name="ce1" office:value-type="float" office:value="-207.983">
            <text:p>-207.983</text:p>
          </table:table-cell>
          <table:table-cell table:style-name="ce1" office:value-type="float" office:value="81180.006">
            <text:p>81180.006</text:p>
          </table:table-cell>
          <table:table-cell table:style-name="ce1" table:formula="of:=[.U78] / 360" office:value-type="float" office:value="225.500016666667">
            <text:p>225.5000166667</text:p>
          </table:table-cell>
          <table:table-cell table:style-name="ce1" office:value-type="float" office:value="180.006">
            <text:p>180.006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8228.292">
            <text:p>88228.292</text:p>
          </table:table-cell>
          <table:table-cell table:style-name="ce1" office:value-type="float" office:value="28.292">
            <text:p>28.292</text:p>
          </table:table-cell>
          <table:table-cell table:style-name="ce1" table:number-columns-repeated="998"/>
        </table:table-row>
        <table:table-row table:style-name="ro1">
          <table:table-cell table:style-name="ce1" office:value-type="string">
            <text:p>1924-04-19 09:11 EST-0500</text:p>
          </table:table-cell>
          <table:table-cell table:style-name="ce1" office:value-type="string">
            <text:p>Sat</text:p>
          </table:table-cell>
          <table:table-cell table:style-name="ce1" office:value-type="float" office:value="6481">
            <text:p>6481</text:p>
          </table:table-cell>
          <table:table-cell table:style-name="ce1" office:value-type="float" office:value="928">
            <text:p>928</text:p>
          </table:table-cell>
          <table:table-cell table:style-name="ce1" office:value-type="float" office:value="219">
            <text:p>219</text:p>
          </table:table-cell>
          <table:table-cell table:style-name="ce1" office:value-type="float" office:value="14.242">
            <text:p>14.242</text:p>
          </table:table-cell>
          <table:table-cell table:style-name="ce1" office:value-type="float" office:value="14.244">
            <text:p>14.244</text:p>
          </table:table-cell>
          <table:table-cell table:style-name="ce1" office:value-type="float" office:value="0.482">
            <text:p>0.482</text:p>
          </table:table-cell>
          <table:table-cell table:style-name="ce1" office:value-type="float" office:value="29.242">
            <text:p>29.242</text:p>
          </table:table-cell>
          <table:table-cell table:style-name="ce1" office:value-type="float" office:value="209.244">
            <text:p>209.244</text:p>
          </table:table-cell>
          <table:table-cell table:style-name="ce1" office:value-type="float" office:value="150.482">
            <text:p>150.482</text:p>
          </table:table-cell>
          <table:table-cell table:style-name="ce3" office:value-type="string">
            <text:p>29 ♈ 14' 31"</text:p>
          </table:table-cell>
          <table:table-cell table:style-name="ce1" office:value-type="string">
            <text:p>29 ♎ 14' 37"</text:p>
          </table:table-cell>
          <table:table-cell table:style-name="ce1" office:value-type="string">
            <text:p><text:s/>0 ♍ 28' 56"</text:p>
          </table:table-cell>
          <table:table-cell table:style-name="ce1" office:value-type="float" office:value="11.208">
            <text:p>11.208</text:p>
          </table:table-cell>
          <table:table-cell table:style-name="ce1" office:value-type="float" office:value="-7.145">
            <text:p>-7.145</text:p>
          </table:table-cell>
          <table:table-cell table:style-name="ce1" office:value-type="float" office:value="4.341">
            <text:p>4.341</text:p>
          </table:table-cell>
          <table:table-cell table:style-name="ce1" office:value-type="float" office:value="88049.244">
            <text:p>88049.244</text:p>
          </table:table-cell>
          <table:table-cell table:style-name="ce1" office:value-type="float" office:value="6869.242">
            <text:p>6869.242</text:p>
          </table:table-cell>
          <table:table-cell table:style-name="ce1" office:value-type="float" office:value="-209.518">
            <text:p>-209.518</text:p>
          </table:table-cell>
          <table:table-cell table:style-name="ce1" office:value-type="float" office:value="81540.002">
            <text:p>81540.002</text:p>
          </table:table-cell>
          <table:table-cell table:style-name="ce1" table:formula="of:=[.U79] / 360" office:value-type="float" office:value="226.500005555556">
            <text:p>226.5000055556</text:p>
          </table:table-cell>
          <table:table-cell table:style-name="ce1" office:value-type="float" office:value="180.002">
            <text:p>180.00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88618.762">
            <text:p>88618.762</text:p>
          </table:table-cell>
          <table:table-cell table:style-name="ce1" office:value-type="float" office:value="58.762">
            <text:p>58.762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24-07-16 06:49 EST-0500</text:p>
          </table:table-cell>
          <table:table-cell office:value-type="string">
            <text:p>Wed</text:p>
          </table:table-cell>
          <table:table-cell office:value-type="float" office:value="6566">
            <text:p>6566</text:p>
          </table:table-cell>
          <table:table-cell office:value-type="float" office:value="941">
            <text:p>941</text:p>
          </table:table-cell>
          <table:table-cell office:value-type="float" office:value="222">
            <text:p>222</text:p>
          </table:table-cell>
          <table:table-cell office:value-type="float" office:value="8.64">
            <text:p>8.64</text:p>
          </table:table-cell>
          <table:table-cell office:value-type="float" office:value="8.645">
            <text:p>8.645</text:p>
          </table:table-cell>
          <table:table-cell office:value-type="float" office:value="8.181">
            <text:p>8.181</text:p>
          </table:table-cell>
          <table:table-cell office:value-type="float" office:value="113.64">
            <text:p>113.64</text:p>
          </table:table-cell>
          <table:table-cell office:value-type="float" office:value="293.645">
            <text:p>293.645</text:p>
          </table:table-cell>
          <table:table-cell office:value-type="float" office:value="143.181">
            <text:p>143.181</text:p>
          </table:table-cell>
          <table:table-cell office:value-type="string">
            <text:p>23 ♋ 38' 22"</text:p>
          </table:table-cell>
          <table:table-cell office:value-type="string">
            <text:p>23 ♑ 38' 40"</text:p>
          </table:table-cell>
          <table:table-cell office:value-type="string">
            <text:p>23 ♌ 10' 50"</text:p>
          </table:table-cell>
          <table:table-cell office:value-type="float" office:value="21.377">
            <text:p>21.377</text:p>
          </table:table-cell>
          <table:table-cell office:value-type="float" office:value="-18.839">
            <text:p>-18.839</text:p>
          </table:table-cell>
          <table:table-cell office:value-type="float" office:value="2.575">
            <text:p>2.575</text:p>
          </table:table-cell>
          <table:table-cell office:value-type="float" office:value="89213.645">
            <text:p>89213.645</text:p>
          </table:table-cell>
          <table:table-cell office:value-type="float" office:value="6953.64">
            <text:p>6953.64</text:p>
          </table:table-cell>
          <table:table-cell office:value-type="float" office:value="-216.819">
            <text:p>-216.819</text:p>
          </table:table-cell>
          <table:table-cell office:value-type="float" office:value="82620.005">
            <text:p>82620.005</text:p>
          </table:table-cell>
          <table:table-cell table:formula="of:=[.U80] / 360" office:value-type="float" office:value="229.500013888889">
            <text:p>229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89790.464">
            <text:p>89790.464</text:p>
          </table:table-cell>
          <table:table-cell office:value-type="float" office:value="150.464">
            <text:p>150.464</text:p>
          </table:table-cell>
          <table:table-cell table:number-columns-repeated="998"/>
        </table:table-row>
        <table:table-row table:style-name="ro1">
          <table:table-cell office:value-type="string">
            <text:p>1924-10-12 15:21 EST-0500</text:p>
          </table:table-cell>
          <table:table-cell office:value-type="string">
            <text:p>Sun</text:p>
          </table:table-cell>
          <table:table-cell office:value-type="float" office:value="6652">
            <text:p>6652</text:p>
          </table:table-cell>
          <table:table-cell office:value-type="float" office:value="954">
            <text:p>954</text:p>
          </table:table-cell>
          <table:table-cell office:value-type="float" office:value="225">
            <text:p>225</text:p>
          </table:table-cell>
          <table:table-cell table:number-columns-repeated="2" office:value-type="float" office:value="4.229">
            <text:p>4.229</text:p>
          </table:table-cell>
          <table:table-cell office:value-type="float" office:value="6.446">
            <text:p>6.446</text:p>
          </table:table-cell>
          <table:table-cell office:value-type="float" office:value="199.229">
            <text:p>199.229</text:p>
          </table:table-cell>
          <table:table-cell office:value-type="float" office:value="19.229">
            <text:p>19.229</text:p>
          </table:table-cell>
          <table:table-cell office:value-type="float" office:value="141.446">
            <text:p>141.446</text:p>
          </table:table-cell>
          <table:table-cell office:value-type="string">
            <text:p>19 ♎ 13' 43"</text:p>
          </table:table-cell>
          <table:table-cell office:value-type="string">
            <text:p>19 ♈ 13' 45"</text:p>
          </table:table-cell>
          <table:table-cell office:value-type="string">
            <text:p>21 ♌ 26' 44"</text:p>
          </table:table-cell>
          <table:table-cell office:value-type="float" office:value="-7.53">
            <text:p>-7.53</text:p>
          </table:table-cell>
          <table:table-cell office:value-type="float" office:value="3.554">
            <text:p>3.554</text:p>
          </table:table-cell>
          <table:table-cell office:value-type="float" office:value="-4.294">
            <text:p>-4.294</text:p>
          </table:table-cell>
          <table:table-cell office:value-type="float" office:value="90379.229">
            <text:p>90379.229</text:p>
          </table:table-cell>
          <table:table-cell office:value-type="float" office:value="7039.229">
            <text:p>7039.229</text:p>
          </table:table-cell>
          <table:table-cell office:value-type="float" office:value="-218.554">
            <text:p>-218.554</text:p>
          </table:table-cell>
          <table:table-cell office:value-type="float" office:value="83700">
            <text:p>83700</text:p>
          </table:table-cell>
          <table:table-cell table:formula="of:=[.U81] / 360" office:value-type="float" office:value="232.5">
            <text:p>232.5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90957.783">
            <text:p>90957.783</text:p>
          </table:table-cell>
          <table:table-cell office:value-type="float" office:value="237.783">
            <text:p>237.783</text:p>
          </table:table-cell>
          <table:table-cell table:number-columns-repeated="998"/>
        </table:table-row>
        <table:table-row table:style-name="ro1">
          <table:table-cell office:value-type="string">
            <text:p>1925-01-09 21:48 EST-0500</text:p>
          </table:table-cell>
          <table:table-cell office:value-type="string">
            <text:p>Fri</text:p>
          </table:table-cell>
          <table:table-cell office:value-type="float" office:value="6738">
            <text:p>6738</text:p>
          </table:table-cell>
          <table:table-cell office:value-type="float" office:value="966">
            <text:p>966</text:p>
          </table:table-cell>
          <table:table-cell office:value-type="float" office:value="228">
            <text:p>228</text:p>
          </table:table-cell>
          <table:table-cell office:value-type="float" office:value="4.375">
            <text:p>4.375</text:p>
          </table:table-cell>
          <table:table-cell office:value-type="float" office:value="4.38">
            <text:p>4.38</text:p>
          </table:table-cell>
          <table:table-cell office:value-type="float" office:value="13.766">
            <text:p>13.766</text:p>
          </table:table-cell>
          <table:table-cell office:value-type="float" office:value="289.375">
            <text:p>289.375</text:p>
          </table:table-cell>
          <table:table-cell office:value-type="float" office:value="109.38">
            <text:p>109.38</text:p>
          </table:table-cell>
          <table:table-cell office:value-type="float" office:value="133.766">
            <text:p>133.766</text:p>
          </table:table-cell>
          <table:table-cell office:value-type="string">
            <text:p>19 ♑ 22' 31"</text:p>
          </table:table-cell>
          <table:table-cell office:value-type="string">
            <text:p>19 ♋ 22' 47"</text:p>
          </table:table-cell>
          <table:table-cell office:value-type="string">
            <text:p>13 ♌ 45' 57"</text:p>
          </table:table-cell>
          <table:table-cell office:value-type="float" office:value="-22.047">
            <text:p>-22.047</text:p>
          </table:table-cell>
          <table:table-cell office:value-type="float" office:value="19.9">
            <text:p>19.9</text:p>
          </table:table-cell>
          <table:table-cell office:value-type="float" office:value="-2.168">
            <text:p>-2.168</text:p>
          </table:table-cell>
          <table:table-cell office:value-type="float" office:value="91549.38">
            <text:p>91549.38</text:p>
          </table:table-cell>
          <table:table-cell office:value-type="float" office:value="7129.375">
            <text:p>7129.375</text:p>
          </table:table-cell>
          <table:table-cell office:value-type="float" office:value="-226.234">
            <text:p>-226.234</text:p>
          </table:table-cell>
          <table:table-cell office:value-type="float" office:value="84780.005">
            <text:p>84780.005</text:p>
          </table:table-cell>
          <table:table-cell table:formula="of:=[.U82] / 360" office:value-type="float" office:value="235.500013888889">
            <text:p>235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92135.614">
            <text:p>92135.614</text:p>
          </table:table-cell>
          <table:table-cell office:value-type="float" office:value="335.614">
            <text:p>335.614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25-04-08 22:33 EST-0500</text:p>
          </table:table-cell>
          <table:table-cell table:style-name="ce1" office:value-type="string">
            <text:p>Wed</text:p>
          </table:table-cell>
          <table:table-cell table:style-name="ce1" office:value-type="float" office:value="6823">
            <text:p>6823</text:p>
          </table:table-cell>
          <table:table-cell table:style-name="ce1" office:value-type="float" office:value="979">
            <text:p>979</text:p>
          </table:table-cell>
          <table:table-cell table:style-name="ce1" office:value-type="float" office:value="231">
            <text:p>231</text:p>
          </table:table-cell>
          <table:table-cell table:style-name="ce1" office:value-type="float" office:value="3.78">
            <text:p>3.78</text:p>
          </table:table-cell>
          <table:table-cell table:style-name="ce1" office:value-type="float" office:value="3.782">
            <text:p>3.782</text:p>
          </table:table-cell>
          <table:table-cell table:style-name="ce1" office:value-type="float" office:value="11.375">
            <text:p>11.375</text:p>
          </table:table-cell>
          <table:table-cell table:style-name="ce1" office:value-type="float" office:value="18.78">
            <text:p>18.78</text:p>
          </table:table-cell>
          <table:table-cell table:style-name="ce1" office:value-type="float" office:value="198.782">
            <text:p>198.782</text:p>
          </table:table-cell>
          <table:table-cell table:style-name="ce1" office:value-type="float" office:value="131.375">
            <text:p>131.375</text:p>
          </table:table-cell>
          <table:table-cell table:style-name="ce1" office:value-type="string">
            <text:p>18 ♈ 46' 47"</text:p>
          </table:table-cell>
          <table:table-cell table:style-name="ce1" office:value-type="string">
            <text:p>18 ♎ 46' 56"</text:p>
          </table:table-cell>
          <table:table-cell table:style-name="ce1" office:value-type="string">
            <text:p>11 ♌ 22' 29"</text:p>
          </table:table-cell>
          <table:table-cell table:style-name="ce1" office:value-type="float" office:value="7.36">
            <text:p>7.36</text:p>
          </table:table-cell>
          <table:table-cell table:style-name="ce1" office:value-type="float" office:value="-3.048">
            <text:p>-3.048</text:p>
          </table:table-cell>
          <table:table-cell table:style-name="ce1" office:value-type="float" office:value="4.659">
            <text:p>4.659</text:p>
          </table:table-cell>
          <table:table-cell table:style-name="ce1" office:value-type="float" office:value="92718.782">
            <text:p>92718.782</text:p>
          </table:table-cell>
          <table:table-cell table:style-name="ce1" office:value-type="float" office:value="7218.78">
            <text:p>7218.78</text:p>
          </table:table-cell>
          <table:table-cell table:style-name="ce1" office:value-type="float" office:value="-228.625">
            <text:p>-228.625</text:p>
          </table:table-cell>
          <table:table-cell table:style-name="ce1" office:value-type="float" office:value="85860.002">
            <text:p>85860.002</text:p>
          </table:table-cell>
          <table:table-cell table:style-name="ce1" table:formula="of:=[.U83] / 360" office:value-type="float" office:value="238.500005555556">
            <text:p>238.5000055556</text:p>
          </table:table-cell>
          <table:table-cell table:style-name="ce1" office:value-type="float" office:value="180.002">
            <text:p>180.00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93307.407">
            <text:p>93307.407</text:p>
          </table:table-cell>
          <table:table-cell table:style-name="ce1" office:value-type="float" office:value="67.407">
            <text:p>67.407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25-07-05 23:54 EST-0500</text:p>
          </table:table-cell>
          <table:table-cell office:value-type="string">
            <text:p>Sun</text:p>
          </table:table-cell>
          <table:table-cell office:value-type="float" office:value="6908">
            <text:p>6908</text:p>
          </table:table-cell>
          <table:table-cell office:value-type="float" office:value="991">
            <text:p>991</text:p>
          </table:table-cell>
          <table:table-cell office:value-type="float" office:value="234">
            <text:p>234</text:p>
          </table:table-cell>
          <table:table-cell office:value-type="float" office:value="13.596">
            <text:p>13.596</text:p>
          </table:table-cell>
          <table:table-cell office:value-type="float" office:value="13.598">
            <text:p>13.598</text:p>
          </table:table-cell>
          <table:table-cell office:value-type="float" office:value="4.706">
            <text:p>4.706</text:p>
          </table:table-cell>
          <table:table-cell office:value-type="float" office:value="103.596">
            <text:p>103.596</text:p>
          </table:table-cell>
          <table:table-cell office:value-type="float" office:value="283.598">
            <text:p>283.598</text:p>
          </table:table-cell>
          <table:table-cell office:value-type="float" office:value="124.706">
            <text:p>124.706</text:p>
          </table:table-cell>
          <table:table-cell office:value-type="string">
            <text:p>13 ♋ 35' 44"</text:p>
          </table:table-cell>
          <table:table-cell office:value-type="string">
            <text:p>13 ♑ 35' 51"</text:p>
          </table:table-cell>
          <table:table-cell office:value-type="string">
            <text:p><text:s/>4 ♌ 42' 22"</text:p>
          </table:table-cell>
          <table:table-cell office:value-type="float" office:value="22.753">
            <text:p>22.753</text:p>
          </table:table-cell>
          <table:table-cell office:value-type="float" office:value="-20.864">
            <text:p>-20.864</text:p>
          </table:table-cell>
          <table:table-cell office:value-type="float" office:value="1.898">
            <text:p>1.898</text:p>
          </table:table-cell>
          <table:table-cell office:value-type="float" office:value="93883.598">
            <text:p>93883.598</text:p>
          </table:table-cell>
          <table:table-cell office:value-type="float" office:value="7303.596">
            <text:p>7303.596</text:p>
          </table:table-cell>
          <table:table-cell office:value-type="float" office:value="-235.294">
            <text:p>-235.294</text:p>
          </table:table-cell>
          <table:table-cell office:value-type="float" office:value="86940.002">
            <text:p>86940.002</text:p>
          </table:table-cell>
          <table:table-cell table:formula="of:=[.U84] / 360" office:value-type="float" office:value="241.500005555556">
            <text:p>241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94478.892">
            <text:p>94478.892</text:p>
          </table:table-cell>
          <table:table-cell office:value-type="float" office:value="158.892">
            <text:p>158.892</text:p>
          </table:table-cell>
          <table:table-cell table:number-columns-repeated="998"/>
        </table:table-row>
        <table:table-row table:style-name="ro1">
          <table:table-cell office:value-type="string">
            <text:p>1925-10-02 00:23 EST-0500</text:p>
          </table:table-cell>
          <table:table-cell office:value-type="string">
            <text:p>Fri</text:p>
          </table:table-cell>
          <table:table-cell office:value-type="float" office:value="6994">
            <text:p>6994</text:p>
          </table:table-cell>
          <table:table-cell office:value-type="float" office:value="1003">
            <text:p>1003</text:p>
          </table:table-cell>
          <table:table-cell office:value-type="float" office:value="237">
            <text:p>237</text:p>
          </table:table-cell>
          <table:table-cell office:value-type="float" office:value="8.5">
            <text:p>8.5</text:p>
          </table:table-cell>
          <table:table-cell office:value-type="float" office:value="8.505">
            <text:p>8.505</text:p>
          </table:table-cell>
          <table:table-cell office:value-type="float" office:value="2.43">
            <text:p>2.43</text:p>
          </table:table-cell>
          <table:table-cell office:value-type="float" office:value="188.5">
            <text:p>188.5</text:p>
          </table:table-cell>
          <table:table-cell office:value-type="float" office:value="8.505">
            <text:p>8.505</text:p>
          </table:table-cell>
          <table:table-cell office:value-type="float" office:value="122.43">
            <text:p>122.43</text:p>
          </table:table-cell>
          <table:table-cell office:value-type="string">
            <text:p><text:s/>8 ♎ 29' 58"</text:p>
          </table:table-cell>
          <table:table-cell office:value-type="string">
            <text:p><text:s/>8 ♈ 30' 18"</text:p>
          </table:table-cell>
          <table:table-cell office:value-type="string">
            <text:p><text:s/>2 ♌ 25' 48"</text:p>
          </table:table-cell>
          <table:table-cell office:value-type="float" office:value="-3.372">
            <text:p>-3.372</text:p>
          </table:table-cell>
          <table:table-cell office:value-type="float" office:value="-0.873">
            <text:p>-0.873</text:p>
          </table:table-cell>
          <table:table-cell office:value-type="float" office:value="-4.62">
            <text:p>-4.62</text:p>
          </table:table-cell>
          <table:table-cell office:value-type="float" office:value="95048.505">
            <text:p>95048.505</text:p>
          </table:table-cell>
          <table:table-cell office:value-type="float" office:value="7388.5">
            <text:p>7388.5</text:p>
          </table:table-cell>
          <table:table-cell office:value-type="float" office:value="-237.57">
            <text:p>-237.57</text:p>
          </table:table-cell>
          <table:table-cell office:value-type="float" office:value="88020.005">
            <text:p>88020.005</text:p>
          </table:table-cell>
          <table:table-cell table:formula="of:=[.U85] / 360" office:value-type="float" office:value="244.500013888889">
            <text:p>244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95646.075">
            <text:p>95646.075</text:p>
          </table:table-cell>
          <table:table-cell office:value-type="float" office:value="246.075">
            <text:p>246.075</text:p>
          </table:table-cell>
          <table:table-cell table:number-columns-repeated="998"/>
        </table:table-row>
        <table:table-row table:style-name="ro1">
          <table:table-cell office:value-type="string">
            <text:p>1925-12-29 21:02 EST-0500</text:p>
          </table:table-cell>
          <table:table-cell office:value-type="string">
            <text:p>Tue</text:p>
          </table:table-cell>
          <table:table-cell office:value-type="float" office:value="7080">
            <text:p>7080</text:p>
          </table:table-cell>
          <table:table-cell office:value-type="float" office:value="1016">
            <text:p>1016</text:p>
          </table:table-cell>
          <table:table-cell office:value-type="float" office:value="239">
            <text:p>239</text:p>
          </table:table-cell>
          <table:table-cell office:value-type="float" office:value="7.877">
            <text:p>7.877</text:p>
          </table:table-cell>
          <table:table-cell office:value-type="float" office:value="7.878">
            <text:p>7.878</text:p>
          </table:table-cell>
          <table:table-cell office:value-type="float" office:value="10.498">
            <text:p>10.498</text:p>
          </table:table-cell>
          <table:table-cell office:value-type="float" office:value="277.877">
            <text:p>277.877</text:p>
          </table:table-cell>
          <table:table-cell office:value-type="float" office:value="97.878">
            <text:p>97.878</text:p>
          </table:table-cell>
          <table:table-cell office:value-type="float" office:value="115.498">
            <text:p>115.498</text:p>
          </table:table-cell>
          <table:table-cell office:value-type="string">
            <text:p><text:s/>7 ♑ 52' 38"</text:p>
          </table:table-cell>
          <table:table-cell office:value-type="string">
            <text:p><text:s/>7 ♋ 52' 41"</text:p>
          </table:table-cell>
          <table:table-cell office:value-type="string">
            <text:p>25 ♋ 29' 53"</text:p>
          </table:table-cell>
          <table:table-cell office:value-type="float" office:value="-23.214">
            <text:p>-23.214</text:p>
          </table:table-cell>
          <table:table-cell office:value-type="float" office:value="21.617">
            <text:p>21.617</text:p>
          </table:table-cell>
          <table:table-cell office:value-type="float" office:value="-1.599">
            <text:p>-1.599</text:p>
          </table:table-cell>
          <table:table-cell office:value-type="float" office:value="96217.878">
            <text:p>96217.878</text:p>
          </table:table-cell>
          <table:table-cell office:value-type="float" office:value="7477.877">
            <text:p>7477.877</text:p>
          </table:table-cell>
          <table:table-cell office:value-type="float" office:value="-244.502">
            <text:p>-244.502</text:p>
          </table:table-cell>
          <table:table-cell office:value-type="float" office:value="89100.001">
            <text:p>89100.001</text:p>
          </table:table-cell>
          <table:table-cell table:formula="of:=[.U86] / 360" office:value-type="float" office:value="247.500002777778">
            <text:p>247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96822.38">
            <text:p>96822.38</text:p>
          </table:table-cell>
          <table:table-cell office:value-type="float" office:value="342.38">
            <text:p>342.38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26-03-29 05:00 EST-0500</text:p>
          </table:table-cell>
          <table:table-cell table:style-name="ce1" office:value-type="string">
            <text:p>Mon</text:p>
          </table:table-cell>
          <table:table-cell table:style-name="ce1" office:value-type="float" office:value="7166">
            <text:p>7166</text:p>
          </table:table-cell>
          <table:table-cell table:style-name="ce1" office:value-type="float" office:value="1028">
            <text:p>1028</text:p>
          </table:table-cell>
          <table:table-cell table:style-name="ce1" office:value-type="float" office:value="242">
            <text:p>242</text:p>
          </table:table-cell>
          <table:table-cell table:style-name="ce1" office:value-type="float" office:value="7.969">
            <text:p>7.969</text:p>
          </table:table-cell>
          <table:table-cell table:style-name="ce1" office:value-type="float" office:value="7.97">
            <text:p>7.97</text:p>
          </table:table-cell>
          <table:table-cell table:style-name="ce1" office:value-type="float" office:value="7.38">
            <text:p>7.38</text:p>
          </table:table-cell>
          <table:table-cell table:style-name="ce1" office:value-type="float" office:value="7.969">
            <text:p>7.969</text:p>
          </table:table-cell>
          <table:table-cell table:style-name="ce1" office:value-type="float" office:value="187.97">
            <text:p>187.97</text:p>
          </table:table-cell>
          <table:table-cell table:style-name="ce1" office:value-type="float" office:value="112.38">
            <text:p>112.38</text:p>
          </table:table-cell>
          <table:table-cell table:style-name="ce1" office:value-type="string">
            <text:p><text:s/>7 ♈ 58' 08"</text:p>
          </table:table-cell>
          <table:table-cell table:style-name="ce1" office:value-type="string">
            <text:p><text:s/>7 ♎ 58' 12"</text:p>
          </table:table-cell>
          <table:table-cell table:style-name="ce1" office:value-type="string">
            <text:p>22 ♋ 22' 48"</text:p>
          </table:table-cell>
          <table:table-cell table:style-name="ce1" office:value-type="float" office:value="3.162">
            <text:p>3.162</text:p>
          </table:table-cell>
          <table:table-cell table:style-name="ce1" office:value-type="float" office:value="1.301">
            <text:p>1.301</text:p>
          </table:table-cell>
          <table:table-cell table:style-name="ce1" office:value-type="float" office:value="4.857">
            <text:p>4.857</text:p>
          </table:table-cell>
          <table:table-cell table:style-name="ce1" office:value-type="float" office:value="97387.97">
            <text:p>97387.97</text:p>
          </table:table-cell>
          <table:table-cell table:style-name="ce1" office:value-type="float" office:value="7567.969">
            <text:p>7567.969</text:p>
          </table:table-cell>
          <table:table-cell table:style-name="ce1" office:value-type="float" office:value="-247.62">
            <text:p>-247.62</text:p>
          </table:table-cell>
          <table:table-cell table:style-name="ce1" office:value-type="float" office:value="90180.001">
            <text:p>90180.001</text:p>
          </table:table-cell>
          <table:table-cell table:style-name="ce1" table:formula="of:=[.U87] / 360" office:value-type="float" office:value="250.500002777778">
            <text:p>250.5000027778</text:p>
          </table:table-cell>
          <table:table-cell table:style-name="ce1" office:value-type="float" office:value="180.001">
            <text:p>180.001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97995.59">
            <text:p>97995.59</text:p>
          </table:table-cell>
          <table:table-cell table:style-name="ce1" office:value-type="float" office:value="75.59">
            <text:p>75.59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26-06-25 16:13 EST-0500</text:p>
          </table:table-cell>
          <table:table-cell office:value-type="string">
            <text:p>Fri</text:p>
          </table:table-cell>
          <table:table-cell office:value-type="float" office:value="7253">
            <text:p>7253</text:p>
          </table:table-cell>
          <table:table-cell office:value-type="float" office:value="1040">
            <text:p>1040</text:p>
          </table:table-cell>
          <table:table-cell office:value-type="float" office:value="245">
            <text:p>245</text:p>
          </table:table-cell>
          <table:table-cell office:value-type="float" office:value="3.531">
            <text:p>3.531</text:p>
          </table:table-cell>
          <table:table-cell office:value-type="float" office:value="3.537">
            <text:p>3.537</text:p>
          </table:table-cell>
          <table:table-cell office:value-type="float" office:value="1.396">
            <text:p>1.396</text:p>
          </table:table-cell>
          <table:table-cell office:value-type="float" office:value="93.531">
            <text:p>93.531</text:p>
          </table:table-cell>
          <table:table-cell office:value-type="float" office:value="273.537">
            <text:p>273.537</text:p>
          </table:table-cell>
          <table:table-cell office:value-type="float" office:value="106.396">
            <text:p>106.396</text:p>
          </table:table-cell>
          <table:table-cell office:value-type="string">
            <text:p><text:s/>3 ♋ 31' 50"</text:p>
          </table:table-cell>
          <table:table-cell office:value-type="string">
            <text:p><text:s/>3 ♑ 32' 12"</text:p>
          </table:table-cell>
          <table:table-cell office:value-type="string">
            <text:p>16 ♋ 23' 45"</text:p>
          </table:table-cell>
          <table:table-cell office:value-type="float" office:value="23.401">
            <text:p>23.401</text:p>
          </table:table-cell>
          <table:table-cell office:value-type="float" office:value="-22.224">
            <text:p>-22.224</text:p>
          </table:table-cell>
          <table:table-cell office:value-type="float" office:value="1.177">
            <text:p>1.177</text:p>
          </table:table-cell>
          <table:table-cell office:value-type="float" office:value="98553.537">
            <text:p>98553.537</text:p>
          </table:table-cell>
          <table:table-cell office:value-type="float" office:value="7653.531">
            <text:p>7653.531</text:p>
          </table:table-cell>
          <table:table-cell office:value-type="float" office:value="-253.604">
            <text:p>-253.604</text:p>
          </table:table-cell>
          <table:table-cell office:value-type="float" office:value="91260.006">
            <text:p>91260.006</text:p>
          </table:table-cell>
          <table:table-cell table:formula="of:=[.U88] / 360" office:value-type="float" office:value="253.500016666667">
            <text:p>253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99167.141">
            <text:p>99167.141</text:p>
          </table:table-cell>
          <table:table-cell office:value-type="float" office:value="167.141">
            <text:p>167.141</text:p>
          </table:table-cell>
          <table:table-cell table:number-columns-repeated="998"/>
        </table:table-row>
        <table:table-row table:style-name="ro1">
          <table:table-cell table:style-name="ce2" office:value-type="string">
            <text:p>1926-10-21 00:16 EST-0500</text:p>
          </table:table-cell>
          <table:table-cell table:style-name="ce2" office:value-type="string">
            <text:p>Thu</text:p>
          </table:table-cell>
          <table:table-cell table:style-name="ce2" office:value-type="float" office:value="7369">
            <text:p>7369</text:p>
          </table:table-cell>
          <table:table-cell table:style-name="ce2" office:value-type="float" office:value="1057">
            <text:p>1057</text:p>
          </table:table-cell>
          <table:table-cell table:style-name="ce2" office:value-type="float" office:value="249">
            <text:p>249</text:p>
          </table:table-cell>
          <table:table-cell table:style-name="ce2" office:value-type="float" office:value="12.06">
            <text:p>12.06</text:p>
          </table:table-cell>
          <table:table-cell table:style-name="ce2" office:value-type="float" office:value="12.065">
            <text:p>12.065</text:p>
          </table:table-cell>
          <table:table-cell table:style-name="ce2" office:value-type="float" office:value="10.103">
            <text:p>10.103</text:p>
          </table:table-cell>
          <table:table-cell table:style-name="ce2" office:value-type="float" office:value="207.06">
            <text:p>207.06</text:p>
          </table:table-cell>
          <table:table-cell table:style-name="ce2" office:value-type="float" office:value="27.065">
            <text:p>27.065</text:p>
          </table:table-cell>
          <table:table-cell table:style-name="ce2" office:value-type="float" office:value="100.103">
            <text:p>100.103</text:p>
          </table:table-cell>
          <table:table-cell table:style-name="ce2" office:value-type="string">
            <text:p>27 ♎ 03' 36"</text:p>
          </table:table-cell>
          <table:table-cell table:style-name="ce2" office:value-type="string">
            <text:p>27 ♈ 03' 55"</text:p>
          </table:table-cell>
          <table:table-cell table:style-name="ce2" office:value-type="string">
            <text:p>10 ♋ 06' 12"</text:p>
          </table:table-cell>
          <table:table-cell table:style-name="ce2" office:value-type="float" office:value="-10.43">
            <text:p>-10.43</text:p>
          </table:table-cell>
          <table:table-cell table:style-name="ce2" office:value-type="float" office:value="5.945">
            <text:p>5.945</text:p>
          </table:table-cell>
          <table:table-cell table:style-name="ce2" office:value-type="float" office:value="-4.805">
            <text:p>-4.805</text:p>
          </table:table-cell>
          <table:table-cell table:style-name="ce2" office:value-type="float" office:value="100107.065">
            <text:p>100107.065</text:p>
          </table:table-cell>
          <table:table-cell table:style-name="ce2" office:value-type="float" office:value="7767.06">
            <text:p>7767.06</text:p>
          </table:table-cell>
          <table:table-cell table:style-name="ce2" office:value-type="float" office:value="-259.897">
            <text:p>-259.897</text:p>
          </table:table-cell>
          <table:table-cell table:style-name="ce2" office:value-type="float" office:value="92700.005">
            <text:p>92700.005</text:p>
          </table:table-cell>
          <table:table-cell table:style-name="ce2" table:formula="of:=[.U89] / 360" office:value-type="float" office:value="257.500013888889">
            <text:p>257.5000138889</text:p>
          </table:table-cell>
          <table:table-cell table:style-name="ce2" office:value-type="float" office:value="180.005">
            <text:p>180.00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00726.962">
            <text:p>100726.962</text:p>
          </table:table-cell>
          <table:table-cell table:style-name="ce2" office:value-type="float" office:value="286.962">
            <text:p>286.962</text:p>
          </table:table-cell>
          <table:table-cell table:number-columns-repeated="998"/>
        </table:table-row>
        <table:table-row table:style-name="ro1">
          <table:table-cell office:value-type="string">
            <text:p>1927-01-17 17:27 EST-0500</text:p>
          </table:table-cell>
          <table:table-cell office:value-type="string">
            <text:p>Mon</text:p>
          </table:table-cell>
          <table:table-cell office:value-type="float" office:value="7455">
            <text:p>7455</text:p>
          </table:table-cell>
          <table:table-cell office:value-type="float" office:value="1069">
            <text:p>1069</text:p>
          </table:table-cell>
          <table:table-cell office:value-type="float" office:value="252">
            <text:p>252</text:p>
          </table:table-cell>
          <table:table-cell office:value-type="float" office:value="11.837">
            <text:p>11.837</text:p>
          </table:table-cell>
          <table:table-cell office:value-type="float" office:value="11.839">
            <text:p>11.839</text:p>
          </table:table-cell>
          <table:table-cell office:value-type="float" office:value="7.187">
            <text:p>7.187</text:p>
          </table:table-cell>
          <table:table-cell office:value-type="float" office:value="296.837">
            <text:p>296.837</text:p>
          </table:table-cell>
          <table:table-cell office:value-type="float" office:value="116.839">
            <text:p>116.839</text:p>
          </table:table-cell>
          <table:table-cell office:value-type="float" office:value="97.187">
            <text:p>97.187</text:p>
          </table:table-cell>
          <table:table-cell office:value-type="string">
            <text:p>26 ♑ 50' 13"</text:p>
          </table:table-cell>
          <table:table-cell office:value-type="string">
            <text:p>26 ♋ 50' 20"</text:p>
          </table:table-cell>
          <table:table-cell office:value-type="string">
            <text:p><text:s/>7 ♋ 11' 12"</text:p>
          </table:table-cell>
          <table:table-cell office:value-type="float" office:value="-20.797">
            <text:p>-20.797</text:p>
          </table:table-cell>
          <table:table-cell office:value-type="float" office:value="22.533">
            <text:p>22.533</text:p>
          </table:table-cell>
          <table:table-cell office:value-type="float" office:value="1.77">
            <text:p>1.77</text:p>
          </table:table-cell>
          <table:table-cell office:value-type="float" office:value="101276.839">
            <text:p>101276.839</text:p>
          </table:table-cell>
          <table:table-cell office:value-type="float" office:value="7856.837">
            <text:p>7856.837</text:p>
          </table:table-cell>
          <table:table-cell office:value-type="float" office:value="-262.813">
            <text:p>-262.813</text:p>
          </table:table-cell>
          <table:table-cell office:value-type="float" office:value="93780.002">
            <text:p>93780.002</text:p>
          </table:table-cell>
          <table:table-cell table:formula="of:=[.U90] / 360" office:value-type="float" office:value="260.500005555556">
            <text:p>260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01899.652">
            <text:p>101899.652</text:p>
          </table:table-cell>
          <table:table-cell office:value-type="float" office:value="19.652">
            <text:p>19.652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27-04-16 22:36 EST-0500</text:p>
          </table:table-cell>
          <table:table-cell table:style-name="ce1" office:value-type="string">
            <text:p>Sat</text:p>
          </table:table-cell>
          <table:table-cell table:style-name="ce1" office:value-type="float" office:value="7541">
            <text:p>7541</text:p>
          </table:table-cell>
          <table:table-cell table:style-name="ce1" office:value-type="float" office:value="1081">
            <text:p>1081</text:p>
          </table:table-cell>
          <table:table-cell table:style-name="ce1" office:value-type="float" office:value="255">
            <text:p>255</text:p>
          </table:table-cell>
          <table:table-cell table:style-name="ce1" office:value-type="float" office:value="11.143">
            <text:p>11.143</text:p>
          </table:table-cell>
          <table:table-cell table:style-name="ce1" office:value-type="float" office:value="11.146">
            <text:p>11.146</text:p>
          </table:table-cell>
          <table:table-cell table:style-name="ce1" office:value-type="float" office:value="14.938">
            <text:p>14.938</text:p>
          </table:table-cell>
          <table:table-cell table:style-name="ce1" office:value-type="float" office:value="26.143">
            <text:p>26.143</text:p>
          </table:table-cell>
          <table:table-cell table:style-name="ce1" office:value-type="float" office:value="206.146">
            <text:p>206.146</text:p>
          </table:table-cell>
          <table:table-cell table:style-name="ce1" office:value-type="float" office:value="89.938">
            <text:p>89.938</text:p>
          </table:table-cell>
          <table:table-cell table:style-name="ce1" office:value-type="string">
            <text:p>26 ♈ 08' 36"</text:p>
          </table:table-cell>
          <table:table-cell table:style-name="ce1" office:value-type="string">
            <text:p>26 ♎ 08' 47"</text:p>
          </table:table-cell>
          <table:table-cell table:style-name="ce1" office:value-type="string">
            <text:p>29 ♊ 56' 18"</text:p>
          </table:table-cell>
          <table:table-cell table:style-name="ce1" office:value-type="float" office:value="10.098">
            <text:p>10.098</text:p>
          </table:table-cell>
          <table:table-cell table:style-name="ce1" office:value-type="float" office:value="-5.88">
            <text:p>-5.88</text:p>
          </table:table-cell>
          <table:table-cell table:style-name="ce1" office:value-type="float" office:value="4.524">
            <text:p>4.524</text:p>
          </table:table-cell>
          <table:table-cell table:style-name="ce1" office:value-type="float" office:value="102446.146">
            <text:p>102446.146</text:p>
          </table:table-cell>
          <table:table-cell table:style-name="ce1" office:value-type="float" office:value="7946.143">
            <text:p>7946.143</text:p>
          </table:table-cell>
          <table:table-cell table:style-name="ce1" office:value-type="float" office:value="-270.062">
            <text:p>-270.062</text:p>
          </table:table-cell>
          <table:table-cell table:style-name="ce1" office:value-type="float" office:value="94860.003">
            <text:p>94860.003</text:p>
          </table:table-cell>
          <table:table-cell table:style-name="ce1" table:formula="of:=[.U91] / 360" office:value-type="float" office:value="263.500008333333">
            <text:p>263.5000083333</text:p>
          </table:table-cell>
          <table:table-cell table:style-name="ce1" office:value-type="float" office:value="180.003">
            <text:p>180.003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3076.208">
            <text:p>103076.208</text:p>
          </table:table-cell>
          <table:table-cell table:style-name="ce1" office:value-type="float" office:value="116.208">
            <text:p>116.208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27-07-14 14:23 EST-0500</text:p>
          </table:table-cell>
          <table:table-cell office:value-type="string">
            <text:p>Thu</text:p>
          </table:table-cell>
          <table:table-cell office:value-type="float" office:value="7627">
            <text:p>7627</text:p>
          </table:table-cell>
          <table:table-cell office:value-type="float" office:value="1093">
            <text:p>1093</text:p>
          </table:table-cell>
          <table:table-cell office:value-type="float" office:value="258">
            <text:p>258</text:p>
          </table:table-cell>
          <table:table-cell office:value-type="float" office:value="6.343">
            <text:p>6.343</text:p>
          </table:table-cell>
          <table:table-cell office:value-type="float" office:value="6.348">
            <text:p>6.348</text:p>
          </table:table-cell>
          <table:table-cell office:value-type="float" office:value="12.854">
            <text:p>12.854</text:p>
          </table:table-cell>
          <table:table-cell office:value-type="float" office:value="111.343">
            <text:p>111.343</text:p>
          </table:table-cell>
          <table:table-cell office:value-type="float" office:value="291.348">
            <text:p>291.348</text:p>
          </table:table-cell>
          <table:table-cell office:value-type="float" office:value="87.854">
            <text:p>87.854</text:p>
          </table:table-cell>
          <table:table-cell office:value-type="string">
            <text:p>21 ♋ 20' 35"</text:p>
          </table:table-cell>
          <table:table-cell office:value-type="string">
            <text:p>21 ♑ 20' 53"</text:p>
          </table:table-cell>
          <table:table-cell office:value-type="string">
            <text:p>27 ♊ 51' 16"</text:p>
          </table:table-cell>
          <table:table-cell office:value-type="float" office:value="21.755">
            <text:p>21.755</text:p>
          </table:table-cell>
          <table:table-cell office:value-type="float" office:value="-23.818">
            <text:p>-23.818</text:p>
          </table:table-cell>
          <table:table-cell office:value-type="float" office:value="-2.09">
            <text:p>-2.09</text:p>
          </table:table-cell>
          <table:table-cell office:value-type="float" office:value="103611.348">
            <text:p>103611.348</text:p>
          </table:table-cell>
          <table:table-cell office:value-type="float" office:value="8031.343">
            <text:p>8031.343</text:p>
          </table:table-cell>
          <table:table-cell office:value-type="float" office:value="-272.146">
            <text:p>-272.146</text:p>
          </table:table-cell>
          <table:table-cell office:value-type="float" office:value="95940.005">
            <text:p>95940.005</text:p>
          </table:table-cell>
          <table:table-cell table:formula="of:=[.U92] / 360" office:value-type="float" office:value="266.500013888889">
            <text:p>266.5000138889</text:p>
          </table:table-cell>
          <table:table-cell office:value-type="float" office:value="180.005">
            <text:p>180.005</text:p>
          </table:table-cell>
          <table:table-cell office:value-type="float" office:value="15">
            <text:p>15</text:p>
          </table:table-cell>
          <table:table-cell office:value-type="float" office:value="104243.494">
            <text:p>104243.494</text:p>
          </table:table-cell>
          <table:table-cell office:value-type="float" office:value="203.494">
            <text:p>203.494</text:p>
          </table:table-cell>
          <table:table-cell table:number-columns-repeated="998"/>
        </table:table-row>
        <table:table-row table:style-name="ro1">
          <table:table-cell office:value-type="string">
            <text:p>1927-10-10 16:15 EST-0500</text:p>
          </table:table-cell>
          <table:table-cell office:value-type="string">
            <text:p>Mon</text:p>
          </table:table-cell>
          <table:table-cell office:value-type="float" office:value="7712">
            <text:p>7712</text:p>
          </table:table-cell>
          <table:table-cell office:value-type="float" office:value="1106">
            <text:p>1106</text:p>
          </table:table-cell>
          <table:table-cell office:value-type="float" office:value="261">
            <text:p>261</text:p>
          </table:table-cell>
          <table:table-cell office:value-type="float" office:value="1.57">
            <text:p>1.57</text:p>
          </table:table-cell>
          <table:table-cell office:value-type="float" office:value="1.572">
            <text:p>1.572</text:p>
          </table:table-cell>
          <table:table-cell office:value-type="float" office:value="5.872">
            <text:p>5.872</text:p>
          </table:table-cell>
          <table:table-cell office:value-type="float" office:value="196.57">
            <text:p>196.57</text:p>
          </table:table-cell>
          <table:table-cell office:value-type="float" office:value="16.572">
            <text:p>16.572</text:p>
          </table:table-cell>
          <table:table-cell office:value-type="float" office:value="80.872">
            <text:p>80.872</text:p>
          </table:table-cell>
          <table:table-cell office:value-type="string">
            <text:p>16 ♎ 34' 12"</text:p>
          </table:table-cell>
          <table:table-cell office:value-type="string">
            <text:p>16 ♈ 34' 18"</text:p>
          </table:table-cell>
          <table:table-cell office:value-type="string">
            <text:p>20 ♊ 52' 19"</text:p>
          </table:table-cell>
          <table:table-cell office:value-type="float" office:value="-6.516">
            <text:p>-6.516</text:p>
          </table:table-cell>
          <table:table-cell office:value-type="float" office:value="2.307">
            <text:p>2.307</text:p>
          </table:table-cell>
          <table:table-cell office:value-type="float" office:value="-4.556">
            <text:p>-4.556</text:p>
          </table:table-cell>
          <table:table-cell office:value-type="float" office:value="104776.572">
            <text:p>104776.572</text:p>
          </table:table-cell>
          <table:table-cell office:value-type="float" office:value="8116.57">
            <text:p>8116.57</text:p>
          </table:table-cell>
          <table:table-cell office:value-type="float" office:value="-279.128">
            <text:p>-279.128</text:p>
          </table:table-cell>
          <table:table-cell office:value-type="float" office:value="97020.002">
            <text:p>97020.002</text:p>
          </table:table-cell>
          <table:table-cell table:formula="of:=[.U93] / 360" office:value-type="float" office:value="269.500005555556">
            <text:p>269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05415.7">
            <text:p>105415.7</text:p>
          </table:table-cell>
          <table:table-cell office:value-type="float" office:value="295.7">
            <text:p>295.7</text:p>
          </table:table-cell>
          <table:table-cell table:number-columns-repeated="998"/>
        </table:table-row>
        <table:table-row table:style-name="ro1">
          <table:table-cell office:value-type="string">
            <text:p>1928-01-07 01:08 EST-0500</text:p>
          </table:table-cell>
          <table:table-cell office:value-type="string">
            <text:p>Sat</text:p>
          </table:table-cell>
          <table:table-cell office:value-type="float" office:value="7798">
            <text:p>7798</text:p>
          </table:table-cell>
          <table:table-cell office:value-type="float" office:value="1117">
            <text:p>1117</text:p>
          </table:table-cell>
          <table:table-cell office:value-type="float" office:value="264">
            <text:p>264</text:p>
          </table:table-cell>
          <table:table-cell table:number-columns-repeated="2" office:value-type="float" office:value="0.711">
            <text:p>0.711</text:p>
          </table:table-cell>
          <table:table-cell office:value-type="float" office:value="3.586">
            <text:p>3.586</text:p>
          </table:table-cell>
          <table:table-cell office:value-type="float" office:value="285.711">
            <text:p>285.711</text:p>
          </table:table-cell>
          <table:table-cell office:value-type="float" office:value="105.711">
            <text:p>105.711</text:p>
          </table:table-cell>
          <table:table-cell office:value-type="float" office:value="78.586">
            <text:p>78.586</text:p>
          </table:table-cell>
          <table:table-cell office:value-type="string">
            <text:p>15 ♑ 42' 40"</text:p>
          </table:table-cell>
          <table:table-cell office:value-type="string">
            <text:p>15 ♋ 42' 41"</text:p>
          </table:table-cell>
          <table:table-cell office:value-type="string">
            <text:p>18 ♊ 35' 09"</text:p>
          </table:table-cell>
          <table:table-cell office:value-type="float" office:value="-22.524">
            <text:p>-22.524</text:p>
          </table:table-cell>
          <table:table-cell office:value-type="float" office:value="24.895">
            <text:p>24.895</text:p>
          </table:table-cell>
          <table:table-cell office:value-type="float" office:value="2.388">
            <text:p>2.388</text:p>
          </table:table-cell>
          <table:table-cell office:value-type="float" office:value="105945.711">
            <text:p>105945.711</text:p>
          </table:table-cell>
          <table:table-cell office:value-type="float" office:value="8205.711">
            <text:p>8205.711</text:p>
          </table:table-cell>
          <table:table-cell office:value-type="float" office:value="-281.414">
            <text:p>-281.414</text:p>
          </table:table-cell>
          <table:table-cell office:value-type="float" office:value="98100">
            <text:p>98100</text:p>
          </table:table-cell>
          <table:table-cell table:formula="of:=[.U94] / 360" office:value-type="float" office:value="272.5">
            <text:p>272.5</text:p>
          </table:table-cell>
          <table:table-cell office:value-type="float" office:value="180">
            <text:p>180</text:p>
          </table:table-cell>
          <table:table-cell office:value-type="float" office:value="15">
            <text:p>15</text:p>
          </table:table-cell>
          <table:table-cell office:value-type="float" office:value="106587.125">
            <text:p>106587.125</text:p>
          </table:table-cell>
          <table:table-cell office:value-type="float" office:value="27.125">
            <text:p>27.125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28-04-04 22:39 EST-0500</text:p>
          </table:table-cell>
          <table:table-cell table:style-name="ce1" office:value-type="string">
            <text:p>Wed</text:p>
          </table:table-cell>
          <table:table-cell table:style-name="ce1" office:value-type="float" office:value="7883">
            <text:p>7883</text:p>
          </table:table-cell>
          <table:table-cell table:style-name="ce1" office:value-type="float" office:value="1129">
            <text:p>1129</text:p>
          </table:table-cell>
          <table:table-cell table:style-name="ce1" office:value-type="float" office:value="267">
            <text:p>267</text:p>
          </table:table-cell>
          <table:table-cell table:style-name="ce1" office:value-type="float" office:value="0.118">
            <text:p>0.118</text:p>
          </table:table-cell>
          <table:table-cell table:style-name="ce1" office:value-type="float" office:value="0.12">
            <text:p>0.12</text:p>
          </table:table-cell>
          <table:table-cell table:style-name="ce1" office:value-type="float" office:value="10.925">
            <text:p>10.925</text:p>
          </table:table-cell>
          <table:table-cell table:style-name="ce1" office:value-type="float" office:value="15.118">
            <text:p>15.118</text:p>
          </table:table-cell>
          <table:table-cell table:style-name="ce1" office:value-type="float" office:value="195.12">
            <text:p>195.12</text:p>
          </table:table-cell>
          <table:table-cell table:style-name="ce1" office:value-type="float" office:value="70.925">
            <text:p>70.925</text:p>
          </table:table-cell>
          <table:table-cell table:style-name="ce1" office:value-type="string">
            <text:p>15 ♈ 07' 05"</text:p>
          </table:table-cell>
          <table:table-cell table:style-name="ce1" office:value-type="string">
            <text:p>15 ♎ 07' 10"</text:p>
          </table:table-cell>
          <table:table-cell table:style-name="ce1" office:value-type="string">
            <text:p>10 ♊ 55' 29"</text:p>
          </table:table-cell>
          <table:table-cell table:style-name="ce1" office:value-type="float" office:value="5.957">
            <text:p>5.957</text:p>
          </table:table-cell>
          <table:table-cell table:style-name="ce1" office:value-type="float" office:value="-2.075">
            <text:p>-2.075</text:p>
          </table:table-cell>
          <table:table-cell table:style-name="ce1" office:value-type="float" office:value="4.207">
            <text:p>4.207</text:p>
          </table:table-cell>
          <table:table-cell table:style-name="ce1" office:value-type="float" office:value="107115.12">
            <text:p>107115.12</text:p>
          </table:table-cell>
          <table:table-cell table:style-name="ce1" office:value-type="float" office:value="8295.118">
            <text:p>8295.118</text:p>
          </table:table-cell>
          <table:table-cell table:style-name="ce1" office:value-type="float" office:value="-289.075">
            <text:p>-289.075</text:p>
          </table:table-cell>
          <table:table-cell table:style-name="ce1" office:value-type="float" office:value="99180.002">
            <text:p>99180.002</text:p>
          </table:table-cell>
          <table:table-cell table:style-name="ce1" table:formula="of:=[.U95] / 360" office:value-type="float" office:value="275.500005555556">
            <text:p>275.5000055556</text:p>
          </table:table-cell>
          <table:table-cell table:style-name="ce1" office:value-type="float" office:value="180.002">
            <text:p>180.00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07764.195">
            <text:p>107764.195</text:p>
          </table:table-cell>
          <table:table-cell table:style-name="ce1" office:value-type="float" office:value="124.195">
            <text:p>124.195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28-07-02 21:49 EST-0500</text:p>
          </table:table-cell>
          <table:table-cell office:value-type="string">
            <text:p>Mon</text:p>
          </table:table-cell>
          <table:table-cell office:value-type="float" office:value="7969">
            <text:p>7969</text:p>
          </table:table-cell>
          <table:table-cell office:value-type="float" office:value="1142">
            <text:p>1142</text:p>
          </table:table-cell>
          <table:table-cell office:value-type="float" office:value="270">
            <text:p>270</text:p>
          </table:table-cell>
          <table:table-cell office:value-type="float" office:value="10.919">
            <text:p>10.919</text:p>
          </table:table-cell>
          <table:table-cell office:value-type="float" office:value="10.92">
            <text:p>10.92</text:p>
          </table:table-cell>
          <table:table-cell office:value-type="float" office:value="9.317">
            <text:p>9.317</text:p>
          </table:table-cell>
          <table:table-cell office:value-type="float" office:value="100.919">
            <text:p>100.919</text:p>
          </table:table-cell>
          <table:table-cell office:value-type="float" office:value="280.92">
            <text:p>280.92</text:p>
          </table:table-cell>
          <table:table-cell office:value-type="float" office:value="69.317">
            <text:p>69.317</text:p>
          </table:table-cell>
          <table:table-cell office:value-type="string">
            <text:p>10 ♋ 55' 08"</text:p>
          </table:table-cell>
          <table:table-cell office:value-type="string">
            <text:p>10 ♑ 55' 12"</text:p>
          </table:table-cell>
          <table:table-cell office:value-type="string">
            <text:p><text:s/>9 ♊ 19' 01"</text:p>
          </table:table-cell>
          <table:table-cell office:value-type="float" office:value="23">
            <text:p>23</text:p>
          </table:table-cell>
          <table:table-cell office:value-type="float" office:value="-25.725">
            <text:p>-25.725</text:p>
          </table:table-cell>
          <table:table-cell office:value-type="float" office:value="-2.734">
            <text:p>-2.734</text:p>
          </table:table-cell>
          <table:table-cell office:value-type="float" office:value="108280.92">
            <text:p>108280.92</text:p>
          </table:table-cell>
          <table:table-cell office:value-type="float" office:value="8380.919">
            <text:p>8380.919</text:p>
          </table:table-cell>
          <table:table-cell office:value-type="float" office:value="-290.683">
            <text:p>-290.683</text:p>
          </table:table-cell>
          <table:table-cell office:value-type="float" office:value="100260.001">
            <text:p>100260.001</text:p>
          </table:table-cell>
          <table:table-cell table:formula="of:=[.U96] / 360" office:value-type="float" office:value="278.500002777778">
            <text:p>278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08931.603">
            <text:p>108931.603</text:p>
          </table:table-cell>
          <table:table-cell office:value-type="float" office:value="211.603">
            <text:p>211.603</text:p>
          </table:table-cell>
          <table:table-cell table:number-columns-repeated="998"/>
        </table:table-row>
        <table:table-row table:style-name="ro1">
          <table:table-cell office:value-type="string">
            <text:p>1928-09-29 07:43 EST-0500</text:p>
          </table:table-cell>
          <table:table-cell office:value-type="string">
            <text:p>Sat</text:p>
          </table:table-cell>
          <table:table-cell office:value-type="float" office:value="8056">
            <text:p>8056</text:p>
          </table:table-cell>
          <table:table-cell office:value-type="float" office:value="1154">
            <text:p>1154</text:p>
          </table:table-cell>
          <table:table-cell office:value-type="float" office:value="272">
            <text:p>272</text:p>
          </table:table-cell>
          <table:table-cell office:value-type="float" office:value="6.121">
            <text:p>6.121</text:p>
          </table:table-cell>
          <table:table-cell office:value-type="float" office:value="6.124">
            <text:p>6.124</text:p>
          </table:table-cell>
          <table:table-cell office:value-type="float" office:value="1.93">
            <text:p>1.93</text:p>
          </table:table-cell>
          <table:table-cell office:value-type="float" office:value="186.121">
            <text:p>186.121</text:p>
          </table:table-cell>
          <table:table-cell office:value-type="float" office:value="6.124">
            <text:p>6.124</text:p>
          </table:table-cell>
          <table:table-cell office:value-type="float" office:value="61.93">
            <text:p>61.93</text:p>
          </table:table-cell>
          <table:table-cell office:value-type="string">
            <text:p><text:s/>6 ♎ 07' 13"</text:p>
          </table:table-cell>
          <table:table-cell office:value-type="string">
            <text:p><text:s/>6 ♈ 07' 26"</text:p>
          </table:table-cell>
          <table:table-cell office:value-type="string">
            <text:p><text:s/>1 ♊ 55' 47"</text:p>
          </table:table-cell>
          <table:table-cell office:value-type="float" office:value="-2.432">
            <text:p>-2.432</text:p>
          </table:table-cell>
          <table:table-cell office:value-type="float" office:value="-1.44">
            <text:p>-1.44</text:p>
          </table:table-cell>
          <table:table-cell office:value-type="float" office:value="-4.218">
            <text:p>-4.218</text:p>
          </table:table-cell>
          <table:table-cell office:value-type="float" office:value="109446.124">
            <text:p>109446.124</text:p>
          </table:table-cell>
          <table:table-cell office:value-type="float" office:value="8466.121">
            <text:p>8466.121</text:p>
          </table:table-cell>
          <table:table-cell office:value-type="float" office:value="-298.07">
            <text:p>-298.07</text:p>
          </table:table-cell>
          <table:table-cell office:value-type="float" office:value="101340.003">
            <text:p>101340.003</text:p>
          </table:table-cell>
          <table:table-cell table:formula="of:=[.U97] / 360" office:value-type="float" office:value="281.500008333333">
            <text:p>281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10104.194">
            <text:p>110104.194</text:p>
          </table:table-cell>
          <table:table-cell office:value-type="float" office:value="304.194">
            <text:p>304.194</text:p>
          </table:table-cell>
          <table:table-cell table:number-columns-repeated="998"/>
        </table:table-row>
        <table:table-row table:style-name="ro1">
          <table:table-cell office:value-type="string">
            <text:p>1928-12-26 14:55 EST-0500</text:p>
          </table:table-cell>
          <table:table-cell office:value-type="string">
            <text:p>Wed</text:p>
          </table:table-cell>
          <table:table-cell office:value-type="float" office:value="8141">
            <text:p>8141</text:p>
          </table:table-cell>
          <table:table-cell office:value-type="float" office:value="1167">
            <text:p>1167</text:p>
          </table:table-cell>
          <table:table-cell office:value-type="float" office:value="275">
            <text:p>275</text:p>
          </table:table-cell>
          <table:table-cell office:value-type="float" office:value="4.838">
            <text:p>4.838</text:p>
          </table:table-cell>
          <table:table-cell office:value-type="float" office:value="4.844">
            <text:p>4.844</text:p>
          </table:table-cell>
          <table:table-cell office:value-type="float" office:value="0.135">
            <text:p>0.135</text:p>
          </table:table-cell>
          <table:table-cell office:value-type="float" office:value="274.838">
            <text:p>274.838</text:p>
          </table:table-cell>
          <table:table-cell office:value-type="float" office:value="94.844">
            <text:p>94.844</text:p>
          </table:table-cell>
          <table:table-cell office:value-type="float" office:value="60.135">
            <text:p>60.135</text:p>
          </table:table-cell>
          <table:table-cell office:value-type="string">
            <text:p><text:s/>4 ♑ 50' 18"</text:p>
          </table:table-cell>
          <table:table-cell office:value-type="string">
            <text:p><text:s/>4 ♋ 50' 38"</text:p>
          </table:table-cell>
          <table:table-cell office:value-type="string">
            <text:p><text:s/>0 ♊ 08' 06"</text:p>
          </table:table-cell>
          <table:table-cell office:value-type="float" office:value="-23.361">
            <text:p>-23.361</text:p>
          </table:table-cell>
          <table:table-cell office:value-type="float" office:value="26.325">
            <text:p>26.325</text:p>
          </table:table-cell>
          <table:table-cell office:value-type="float" office:value="2.966">
            <text:p>2.966</text:p>
          </table:table-cell>
          <table:table-cell office:value-type="float" office:value="110614.844">
            <text:p>110614.844</text:p>
          </table:table-cell>
          <table:table-cell office:value-type="float" office:value="8554.838">
            <text:p>8554.838</text:p>
          </table:table-cell>
          <table:table-cell office:value-type="float" office:value="-299.865">
            <text:p>-299.865</text:p>
          </table:table-cell>
          <table:table-cell office:value-type="float" office:value="102420.006">
            <text:p>102420.006</text:p>
          </table:table-cell>
          <table:table-cell table:formula="of:=[.U98] / 360" office:value-type="float" office:value="284.500016666667">
            <text:p>284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111274.709">
            <text:p>111274.709</text:p>
          </table:table-cell>
          <table:table-cell office:value-type="float" office:value="34.709">
            <text:p>34.709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29-03-25 02:47 EST-0500</text:p>
          </table:table-cell>
          <table:table-cell table:style-name="ce1" office:value-type="string">
            <text:p>Mon</text:p>
          </table:table-cell>
          <table:table-cell table:style-name="ce1" office:value-type="float" office:value="8227">
            <text:p>8227</text:p>
          </table:table-cell>
          <table:table-cell table:style-name="ce1" office:value-type="float" office:value="1180">
            <text:p>1180</text:p>
          </table:table-cell>
          <table:table-cell table:style-name="ce1" office:value-type="float" office:value="278">
            <text:p>278</text:p>
          </table:table-cell>
          <table:table-cell table:style-name="ce1" office:value-type="float" office:value="4.186">
            <text:p>4.186</text:p>
          </table:table-cell>
          <table:table-cell table:style-name="ce1" office:value-type="float" office:value="4.19">
            <text:p>4.19</text:p>
          </table:table-cell>
          <table:table-cell table:style-name="ce1" office:value-type="float" office:value="7.184">
            <text:p>7.184</text:p>
          </table:table-cell>
          <table:table-cell table:style-name="ce1" office:value-type="float" office:value="4.186">
            <text:p>4.186</text:p>
          </table:table-cell>
          <table:table-cell table:style-name="ce1" office:value-type="float" office:value="184.19">
            <text:p>184.19</text:p>
          </table:table-cell>
          <table:table-cell table:style-name="ce1" office:value-type="float" office:value="52.184">
            <text:p>52.184</text:p>
          </table:table-cell>
          <table:table-cell table:style-name="ce1" office:value-type="string">
            <text:p><text:s/>4 ♈ 11' 08"</text:p>
          </table:table-cell>
          <table:table-cell table:style-name="ce1" office:value-type="string">
            <text:p><text:s/>4 ♎ 11' 24"</text:p>
          </table:table-cell>
          <table:table-cell table:style-name="ce1" office:value-type="string">
            <text:p>22 ♉ 11' 01"</text:p>
          </table:table-cell>
          <table:table-cell table:style-name="ce1" office:value-type="float" office:value="1.665">
            <text:p>1.665</text:p>
          </table:table-cell>
          <table:table-cell table:style-name="ce1" office:value-type="float" office:value="1.83">
            <text:p>1.83</text:p>
          </table:table-cell>
          <table:table-cell table:style-name="ce1" office:value-type="float" office:value="3.809">
            <text:p>3.809</text:p>
          </table:table-cell>
          <table:table-cell table:style-name="ce1" office:value-type="float" office:value="111784.19">
            <text:p>111784.19</text:p>
          </table:table-cell>
          <table:table-cell table:style-name="ce1" office:value-type="float" office:value="8644.186">
            <text:p>8644.186</text:p>
          </table:table-cell>
          <table:table-cell table:style-name="ce1" office:value-type="float" office:value="-307.816">
            <text:p>-307.816</text:p>
          </table:table-cell>
          <table:table-cell table:style-name="ce1" office:value-type="float" office:value="103500.004">
            <text:p>103500.004</text:p>
          </table:table-cell>
          <table:table-cell table:style-name="ce1" table:formula="of:=[.U99] / 360" office:value-type="float" office:value="287.500011111111">
            <text:p>287.5000111111</text:p>
          </table:table-cell>
          <table:table-cell table:style-name="ce1" office:value-type="float" office:value="180.004">
            <text:p>180.00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12452.006">
            <text:p>112452.006</text:p>
          </table:table-cell>
          <table:table-cell table:style-name="ce1" office:value-type="float" office:value="132.006">
            <text:p>132.006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29-06-21 23:15 EST-0500</text:p>
          </table:table-cell>
          <table:table-cell office:value-type="string">
            <text:p>Fri</text:p>
          </table:table-cell>
          <table:table-cell office:value-type="float" office:value="8314">
            <text:p>8314</text:p>
          </table:table-cell>
          <table:table-cell office:value-type="float" office:value="1192">
            <text:p>1192</text:p>
          </table:table-cell>
          <table:table-cell office:value-type="float" office:value="281">
            <text:p>281</text:p>
          </table:table-cell>
          <table:table-cell office:value-type="float" office:value="0.254">
            <text:p>0.254</text:p>
          </table:table-cell>
          <table:table-cell office:value-type="float" office:value="0.255">
            <text:p>0.255</text:p>
          </table:table-cell>
          <table:table-cell office:value-type="float" office:value="5.811">
            <text:p>5.811</text:p>
          </table:table-cell>
          <table:table-cell office:value-type="float" office:value="90.254">
            <text:p>90.254</text:p>
          </table:table-cell>
          <table:table-cell office:value-type="float" office:value="270.255">
            <text:p>270.255</text:p>
          </table:table-cell>
          <table:table-cell office:value-type="float" office:value="50.811">
            <text:p>50.811</text:p>
          </table:table-cell>
          <table:table-cell table:style-name="ce3" office:value-type="string">
            <text:p><text:s/>0 ♋ 15' 14"</text:p>
          </table:table-cell>
          <table:table-cell office:value-type="string">
            <text:p><text:s/>0 ♑ 15' 16"</text:p>
          </table:table-cell>
          <table:table-cell office:value-type="string">
            <text:p>20 ♉ 48' 40"</text:p>
          </table:table-cell>
          <table:table-cell office:value-type="float" office:value="23.449">
            <text:p>23.449</text:p>
          </table:table-cell>
          <table:table-cell office:value-type="float" office:value="-26.735">
            <text:p>-26.735</text:p>
          </table:table-cell>
          <table:table-cell office:value-type="float" office:value="-3.285">
            <text:p>-3.285</text:p>
          </table:table-cell>
          <table:table-cell office:value-type="float" office:value="112950.255">
            <text:p>112950.255</text:p>
          </table:table-cell>
          <table:table-cell office:value-type="float" office:value="8730.254">
            <text:p>8730.254</text:p>
          </table:table-cell>
          <table:table-cell office:value-type="float" office:value="-309.189">
            <text:p>-309.189</text:p>
          </table:table-cell>
          <table:table-cell office:value-type="float" office:value="104580.001">
            <text:p>104580.001</text:p>
          </table:table-cell>
          <table:table-cell table:formula="of:=[.U100] / 360" office:value-type="float" office:value="290.500002777778">
            <text:p>290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13619.444">
            <text:p>113619.444</text:p>
          </table:table-cell>
          <table:table-cell office:value-type="float" office:value="219.444">
            <text:p>219.444</text:p>
          </table:table-cell>
          <table:table-cell table:number-columns-repeated="998"/>
        </table:table-row>
        <table:table-row table:style-name="ro1">
          <table:table-cell office:value-type="string">
            <text:p>1929-07-21 14:22 EST-0500</text:p>
          </table:table-cell>
          <table:table-cell office:value-type="string">
            <text:p>Sun</text:p>
          </table:table-cell>
          <table:table-cell office:value-type="float" office:value="8342">
            <text:p>8342</text:p>
          </table:table-cell>
          <table:table-cell office:value-type="float" office:value="1196">
            <text:p>1196</text:p>
          </table:table-cell>
          <table:table-cell office:value-type="float" office:value="282">
            <text:p>282</text:p>
          </table:table-cell>
          <table:table-cell office:value-type="float" office:value="13.513">
            <text:p>13.513</text:p>
          </table:table-cell>
          <table:table-cell office:value-type="float" office:value="13.519">
            <text:p>13.519</text:p>
          </table:table-cell>
          <table:table-cell office:value-type="float" office:value="3.723">
            <text:p>3.723</text:p>
          </table:table-cell>
          <table:table-cell office:value-type="float" office:value="118.513">
            <text:p>118.513</text:p>
          </table:table-cell>
          <table:table-cell office:value-type="float" office:value="298.519">
            <text:p>298.519</text:p>
          </table:table-cell>
          <table:table-cell office:value-type="float" office:value="48.723">
            <text:p>48.723</text:p>
          </table:table-cell>
          <table:table-cell table:style-name="ce3" office:value-type="string">
            <text:p>28 ♋ 30' 47"</text:p>
          </table:table-cell>
          <table:table-cell office:value-type="string">
            <text:p>28 ♑ 31' 06"</text:p>
          </table:table-cell>
          <table:table-cell office:value-type="string">
            <text:p>18 ♉ 43' 24"</text:p>
          </table:table-cell>
          <table:table-cell office:value-type="float" office:value="20.468">
            <text:p>20.468</text:p>
          </table:table-cell>
          <table:table-cell office:value-type="float" office:value="-25.083">
            <text:p>-25.083</text:p>
          </table:table-cell>
          <table:table-cell office:value-type="float" office:value="-4.718">
            <text:p>-4.718</text:p>
          </table:table-cell>
          <table:table-cell office:value-type="float" office:value="113338.519">
            <text:p>113338.519</text:p>
          </table:table-cell>
          <table:table-cell office:value-type="float" office:value="8758.513">
            <text:p>8758.513</text:p>
          </table:table-cell>
          <table:table-cell office:value-type="float" office:value="-311.277">
            <text:p>-311.277</text:p>
          </table:table-cell>
          <table:table-cell office:value-type="float" office:value="104940.006">
            <text:p>104940.006</text:p>
          </table:table-cell>
          <table:table-cell table:formula="of:=[.U101] / 360" office:value-type="float" office:value="291.500016666667">
            <text:p>291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114009.796">
            <text:p>114009.796</text:p>
          </table:table-cell>
          <table:table-cell office:value-type="float" office:value="249.796">
            <text:p>249.796</text:p>
          </table:table-cell>
          <table:table-cell table:number-columns-repeated="998"/>
        </table:table-row>
        <table:table-row table:style-name="ro1">
          <table:table-cell office:value-type="string">
            <text:p>1929-10-18 07:06 EST-0500</text:p>
          </table:table-cell>
          <table:table-cell office:value-type="string">
            <text:p>Fri</text:p>
          </table:table-cell>
          <table:table-cell office:value-type="float" office:value="8429">
            <text:p>8429</text:p>
          </table:table-cell>
          <table:table-cell office:value-type="float" office:value="1208">
            <text:p>1208</text:p>
          </table:table-cell>
          <table:table-cell office:value-type="float" office:value="285">
            <text:p>285</text:p>
          </table:table-cell>
          <table:table-cell office:value-type="float" office:value="9.636">
            <text:p>9.636</text:p>
          </table:table-cell>
          <table:table-cell office:value-type="float" office:value="9.639">
            <text:p>9.639</text:p>
          </table:table-cell>
          <table:table-cell office:value-type="float" office:value="12.177">
            <text:p>12.177</text:p>
          </table:table-cell>
          <table:table-cell office:value-type="float" office:value="204.636">
            <text:p>204.636</text:p>
          </table:table-cell>
          <table:table-cell office:value-type="float" office:value="24.639">
            <text:p>24.639</text:p>
          </table:table-cell>
          <table:table-cell office:value-type="float" office:value="42.177">
            <text:p>42.177</text:p>
          </table:table-cell>
          <table:table-cell office:value-type="string">
            <text:p>24 ♎ 38' 07"</text:p>
          </table:table-cell>
          <table:table-cell office:value-type="string">
            <text:p>24 ♈ 38' 19"</text:p>
          </table:table-cell>
          <table:table-cell office:value-type="string">
            <text:p>12 ♉ 10' 38"</text:p>
          </table:table-cell>
          <table:table-cell office:value-type="float" office:value="-9.549">
            <text:p>-9.549</text:p>
          </table:table-cell>
          <table:table-cell office:value-type="float" office:value="8.072">
            <text:p>8.072</text:p>
          </table:table-cell>
          <table:table-cell office:value-type="float" office:value="-1.588">
            <text:p>-1.588</text:p>
          </table:table-cell>
          <table:table-cell office:value-type="float" office:value="114504.639">
            <text:p>114504.639</text:p>
          </table:table-cell>
          <table:table-cell office:value-type="float" office:value="8844.636">
            <text:p>8844.636</text:p>
          </table:table-cell>
          <table:table-cell office:value-type="float" office:value="-317.823">
            <text:p>-317.823</text:p>
          </table:table-cell>
          <table:table-cell office:value-type="float" office:value="106020.003">
            <text:p>106020.003</text:p>
          </table:table-cell>
          <table:table-cell table:formula="of:=[.U102] / 360" office:value-type="float" office:value="294.500008333333">
            <text:p>294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15182.462">
            <text:p>115182.462</text:p>
          </table:table-cell>
          <table:table-cell office:value-type="float" office:value="342.462">
            <text:p>342.462</text:p>
          </table:table-cell>
          <table:table-cell table:number-columns-repeated="998"/>
        </table:table-row>
        <table:table-row table:style-name="ro1">
          <table:table-cell office:value-type="string">
            <text:p>1930-01-14 17:22 EST-0500</text:p>
          </table:table-cell>
          <table:table-cell office:value-type="string">
            <text:p>Tue</text:p>
          </table:table-cell>
          <table:table-cell office:value-type="float" office:value="8514">
            <text:p>8514</text:p>
          </table:table-cell>
          <table:table-cell office:value-type="float" office:value="1220">
            <text:p>1220</text:p>
          </table:table-cell>
          <table:table-cell office:value-type="float" office:value="288">
            <text:p>288</text:p>
          </table:table-cell>
          <table:table-cell office:value-type="float" office:value="9.061">
            <text:p>9.061</text:p>
          </table:table-cell>
          <table:table-cell office:value-type="float" office:value="9.067">
            <text:p>9.067</text:p>
          </table:table-cell>
          <table:table-cell office:value-type="float" office:value="9.004">
            <text:p>9.004</text:p>
          </table:table-cell>
          <table:table-cell office:value-type="float" office:value="294.061">
            <text:p>294.061</text:p>
          </table:table-cell>
          <table:table-cell office:value-type="float" office:value="114.067">
            <text:p>114.067</text:p>
          </table:table-cell>
          <table:table-cell office:value-type="float" office:value="39.004">
            <text:p>39.004</text:p>
          </table:table-cell>
          <table:table-cell office:value-type="string">
            <text:p>24 ♑ 03' 39"</text:p>
          </table:table-cell>
          <table:table-cell office:value-type="string">
            <text:p>24 ♋ 04' 01"</text:p>
          </table:table-cell>
          <table:table-cell office:value-type="string">
            <text:p><text:s/>9 ♉ 00' 14"</text:p>
          </table:table-cell>
          <table:table-cell office:value-type="float" office:value="-21.307">
            <text:p>-21.307</text:p>
          </table:table-cell>
          <table:table-cell office:value-type="float" office:value="26.075">
            <text:p>26.075</text:p>
          </table:table-cell>
          <table:table-cell office:value-type="float" office:value="4.845">
            <text:p>4.845</text:p>
          </table:table-cell>
          <table:table-cell office:value-type="float" office:value="115674.067">
            <text:p>115674.067</text:p>
          </table:table-cell>
          <table:table-cell office:value-type="float" office:value="8934.061">
            <text:p>8934.061</text:p>
          </table:table-cell>
          <table:table-cell office:value-type="float" office:value="-320.996">
            <text:p>-320.996</text:p>
          </table:table-cell>
          <table:table-cell office:value-type="float" office:value="107100.006">
            <text:p>107100.006</text:p>
          </table:table-cell>
          <table:table-cell table:formula="of:=[.U103] / 360" office:value-type="float" office:value="297.500016666667">
            <text:p>297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116355.063">
            <text:p>116355.063</text:p>
          </table:table-cell>
          <table:table-cell office:value-type="float" office:value="75.063">
            <text:p>75.063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30-04-13 00:49 EST-0500</text:p>
          </table:table-cell>
          <table:table-cell table:style-name="ce1" office:value-type="string">
            <text:p>Sun</text:p>
          </table:table-cell>
          <table:table-cell table:style-name="ce1" office:value-type="float" office:value="8599">
            <text:p>8599</text:p>
          </table:table-cell>
          <table:table-cell table:style-name="ce1" office:value-type="float" office:value="1233">
            <text:p>1233</text:p>
          </table:table-cell>
          <table:table-cell table:style-name="ce1" office:value-type="float" office:value="291">
            <text:p>291</text:p>
          </table:table-cell>
          <table:table-cell table:style-name="ce1" office:value-type="float" office:value="7.581">
            <text:p>7.581</text:p>
          </table:table-cell>
          <table:table-cell table:style-name="ce1" office:value-type="float" office:value="7.583">
            <text:p>7.583</text:p>
          </table:table-cell>
          <table:table-cell table:style-name="ce1" office:value-type="float" office:value="2.772">
            <text:p>2.772</text:p>
          </table:table-cell>
          <table:table-cell table:style-name="ce1" office:value-type="float" office:value="22.581">
            <text:p>22.581</text:p>
          </table:table-cell>
          <table:table-cell table:style-name="ce1" office:value-type="float" office:value="202.583">
            <text:p>202.583</text:p>
          </table:table-cell>
          <table:table-cell table:style-name="ce1" office:value-type="float" office:value="32.772">
            <text:p>32.772</text:p>
          </table:table-cell>
          <table:table-cell table:style-name="ce1" office:value-type="string">
            <text:p>22 ♈ 34' 53"</text:p>
          </table:table-cell>
          <table:table-cell table:style-name="ce1" office:value-type="string">
            <text:p>22 ♎ 35' 00"</text:p>
          </table:table-cell>
          <table:table-cell table:style-name="ce1" office:value-type="string">
            <text:p><text:s/>2 ♉ 46' 17"</text:p>
          </table:table-cell>
          <table:table-cell table:style-name="ce1" office:value-type="float" office:value="8.79">
            <text:p>8.79</text:p>
          </table:table-cell>
          <table:table-cell table:style-name="ce1" office:value-type="float" office:value="-7.923">
            <text:p>-7.923</text:p>
          </table:table-cell>
          <table:table-cell table:style-name="ce1" office:value-type="float" office:value="0.935">
            <text:p>0.935</text:p>
          </table:table-cell>
          <table:table-cell table:style-name="ce1" office:value-type="float" office:value="116842.583">
            <text:p>116842.583</text:p>
          </table:table-cell>
          <table:table-cell table:style-name="ce1" office:value-type="float" office:value="9022.581">
            <text:p>9022.581</text:p>
          </table:table-cell>
          <table:table-cell table:style-name="ce1" office:value-type="float" office:value="-327.228">
            <text:p>-327.228</text:p>
          </table:table-cell>
          <table:table-cell table:style-name="ce1" office:value-type="float" office:value="108180.002">
            <text:p>108180.002</text:p>
          </table:table-cell>
          <table:table-cell table:style-name="ce1" table:formula="of:=[.U104] / 360" office:value-type="float" office:value="300.500005555556">
            <text:p>300.5000055556</text:p>
          </table:table-cell>
          <table:table-cell table:style-name="ce1" office:value-type="float" office:value="180.002">
            <text:p>180.002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17529.811">
            <text:p>117529.811</text:p>
          </table:table-cell>
          <table:table-cell table:style-name="ce1" office:value-type="float" office:value="169.811">
            <text:p>169.811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30-07-10 15:02 EST-0500</text:p>
          </table:table-cell>
          <table:table-cell office:value-type="string">
            <text:p>Thu</text:p>
          </table:table-cell>
          <table:table-cell office:value-type="float" office:value="8685">
            <text:p>8685</text:p>
          </table:table-cell>
          <table:table-cell office:value-type="float" office:value="1245">
            <text:p>1245</text:p>
          </table:table-cell>
          <table:table-cell office:value-type="float" office:value="294">
            <text:p>294</text:p>
          </table:table-cell>
          <table:table-cell office:value-type="float" office:value="2.814">
            <text:p>2.814</text:p>
          </table:table-cell>
          <table:table-cell office:value-type="float" office:value="2.817">
            <text:p>2.817</text:p>
          </table:table-cell>
          <table:table-cell office:value-type="float" office:value="14.452">
            <text:p>14.452</text:p>
          </table:table-cell>
          <table:table-cell office:value-type="float" office:value="107.814">
            <text:p>107.814</text:p>
          </table:table-cell>
          <table:table-cell office:value-type="float" office:value="287.817">
            <text:p>287.817</text:p>
          </table:table-cell>
          <table:table-cell office:value-type="float" office:value="29.452">
            <text:p>29.452</text:p>
          </table:table-cell>
          <table:table-cell office:value-type="string">
            <text:p>17 ♋ 48' 50"</text:p>
          </table:table-cell>
          <table:table-cell office:value-type="string">
            <text:p>17 ♑ 49' 01"</text:p>
          </table:table-cell>
          <table:table-cell office:value-type="string">
            <text:p>29 ♈ 27' 07"</text:p>
          </table:table-cell>
          <table:table-cell office:value-type="float" office:value="22.264">
            <text:p>22.264</text:p>
          </table:table-cell>
          <table:table-cell office:value-type="float" office:value="-27.117">
            <text:p>-27.117</text:p>
          </table:table-cell>
          <table:table-cell office:value-type="float" office:value="-4.898">
            <text:p>-4.898</text:p>
          </table:table-cell>
          <table:table-cell office:value-type="float" office:value="118007.817">
            <text:p>118007.817</text:p>
          </table:table-cell>
          <table:table-cell office:value-type="float" office:value="9107.814">
            <text:p>9107.814</text:p>
          </table:table-cell>
          <table:table-cell office:value-type="float" office:value="-330.548">
            <text:p>-330.548</text:p>
          </table:table-cell>
          <table:table-cell office:value-type="float" office:value="109260.003">
            <text:p>109260.003</text:p>
          </table:table-cell>
          <table:table-cell table:formula="of:=[.U105] / 360" office:value-type="float" office:value="303.500008333333">
            <text:p>303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18698.365">
            <text:p>118698.365</text:p>
          </table:table-cell>
          <table:table-cell office:value-type="float" office:value="258.365">
            <text:p>258.365</text:p>
          </table:table-cell>
          <table:table-cell table:number-columns-repeated="998"/>
        </table:table-row>
        <table:table-row table:style-name="ro1">
          <table:table-cell office:value-type="string">
            <text:p>1930-10-07 13:56 EST-0500</text:p>
          </table:table-cell>
          <table:table-cell office:value-type="string">
            <text:p>Tue</text:p>
          </table:table-cell>
          <table:table-cell office:value-type="float" office:value="8770">
            <text:p>8770</text:p>
          </table:table-cell>
          <table:table-cell office:value-type="float" office:value="1258">
            <text:p>1258</text:p>
          </table:table-cell>
          <table:table-cell office:value-type="float" office:value="297">
            <text:p>297</text:p>
          </table:table-cell>
          <table:table-cell office:value-type="float" office:value="13.785">
            <text:p>13.785</text:p>
          </table:table-cell>
          <table:table-cell office:value-type="float" office:value="13.789">
            <text:p>13.789</text:p>
          </table:table-cell>
          <table:table-cell office:value-type="float" office:value="8.641">
            <text:p>8.641</text:p>
          </table:table-cell>
          <table:table-cell office:value-type="float" office:value="193.785">
            <text:p>193.785</text:p>
          </table:table-cell>
          <table:table-cell office:value-type="float" office:value="13.789">
            <text:p>13.789</text:p>
          </table:table-cell>
          <table:table-cell office:value-type="float" office:value="23.641">
            <text:p>23.641</text:p>
          </table:table-cell>
          <table:table-cell office:value-type="string">
            <text:p>13 ♎ 47' 05"</text:p>
          </table:table-cell>
          <table:table-cell office:value-type="string">
            <text:p>13 ♈ 47' 20"</text:p>
          </table:table-cell>
          <table:table-cell office:value-type="string">
            <text:p>23 ♈ 38' 28"</text:p>
          </table:table-cell>
          <table:table-cell office:value-type="float" office:value="-5.441">
            <text:p>-5.441</text:p>
          </table:table-cell>
          <table:table-cell office:value-type="float" office:value="4.609">
            <text:p>4.609</text:p>
          </table:table-cell>
          <table:table-cell office:value-type="float" office:value="-0.905">
            <text:p>-0.905</text:p>
          </table:table-cell>
          <table:table-cell office:value-type="float" office:value="119173.789">
            <text:p>119173.789</text:p>
          </table:table-cell>
          <table:table-cell office:value-type="float" office:value="9193.785">
            <text:p>9193.785</text:p>
          </table:table-cell>
          <table:table-cell office:value-type="float" office:value="-336.359">
            <text:p>-336.359</text:p>
          </table:table-cell>
          <table:table-cell office:value-type="float" office:value="110340.004">
            <text:p>110340.004</text:p>
          </table:table-cell>
          <table:table-cell table:formula="of:=[.U106] / 360" office:value-type="float" office:value="306.500011111111">
            <text:p>306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119870.148">
            <text:p>119870.148</text:p>
          </table:table-cell>
          <table:table-cell office:value-type="float" office:value="350.148">
            <text:p>350.148</text:p>
          </table:table-cell>
          <table:table-cell table:number-columns-repeated="998"/>
        </table:table-row>
        <table:table-row table:style-name="ro1">
          <table:table-cell office:value-type="string">
            <text:p>1931-01-04 08:15 EST-0500</text:p>
          </table:table-cell>
          <table:table-cell office:value-type="string">
            <text:p>Sun</text:p>
          </table:table-cell>
          <table:table-cell office:value-type="float" office:value="8857">
            <text:p>8857</text:p>
          </table:table-cell>
          <table:table-cell office:value-type="float" office:value="1271">
            <text:p>1271</text:p>
          </table:table-cell>
          <table:table-cell office:value-type="float" office:value="300">
            <text:p>300</text:p>
          </table:table-cell>
          <table:table-cell office:value-type="float" office:value="13.237">
            <text:p>13.237</text:p>
          </table:table-cell>
          <table:table-cell office:value-type="float" office:value="13.24">
            <text:p>13.24</text:p>
          </table:table-cell>
          <table:table-cell office:value-type="float" office:value="4.721">
            <text:p>4.721</text:p>
          </table:table-cell>
          <table:table-cell office:value-type="float" office:value="283.237">
            <text:p>283.237</text:p>
          </table:table-cell>
          <table:table-cell office:value-type="float" office:value="103.24">
            <text:p>103.24</text:p>
          </table:table-cell>
          <table:table-cell office:value-type="float" office:value="19.721">
            <text:p>19.721</text:p>
          </table:table-cell>
          <table:table-cell office:value-type="string">
            <text:p>13 ♑ 14' 12"</text:p>
          </table:table-cell>
          <table:table-cell office:value-type="string">
            <text:p>13 ♋ 14' 24"</text:p>
          </table:table-cell>
          <table:table-cell office:value-type="string">
            <text:p>19 ♈ 43' 14"</text:p>
          </table:table-cell>
          <table:table-cell office:value-type="float" office:value="-22.792">
            <text:p>-22.792</text:p>
          </table:table-cell>
          <table:table-cell office:value-type="float" office:value="27.735">
            <text:p>27.735</text:p>
          </table:table-cell>
          <table:table-cell office:value-type="float" office:value="4.969">
            <text:p>4.969</text:p>
          </table:table-cell>
          <table:table-cell office:value-type="float" office:value="120343.24">
            <text:p>120343.24</text:p>
          </table:table-cell>
          <table:table-cell office:value-type="float" office:value="9283.237">
            <text:p>9283.237</text:p>
          </table:table-cell>
          <table:table-cell office:value-type="float" office:value="-340.279">
            <text:p>-340.279</text:p>
          </table:table-cell>
          <table:table-cell office:value-type="float" office:value="111420.003">
            <text:p>111420.003</text:p>
          </table:table-cell>
          <table:table-cell table:formula="of:=[.U107] / 360" office:value-type="float" office:value="309.500008333333">
            <text:p>309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21043.519">
            <text:p>121043.519</text:p>
          </table:table-cell>
          <table:table-cell office:value-type="float" office:value="83.519">
            <text:p>83.519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31-04-02 15:06 EST-0500</text:p>
          </table:table-cell>
          <table:table-cell table:style-name="ce1" office:value-type="string">
            <text:p>Thu</text:p>
          </table:table-cell>
          <table:table-cell table:style-name="ce1" office:value-type="float" office:value="8942">
            <text:p>8942</text:p>
          </table:table-cell>
          <table:table-cell table:style-name="ce1" office:value-type="float" office:value="1283">
            <text:p>1283</text:p>
          </table:table-cell>
          <table:table-cell table:style-name="ce1" office:value-type="float" office:value="303">
            <text:p>303</text:p>
          </table:table-cell>
          <table:table-cell table:style-name="ce1" office:value-type="float" office:value="12.124">
            <text:p>12.124</text:p>
          </table:table-cell>
          <table:table-cell table:style-name="ce1" office:value-type="float" office:value="12.128">
            <text:p>12.128</text:p>
          </table:table-cell>
          <table:table-cell table:style-name="ce1" office:value-type="float" office:value="14.373">
            <text:p>14.373</text:p>
          </table:table-cell>
          <table:table-cell table:style-name="ce1" office:value-type="float" office:value="12.124">
            <text:p>12.124</text:p>
          </table:table-cell>
          <table:table-cell table:style-name="ce1" office:value-type="float" office:value="192.128">
            <text:p>192.128</text:p>
          </table:table-cell>
          <table:table-cell table:style-name="ce1" office:value-type="float" office:value="14.373">
            <text:p>14.373</text:p>
          </table:table-cell>
          <table:table-cell table:style-name="ce1" office:value-type="string">
            <text:p>12 ♈ 07' 27"</text:p>
          </table:table-cell>
          <table:table-cell table:style-name="ce1" office:value-type="string">
            <text:p>12 ♎ 07' 39"</text:p>
          </table:table-cell>
          <table:table-cell table:style-name="ce1" office:value-type="string">
            <text:p>14 ♈ 22' 21"</text:p>
          </table:table-cell>
          <table:table-cell table:style-name="ce1" office:value-type="float" office:value="4.795">
            <text:p>4.795</text:p>
          </table:table-cell>
          <table:table-cell table:style-name="ce1" office:value-type="float" office:value="-4.604">
            <text:p>-4.604</text:p>
          </table:table-cell>
          <table:table-cell table:style-name="ce1" office:value-type="float" office:value="0.208">
            <text:p>0.208</text:p>
          </table:table-cell>
          <table:table-cell table:style-name="ce1" office:value-type="float" office:value="121512.128">
            <text:p>121512.128</text:p>
          </table:table-cell>
          <table:table-cell table:style-name="ce1" office:value-type="float" office:value="9372.124">
            <text:p>9372.124</text:p>
          </table:table-cell>
          <table:table-cell table:style-name="ce1" office:value-type="float" office:value="-345.627">
            <text:p>-345.627</text:p>
          </table:table-cell>
          <table:table-cell table:style-name="ce1" office:value-type="float" office:value="112500.004">
            <text:p>112500.004</text:p>
          </table:table-cell>
          <table:table-cell table:style-name="ce1" table:formula="of:=[.U108] / 360" office:value-type="float" office:value="312.500011111111">
            <text:p>312.5000111111</text:p>
          </table:table-cell>
          <table:table-cell table:style-name="ce1" office:value-type="float" office:value="180.004">
            <text:p>180.00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22217.755">
            <text:p>122217.755</text:p>
          </table:table-cell>
          <table:table-cell table:style-name="ce1" office:value-type="float" office:value="177.755">
            <text:p>177.755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31-06-29 19:47 EST-0500</text:p>
          </table:table-cell>
          <table:table-cell office:value-type="string">
            <text:p>Mon</text:p>
          </table:table-cell>
          <table:table-cell office:value-type="float" office:value="9029">
            <text:p>9029</text:p>
          </table:table-cell>
          <table:table-cell office:value-type="float" office:value="1296">
            <text:p>1296</text:p>
          </table:table-cell>
          <table:table-cell office:value-type="float" office:value="305">
            <text:p>305</text:p>
          </table:table-cell>
          <table:table-cell office:value-type="float" office:value="7.289">
            <text:p>7.289</text:p>
          </table:table-cell>
          <table:table-cell office:value-type="float" office:value="7.29">
            <text:p>7.29</text:p>
          </table:table-cell>
          <table:table-cell office:value-type="float" office:value="10.199">
            <text:p>10.199</text:p>
          </table:table-cell>
          <table:table-cell office:value-type="float" office:value="97.289">
            <text:p>97.289</text:p>
          </table:table-cell>
          <table:table-cell office:value-type="float" office:value="277.29">
            <text:p>277.29</text:p>
          </table:table-cell>
          <table:table-cell office:value-type="float" office:value="10.199">
            <text:p>10.199</text:p>
          </table:table-cell>
          <table:table-cell office:value-type="string">
            <text:p><text:s/>7 ♋ 17' 20"</text:p>
          </table:table-cell>
          <table:table-cell office:value-type="string">
            <text:p><text:s/>7 ♑ 17' 22"</text:p>
          </table:table-cell>
          <table:table-cell office:value-type="string">
            <text:p>10 ♈ 11' 56"</text:p>
          </table:table-cell>
          <table:table-cell office:value-type="float" office:value="23.25">
            <text:p>23.25</text:p>
          </table:table-cell>
          <table:table-cell office:value-type="float" office:value="-28.24">
            <text:p>-28.24</text:p>
          </table:table-cell>
          <table:table-cell office:value-type="float" office:value="-4.998">
            <text:p>-4.998</text:p>
          </table:table-cell>
          <table:table-cell office:value-type="float" office:value="122677.29">
            <text:p>122677.29</text:p>
          </table:table-cell>
          <table:table-cell office:value-type="float" office:value="9457.289">
            <text:p>9457.289</text:p>
          </table:table-cell>
          <table:table-cell office:value-type="float" office:value="-349.801">
            <text:p>-349.801</text:p>
          </table:table-cell>
          <table:table-cell office:value-type="float" office:value="113580.001">
            <text:p>113580.001</text:p>
          </table:table-cell>
          <table:table-cell table:formula="of:=[.U109] / 360" office:value-type="float" office:value="315.500002777778">
            <text:p>315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23387.091">
            <text:p>123387.091</text:p>
          </table:table-cell>
          <table:table-cell office:value-type="float" office:value="267.091">
            <text:p>267.091</text:p>
          </table:table-cell>
          <table:table-cell table:number-columns-repeated="998"/>
        </table:table-row>
        <table:table-row table:style-name="ro1">
          <table:table-cell office:value-type="string">
            <text:p>1931-09-26 14:45 EST-0500</text:p>
          </table:table-cell>
          <table:table-cell office:value-type="string">
            <text:p>Sat</text:p>
          </table:table-cell>
          <table:table-cell office:value-type="float" office:value="9115">
            <text:p>9115</text:p>
          </table:table-cell>
          <table:table-cell office:value-type="float" office:value="1308">
            <text:p>1308</text:p>
          </table:table-cell>
          <table:table-cell office:value-type="float" office:value="308">
            <text:p>308</text:p>
          </table:table-cell>
          <table:table-cell office:value-type="float" office:value="2.756">
            <text:p>2.756</text:p>
          </table:table-cell>
          <table:table-cell office:value-type="float" office:value="2.759">
            <text:p>2.759</text:p>
          </table:table-cell>
          <table:table-cell office:value-type="float" office:value="5.382">
            <text:p>5.382</text:p>
          </table:table-cell>
          <table:table-cell office:value-type="float" office:value="182.756">
            <text:p>182.756</text:p>
          </table:table-cell>
          <table:table-cell office:value-type="float" office:value="2.759">
            <text:p>2.759</text:p>
          </table:table-cell>
          <table:table-cell office:value-type="float" office:value="5.382">
            <text:p>5.382</text:p>
          </table:table-cell>
          <table:table-cell office:value-type="string">
            <text:p><text:s/>2 ♎ 45' 22"</text:p>
          </table:table-cell>
          <table:table-cell office:value-type="string">
            <text:p><text:s/>2 ♈ 45' 31"</text:p>
          </table:table-cell>
          <table:table-cell office:value-type="string">
            <text:p><text:s/>5 ♈ 22' 53"</text:p>
          </table:table-cell>
          <table:table-cell office:value-type="float" office:value="-1.097">
            <text:p>-1.097</text:p>
          </table:table-cell>
          <table:table-cell office:value-type="float" office:value="0.875">
            <text:p>0.875</text:p>
          </table:table-cell>
          <table:table-cell office:value-type="float" office:value="-0.243">
            <text:p>-0.243</text:p>
          </table:table-cell>
          <table:table-cell office:value-type="float" office:value="123842.759">
            <text:p>123842.759</text:p>
          </table:table-cell>
          <table:table-cell office:value-type="float" office:value="9542.756">
            <text:p>9542.756</text:p>
          </table:table-cell>
          <table:table-cell office:value-type="float" office:value="-354.618">
            <text:p>-354.618</text:p>
          </table:table-cell>
          <table:table-cell office:value-type="float" office:value="114660.003">
            <text:p>114660.003</text:p>
          </table:table-cell>
          <table:table-cell table:formula="of:=[.U110] / 360" office:value-type="float" office:value="318.500008333333">
            <text:p>318.5000083333</text:p>
          </table:table-cell>
          <table:table-cell office:value-type="float" office:value="180.003">
            <text:p>180.003</text:p>
          </table:table-cell>
          <table:table-cell office:value-type="float" office:value="15">
            <text:p>15</text:p>
          </table:table-cell>
          <table:table-cell office:value-type="float" office:value="124557.377">
            <text:p>124557.377</text:p>
          </table:table-cell>
          <table:table-cell office:value-type="float" office:value="357.377">
            <text:p>357.377</text:p>
          </table:table-cell>
          <table:table-cell table:number-columns-repeated="998"/>
        </table:table-row>
        <table:table-row table:style-name="ro1">
          <table:table-cell office:value-type="string">
            <text:p>1931-12-24 18:24 EST-0500</text:p>
          </table:table-cell>
          <table:table-cell office:value-type="string">
            <text:p>Thu</text:p>
          </table:table-cell>
          <table:table-cell office:value-type="float" office:value="9201">
            <text:p>9201</text:p>
          </table:table-cell>
          <table:table-cell office:value-type="float" office:value="1321">
            <text:p>1321</text:p>
          </table:table-cell>
          <table:table-cell office:value-type="float" office:value="311">
            <text:p>311</text:p>
          </table:table-cell>
          <table:table-cell office:value-type="float" office:value="2.209">
            <text:p>2.209</text:p>
          </table:table-cell>
          <table:table-cell office:value-type="float" office:value="2.213">
            <text:p>2.213</text:p>
          </table:table-cell>
          <table:table-cell office:value-type="float" office:value="0.609">
            <text:p>0.609</text:p>
          </table:table-cell>
          <table:table-cell office:value-type="float" office:value="272.209">
            <text:p>272.209</text:p>
          </table:table-cell>
          <table:table-cell office:value-type="float" office:value="92.213">
            <text:p>92.213</text:p>
          </table:table-cell>
          <table:table-cell office:value-type="float" office:value="0.609">
            <text:p>0.609</text:p>
          </table:table-cell>
          <table:table-cell office:value-type="string">
            <text:p><text:s/>2 ♑ 12' 32"</text:p>
          </table:table-cell>
          <table:table-cell office:value-type="string">
            <text:p><text:s/>2 ♋ 12' 47"</text:p>
          </table:table-cell>
          <table:table-cell office:value-type="string">
            <text:p><text:s/>0 ♈ 36' 30"</text:p>
          </table:table-cell>
          <table:table-cell office:value-type="float" office:value="-23.432">
            <text:p>-23.432</text:p>
          </table:table-cell>
          <table:table-cell office:value-type="float" office:value="28.425">
            <text:p>28.425</text:p>
          </table:table-cell>
          <table:table-cell office:value-type="float" office:value="4.994">
            <text:p>4.994</text:p>
          </table:table-cell>
          <table:table-cell office:value-type="float" office:value="125012.213">
            <text:p>125012.213</text:p>
          </table:table-cell>
          <table:table-cell office:value-type="float" office:value="9632.209">
            <text:p>9632.209</text:p>
          </table:table-cell>
          <table:table-cell office:value-type="float" office:value="-359.391">
            <text:p>-359.391</text:p>
          </table:table-cell>
          <table:table-cell office:value-type="float" office:value="115740.004">
            <text:p>115740.004</text:p>
          </table:table-cell>
          <table:table-cell table:formula="of:=[.U111] / 360" office:value-type="float" office:value="321.500011111111">
            <text:p>321.5000111111</text:p>
          </table:table-cell>
          <table:table-cell office:value-type="float" office:value="180.004">
            <text:p>180.004</text:p>
          </table:table-cell>
          <table:table-cell office:value-type="float" office:value="15">
            <text:p>15</text:p>
          </table:table-cell>
          <table:table-cell office:value-type="float" office:value="125731.604">
            <text:p>125731.604</text:p>
          </table:table-cell>
          <table:table-cell office:value-type="float" office:value="91.604">
            <text:p>91.604</text:p>
          </table:table-cell>
          <table:table-cell table:number-columns-repeated="998"/>
        </table:table-row>
        <table:table-row table:style-name="ro1">
          <table:table-cell table:style-name="ce1" office:value-type="string">
            <text:p>1932-03-22 07:38 EST-0500</text:p>
          </table:table-cell>
          <table:table-cell table:style-name="ce1" office:value-type="string">
            <text:p>Tue</text:p>
          </table:table-cell>
          <table:table-cell table:style-name="ce1" office:value-type="float" office:value="9287">
            <text:p>9287</text:p>
          </table:table-cell>
          <table:table-cell table:style-name="ce1" office:value-type="float" office:value="1334">
            <text:p>1334</text:p>
          </table:table-cell>
          <table:table-cell table:style-name="ce1" office:value-type="float" office:value="314">
            <text:p>314</text:p>
          </table:table-cell>
          <table:table-cell table:style-name="ce1" office:value-type="float" office:value="1.69">
            <text:p>1.69</text:p>
          </table:table-cell>
          <table:table-cell table:style-name="ce1" office:value-type="float" office:value="1.695">
            <text:p>1.695</text:p>
          </table:table-cell>
          <table:table-cell table:style-name="ce1" office:value-type="float" office:value="11.199">
            <text:p>11.199</text:p>
          </table:table-cell>
          <table:table-cell table:style-name="ce1" office:value-type="float" office:value="1.69">
            <text:p>1.69</text:p>
          </table:table-cell>
          <table:table-cell table:style-name="ce1" office:value-type="float" office:value="181.695">
            <text:p>181.695</text:p>
          </table:table-cell>
          <table:table-cell table:style-name="ce1" office:value-type="float" office:value="356.199">
            <text:p>356.199</text:p>
          </table:table-cell>
          <table:table-cell table:style-name="ce1" office:value-type="string">
            <text:p><text:s/>1 ♈ 41' 23"</text:p>
          </table:table-cell>
          <table:table-cell table:style-name="ce1" office:value-type="string">
            <text:p><text:s/>1 ♎ 41' 42"</text:p>
          </table:table-cell>
          <table:table-cell table:style-name="ce1" office:value-type="string">
            <text:p>26 ♓ 11' 55"</text:p>
          </table:table-cell>
          <table:table-cell table:style-name="ce1" office:value-type="float" office:value="0.672">
            <text:p>0.672</text:p>
          </table:table-cell>
          <table:table-cell table:style-name="ce1" office:value-type="float" office:value="-1.141">
            <text:p>-1.141</text:p>
          </table:table-cell>
          <table:table-cell table:style-name="ce1" office:value-type="float" office:value="-0.508">
            <text:p>-0.508</text:p>
          </table:table-cell>
          <table:table-cell table:style-name="ce1" office:value-type="float" office:value="126181.695">
            <text:p>126181.695</text:p>
          </table:table-cell>
          <table:table-cell table:style-name="ce1" office:value-type="float" office:value="9721.69">
            <text:p>9721.69</text:p>
          </table:table-cell>
          <table:table-cell table:style-name="ce1" office:value-type="float" office:value="-363.801">
            <text:p>-363.801</text:p>
          </table:table-cell>
          <table:table-cell table:style-name="ce1" office:value-type="float" office:value="116820.005">
            <text:p>116820.005</text:p>
          </table:table-cell>
          <table:table-cell table:style-name="ce1" table:formula="of:=[.U112] / 360" office:value-type="float" office:value="324.500013888889">
            <text:p>324.5000138889</text:p>
          </table:table-cell>
          <table:table-cell table:style-name="ce1" office:value-type="float" office:value="180.005">
            <text:p>180.005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26905.496">
            <text:p>126905.496</text:p>
          </table:table-cell>
          <table:table-cell table:style-name="ce1" office:value-type="float" office:value="185.496">
            <text:p>185.496</text:p>
          </table:table-cell>
          <table:table-cell table:style-name="ce1" table:number-columns-repeated="998"/>
        </table:table-row>
        <table:table-row table:style-name="ro1">
          <table:table-cell office:value-type="string">
            <text:p>1932-07-17 16:07 EST-0500</text:p>
          </table:table-cell>
          <table:table-cell office:value-type="string">
            <text:p>Sun</text:p>
          </table:table-cell>
          <table:table-cell office:value-type="float" office:value="9401">
            <text:p>9401</text:p>
          </table:table-cell>
          <table:table-cell office:value-type="float" office:value="1351">
            <text:p>1351</text:p>
          </table:table-cell>
          <table:table-cell office:value-type="float" office:value="318">
            <text:p>318</text:p>
          </table:table-cell>
          <table:table-cell office:value-type="float" office:value="10.029">
            <text:p>10.029</text:p>
          </table:table-cell>
          <table:table-cell office:value-type="float" office:value="10.035">
            <text:p>10.035</text:p>
          </table:table-cell>
          <table:table-cell office:value-type="float" office:value="3.349">
            <text:p>3.349</text:p>
          </table:table-cell>
          <table:table-cell office:value-type="float" office:value="115.029">
            <text:p>115.029</text:p>
          </table:table-cell>
          <table:table-cell office:value-type="float" office:value="295.035">
            <text:p>295.035</text:p>
          </table:table-cell>
          <table:table-cell office:value-type="float" office:value="348.349">
            <text:p>348.349</text:p>
          </table:table-cell>
          <table:table-cell office:value-type="string">
            <text:p>25 ♋ 01' 42"</text:p>
          </table:table-cell>
          <table:table-cell office:value-type="string">
            <text:p>25 ♑ 02' 04"</text:p>
          </table:table-cell>
          <table:table-cell office:value-type="string">
            <text:p>18 ♓ 20' 56"</text:p>
          </table:table-cell>
          <table:table-cell office:value-type="float" office:value="21.136">
            <text:p>21.136</text:p>
          </table:table-cell>
          <table:table-cell office:value-type="float" office:value="-25.156">
            <text:p>-25.156</text:p>
          </table:table-cell>
          <table:table-cell office:value-type="float" office:value="-4.09">
            <text:p>-4.09</text:p>
          </table:table-cell>
          <table:table-cell office:value-type="float" office:value="127735.035">
            <text:p>127735.035</text:p>
          </table:table-cell>
          <table:table-cell office:value-type="float" office:value="9835.029">
            <text:p>9835.029</text:p>
          </table:table-cell>
          <table:table-cell office:value-type="float" office:value="-371.651">
            <text:p>-371.651</text:p>
          </table:table-cell>
          <table:table-cell office:value-type="float" office:value="118260.006">
            <text:p>118260.006</text:p>
          </table:table-cell>
          <table:table-cell table:formula="of:=[.U113] / 360" office:value-type="float" office:value="328.500016666667">
            <text:p>328.5000166667</text:p>
          </table:table-cell>
          <table:table-cell office:value-type="float" office:value="180.006">
            <text:p>180.006</text:p>
          </table:table-cell>
          <table:table-cell office:value-type="float" office:value="15">
            <text:p>15</text:p>
          </table:table-cell>
          <table:table-cell office:value-type="float" office:value="128466.686">
            <text:p>128466.686</text:p>
          </table:table-cell>
          <table:table-cell office:value-type="float" office:value="306.686">
            <text:p>306.686</text:p>
          </table:table-cell>
          <table:table-cell table:number-columns-repeated="998"/>
        </table:table-row>
        <table:table-row table:style-name="ro1">
          <table:table-cell office:value-type="string">
            <text:p>1932-10-14 08:18 EST-0500</text:p>
          </table:table-cell>
          <table:table-cell office:value-type="string">
            <text:p>Fri</text:p>
          </table:table-cell>
          <table:table-cell office:value-type="float" office:value="9488">
            <text:p>9488</text:p>
          </table:table-cell>
          <table:table-cell office:value-type="float" office:value="1363">
            <text:p>1363</text:p>
          </table:table-cell>
          <table:table-cell office:value-type="float" office:value="321">
            <text:p>321</text:p>
          </table:table-cell>
          <table:table-cell office:value-type="float" office:value="5.989">
            <text:p>5.989</text:p>
          </table:table-cell>
          <table:table-cell office:value-type="float" office:value="5.99">
            <text:p>5.99</text:p>
          </table:table-cell>
          <table:table-cell office:value-type="float" office:value="1.832">
            <text:p>1.832</text:p>
          </table:table-cell>
          <table:table-cell office:value-type="float" office:value="200.989">
            <text:p>200.989</text:p>
          </table:table-cell>
          <table:table-cell office:value-type="float" office:value="20.99">
            <text:p>20.99</text:p>
          </table:table-cell>
          <table:table-cell office:value-type="float" office:value="346.832">
            <text:p>346.832</text:p>
          </table:table-cell>
          <table:table-cell office:value-type="string">
            <text:p>20 ♎ 59' 21"</text:p>
          </table:table-cell>
          <table:table-cell office:value-type="string">
            <text:p>20 ♈ 59' 25"</text:p>
          </table:table-cell>
          <table:table-cell office:value-type="string">
            <text:p>16 ♓ 49' 56"</text:p>
          </table:table-cell>
          <table:table-cell office:value-type="float" office:value="-8.195">
            <text:p>-8.195</text:p>
          </table:table-cell>
          <table:table-cell office:value-type="float" office:value="10.897">
            <text:p>10.897</text:p>
          </table:table-cell>
          <table:table-cell office:value-type="float" office:value="2.916">
            <text:p>2.916</text:p>
          </table:table-cell>
          <table:table-cell office:value-type="float" office:value="128900.99">
            <text:p>128900.99</text:p>
          </table:table-cell>
          <table:table-cell office:value-type="float" office:value="9920.989">
            <text:p>9920.989</text:p>
          </table:table-cell>
          <table:table-cell office:value-type="float" office:value="-373.168">
            <text:p>-373.168</text:p>
          </table:table-cell>
          <table:table-cell office:value-type="float" office:value="119340.001">
            <text:p>119340.001</text:p>
          </table:table-cell>
          <table:table-cell table:formula="of:=[.U114] / 360" office:value-type="float" office:value="331.500002777778">
            <text:p>331.5000027778</text:p>
          </table:table-cell>
          <table:table-cell office:value-type="float" office:value="180.001">
            <text:p>180.001</text:p>
          </table:table-cell>
          <table:table-cell office:value-type="float" office:value="15">
            <text:p>15</text:p>
          </table:table-cell>
          <table:table-cell office:value-type="float" office:value="129634.158">
            <text:p>129634.158</text:p>
          </table:table-cell>
          <table:table-cell office:value-type="float" office:value="34.158">
            <text:p>34.158</text:p>
          </table:table-cell>
          <table:table-cell table:number-columns-repeated="998"/>
        </table:table-row>
        <table:table-row table:style-name="ro1">
          <table:table-cell office:value-type="string">
            <text:p>1933-01-11 15:36 EST-0500</text:p>
          </table:table-cell>
          <table:table-cell office:value-type="string">
            <text:p>Wed</text:p>
          </table:table-cell>
          <table:table-cell office:value-type="float" office:value="9573">
            <text:p>9573</text:p>
          </table:table-cell>
          <table:table-cell office:value-type="float" office:value="1376">
            <text:p>1376</text:p>
          </table:table-cell>
          <table:table-cell office:value-type="float" office:value="324">
            <text:p>324</text:p>
          </table:table-cell>
          <table:table-cell office:value-type="float" office:value="6.213">
            <text:p>6.213</text:p>
          </table:table-cell>
          <table:table-cell office:value-type="float" office:value="6.215">
            <text:p>6.215</text:p>
          </table:table-cell>
          <table:table-cell office:value-type="float" office:value="8.64">
            <text:p>8.64</text:p>
          </table:table-cell>
          <table:table-cell office:value-type="float" office:value="291.213">
            <text:p>291.213</text:p>
          </table:table-cell>
          <table:table-cell office:value-type="float" office:value="111.215">
            <text:p>111.215</text:p>
          </table:table-cell>
          <table:table-cell office:value-type="float" office:value="338.64">
            <text:p>338.64</text:p>
          </table:table-cell>
          <table:table-cell office:value-type="string">
            <text:p>21 ♑ 12' 47"</text:p>
          </table:table-cell>
          <table:table-cell office:value-type="string">
            <text:p>21 ♋ 12' 54"</text:p>
          </table:table-cell>
          <table:table-cell office:value-type="string">
            <text:p><text:s/>8 ♓ 38' 25"</text:p>
          </table:table-cell>
          <table:table-cell office:value-type="float" office:value="-21.776">
            <text:p>-21.776</text:p>
          </table:table-cell>
          <table:table-cell office:value-type="float" office:value="25.499">
            <text:p>25.499</text:p>
          </table:table-cell>
          <table:table-cell office:value-type="float" office:value="3.77">
            <text:p>3.77</text:p>
          </table:table-cell>
          <table:table-cell office:value-type="float" office:value="130071.215">
            <text:p>130071.215</text:p>
          </table:table-cell>
          <table:table-cell office:value-type="float" office:value="10011.213">
            <text:p>10011.213</text:p>
          </table:table-cell>
          <table:table-cell office:value-type="float" office:value="-381.36">
            <text:p>-381.36</text:p>
          </table:table-cell>
          <table:table-cell office:value-type="float" office:value="120420.002">
            <text:p>120420.002</text:p>
          </table:table-cell>
          <table:table-cell table:formula="of:=[.U115] / 360" office:value-type="float" office:value="334.500005555556">
            <text:p>334.5000055556</text:p>
          </table:table-cell>
          <table:table-cell office:value-type="float" office:value="180.002">
            <text:p>180.002</text:p>
          </table:table-cell>
          <table:table-cell office:value-type="float" office:value="15">
            <text:p>15</text:p>
          </table:table-cell>
          <table:table-cell office:value-type="float" office:value="130812.575">
            <text:p>130812.575</text:p>
          </table:table-cell>
          <table:table-cell office:value-type="float" office:value="132.575">
            <text:p>132.575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Ryan </meta:initial-creator>
    <meta:creation-date>2014-03-29T17:46:46</meta:creation-date>
    <dc:date>2014-03-30T00:24:32</dc:date>
    <dc:creator>Ryan </dc:creator>
    <meta:editing-duration>PT26M42S</meta:editing-duration>
    <meta:editing-cycles>3</meta:editing-cycles>
    <meta:generator>LibreOffice/3.6$Linux_X86_64 LibreOffice_project/360m1$Build-304</meta:generator>
    <meta:document-statistic meta:table-count="1" meta:cell-count="2913" meta:object-count="0"/>
  </office:meta>
</office:document-meta>
</file>